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09pt"/>
    </style:style>
    <style:style style:name="co4" style:family="table-column">
      <style:table-column-properties fo:break-before="auto" style:column-width="41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Biological Process</text:p>
          </table:table-cell>
          <table:table-cell office:value-type="string" calcext:value-type="string">
            <text:p>bathyl avg</text:p>
          </table:table-cell>
          <table:table-cell office:value-type="string" calcext:value-type="string">
            <text:p>abyssal avg</text:p>
          </table:table-cell>
          <table:table-cell/>
          <table:table-cell table:number-columns-repeated="2" office:value-type="string" calcext:value-type="string">
            <text:p>abyssal</text:p>
          </table:table-cell>
          <table:table-cell table:number-columns-repeated="2" office:value-type="string" calcext:value-type="string">
            <text:p>bathy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ttp://purl.obolibrary.org/obo/GO_0006468</text:p>
          </table:table-cell>
          <table:table-cell table:style-name="ce1" table:formula="of:=AVERAGE([.G2:.H2])" office:value-type="float" office:value="21298" calcext:value-type="float">
            <text:p>21298</text:p>
          </table:table-cell>
          <table:table-cell table:style-name="ce1" table:formula="of:=AVERAGE([.E2:.F2])" office:value-type="float" office:value="14775.5" calcext:value-type="float">
            <text:p>14775.5</text:p>
          </table:table-cell>
          <table:table-cell table:style-name="ce1"/>
          <table:table-cell table:style-name="ce1" office:value-type="float" office:value="14260" calcext:value-type="float">
            <text:p>14260</text:p>
          </table:table-cell>
          <table:table-cell table:style-name="ce1" office:value-type="float" office:value="15291" calcext:value-type="float">
            <text:p>15291</text:p>
          </table:table-cell>
          <table:table-cell table:style-name="ce1" office:value-type="float" office:value="19524" calcext:value-type="float">
            <text:p>19524</text:p>
          </table:table-cell>
          <table:table-cell table:style-name="ce1" office:value-type="float" office:value="23072" calcext:value-type="float">
            <text:p>2307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ttp://purl.obolibrary.org/obo/GO_0008152</text:p>
          </table:table-cell>
          <table:table-cell table:formula="of:=AVERAGE([.G3:.H3])" office:value-type="float" office:value="129735" calcext:value-type="float">
            <text:p>129735</text:p>
          </table:table-cell>
          <table:table-cell table:formula="of:=AVERAGE([.E3:.F3])" office:value-type="float" office:value="107483.5" calcext:value-type="float">
            <text:p>107483.5</text:p>
          </table:table-cell>
          <table:table-cell/>
          <table:table-cell office:value-type="float" office:value="101450" calcext:value-type="float">
            <text:p>10145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16811" calcext:value-type="float">
            <text:p>116811</text:p>
          </table:table-cell>
          <table:table-cell office:value-type="float" office:value="142659" calcext:value-type="float">
            <text:p>142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5085</text:p>
          </table:table-cell>
          <table:table-cell table:formula="of:=AVERAGE([.G4:.H4])" office:value-type="float" office:value="40428" calcext:value-type="float">
            <text:p>40428</text:p>
          </table:table-cell>
          <table:table-cell table:formula="of:=AVERAGE([.E4:.F4])" office:value-type="float" office:value="34927.5" calcext:value-type="float">
            <text:p>34927.5</text:p>
          </table:table-cell>
          <table:table-cell/>
          <table:table-cell office:value-type="float" office:value="33225" calcext:value-type="float">
            <text:p>33225</text:p>
          </table:table-cell>
          <table:table-cell office:value-type="float" office:value="36630" calcext:value-type="float">
            <text:p>36630</text:p>
          </table:table-cell>
          <table:table-cell office:value-type="float" office:value="36426" calcext:value-type="float">
            <text:p>36426</text:p>
          </table:table-cell>
          <table:table-cell office:value-type="float" office:value="44430" calcext:value-type="float">
            <text:p>444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0160</text:p>
          </table:table-cell>
          <table:table-cell table:style-name="ce2" table:formula="of:=AVERAGE([.G5:.H5])" office:value-type="float" office:value="18215.5" calcext:value-type="float">
            <text:p>18215.5</text:p>
          </table:table-cell>
          <table:table-cell table:style-name="ce2" table:formula="of:=AVERAGE([.E5:.F5])" office:value-type="float" office:value="14781" calcext:value-type="float">
            <text:p>14781</text:p>
          </table:table-cell>
          <table:table-cell table:style-name="ce2"/>
          <table:table-cell table:style-name="ce2" office:value-type="float" office:value="14247" calcext:value-type="float">
            <text:p>14247</text:p>
          </table:table-cell>
          <table:table-cell table:style-name="ce2" office:value-type="float" office:value="15315" calcext:value-type="float">
            <text:p>15315</text:p>
          </table:table-cell>
          <table:table-cell table:style-name="ce2" office:value-type="float" office:value="16340" calcext:value-type="float">
            <text:p>16340</text:p>
          </table:table-cell>
          <table:table-cell table:style-name="ce2" office:value-type="float" office:value="20091" calcext:value-type="float">
            <text:p>20091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6810</text:p>
          </table:table-cell>
          <table:table-cell table:style-name="ce2" table:formula="of:=AVERAGE([.G6:.H6])" office:value-type="float" office:value="53067.5" calcext:value-type="float">
            <text:p>53067.5</text:p>
          </table:table-cell>
          <table:table-cell table:style-name="ce2" table:formula="of:=AVERAGE([.E6:.F6])" office:value-type="float" office:value="44134.5" calcext:value-type="float">
            <text:p>44134.5</text:p>
          </table:table-cell>
          <table:table-cell table:style-name="ce2"/>
          <table:table-cell table:style-name="ce2" office:value-type="float" office:value="41990" calcext:value-type="float">
            <text:p>41990</text:p>
          </table:table-cell>
          <table:table-cell table:style-name="ce2" office:value-type="float" office:value="46279" calcext:value-type="float">
            <text:p>46279</text:p>
          </table:table-cell>
          <table:table-cell table:style-name="ce2" office:value-type="float" office:value="47990" calcext:value-type="float">
            <text:p>47990</text:p>
          </table:table-cell>
          <table:table-cell table:style-name="ce2" office:value-type="float" office:value="58145" calcext:value-type="float">
            <text:p>58145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55114</text:p>
          </table:table-cell>
          <table:table-cell table:formula="of:=AVERAGE([.G7:.H7])" office:value-type="float" office:value="172210.5" calcext:value-type="float">
            <text:p>172210.5</text:p>
          </table:table-cell>
          <table:table-cell table:formula="of:=AVERAGE([.E7:.F7])" office:value-type="float" office:value="148641" calcext:value-type="float">
            <text:p>148641</text:p>
          </table:table-cell>
          <table:table-cell/>
          <table:table-cell office:value-type="float" office:value="140626" calcext:value-type="float">
            <text:p>140626</text:p>
          </table:table-cell>
          <table:table-cell office:value-type="float" office:value="156656" calcext:value-type="float">
            <text:p>156656</text:p>
          </table:table-cell>
          <table:table-cell office:value-type="float" office:value="153847" calcext:value-type="float">
            <text:p>153847</text:p>
          </table:table-cell>
          <table:table-cell office:value-type="float" office:value="190574" calcext:value-type="float">
            <text:p>190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58</text:p>
          </table:table-cell>
          <table:table-cell table:formula="of:=AVERAGE([.G8:.H8])" office:value-type="float" office:value="23671.5" calcext:value-type="float">
            <text:p>23671.5</text:p>
          </table:table-cell>
          <table:table-cell table:formula="of:=AVERAGE([.E8:.F8])" office:value-type="float" office:value="21225.5" calcext:value-type="float">
            <text:p>21225.5</text:p>
          </table:table-cell>
          <table:table-cell/>
          <table:table-cell office:value-type="float" office:value="20162" calcext:value-type="float">
            <text:p>20162</text:p>
          </table:table-cell>
          <table:table-cell office:value-type="float" office:value="22289" calcext:value-type="float">
            <text:p>22289</text:p>
          </table:table-cell>
          <table:table-cell office:value-type="float" office:value="20962" calcext:value-type="float">
            <text:p>20962</text:p>
          </table:table-cell>
          <table:table-cell office:value-type="float" office:value="26381" calcext:value-type="float">
            <text:p>26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90</text:p>
          </table:table-cell>
          <table:table-cell table:formula="of:=AVERAGE([.G9:.H9])" office:value-type="float" office:value="8333" calcext:value-type="float">
            <text:p>8333</text:p>
          </table:table-cell>
          <table:table-cell table:formula="of:=AVERAGE([.E9:.F9])" office:value-type="float" office:value="5794.5" calcext:value-type="float">
            <text:p>5794.5</text:p>
          </table:table-cell>
          <table:table-cell/>
          <table:table-cell office:value-type="float" office:value="6369" calcext:value-type="float">
            <text:p>6369</text:p>
          </table:table-cell>
          <table:table-cell office:value-type="float" office:value="5220" calcext:value-type="float">
            <text:p>5220</text:p>
          </table:table-cell>
          <table:table-cell office:value-type="float" office:value="6829" calcext:value-type="float">
            <text:p>6829</text:p>
          </table:table-cell>
          <table:table-cell office:value-type="float" office:value="9837" calcext:value-type="float">
            <text:p>98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35556</text:p>
          </table:table-cell>
          <table:table-cell table:style-name="ce2" table:formula="of:=AVERAGE([.G10:.H10])" office:value-type="float" office:value="8335" calcext:value-type="float">
            <text:p>8335</text:p>
          </table:table-cell>
          <table:table-cell table:style-name="ce2" table:formula="of:=AVERAGE([.E10:.F10])" office:value-type="float" office:value="5801" calcext:value-type="float">
            <text:p>5801</text:p>
          </table:table-cell>
          <table:table-cell table:style-name="ce2"/>
          <table:table-cell table:style-name="ce2" office:value-type="float" office:value="6379" calcext:value-type="float">
            <text:p>6379</text:p>
          </table:table-cell>
          <table:table-cell table:style-name="ce2" office:value-type="float" office:value="5223" calcext:value-type="float">
            <text:p>52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9840" calcext:value-type="float">
            <text:p>984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15074</text:p>
          </table:table-cell>
          <table:table-cell table:formula="of:=AVERAGE([.G11:.H11])" office:value-type="float" office:value="19002" calcext:value-type="float">
            <text:p>19002</text:p>
          </table:table-cell>
          <table:table-cell table:formula="of:=AVERAGE([.E11:.F11])" office:value-type="float" office:value="21219" calcext:value-type="float">
            <text:p>21219</text:p>
          </table:table-cell>
          <table:table-cell/>
          <table:table-cell office:value-type="float" office:value="19098" calcext:value-type="float">
            <text:p>19098</text:p>
          </table:table-cell>
          <table:table-cell office:value-type="float" office:value="23340" calcext:value-type="float">
            <text:p>23340</text:p>
          </table:table-cell>
          <table:table-cell office:value-type="float" office:value="15714" calcext:value-type="float">
            <text:p>15714</text:p>
          </table:table-cell>
          <table:table-cell office:value-type="float" office:value="22290" calcext:value-type="float">
            <text:p>22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10</text:p>
          </table:table-cell>
          <table:table-cell table:formula="of:=AVERAGE([.G12:.H12])" office:value-type="float" office:value="11166.5" calcext:value-type="float">
            <text:p>11166.5</text:p>
          </table:table-cell>
          <table:table-cell table:formula="of:=AVERAGE([.E12:.F12])" office:value-type="float" office:value="10089.5" calcext:value-type="float">
            <text:p>10089.5</text:p>
          </table:table-cell>
          <table:table-cell/>
          <table:table-cell office:value-type="float" office:value="9979" calcext:value-type="float">
            <text:p>9979</text:p>
          </table:table-cell>
          <table:table-cell office:value-type="float" office:value="10200" calcext:value-type="float">
            <text:p>10200</text:p>
          </table:table-cell>
          <table:table-cell office:value-type="float" office:value="9017" calcext:value-type="float">
            <text:p>9017</text:p>
          </table:table-cell>
          <table:table-cell office:value-type="float" office:value="13316" calcext:value-type="float">
            <text:p>1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65</text:p>
          </table:table-cell>
          <table:table-cell table:formula="of:=AVERAGE([.G13:.H13])" office:value-type="float" office:value="8695" calcext:value-type="float">
            <text:p>8695</text:p>
          </table:table-cell>
          <table:table-cell table:formula="of:=AVERAGE([.E13:.F13])" office:value-type="float" office:value="6952" calcext:value-type="float">
            <text:p>6952</text:p>
          </table:table-cell>
          <table:table-cell/>
          <table:table-cell office:value-type="float" office:value="6817" calcext:value-type="float">
            <text:p>6817</text:p>
          </table:table-cell>
          <table:table-cell office:value-type="float" office:value="7087" calcext:value-type="float">
            <text:p>7087</text:p>
          </table:table-cell>
          <table:table-cell office:value-type="float" office:value="7855" calcext:value-type="float">
            <text:p>7855</text:p>
          </table:table-cell>
          <table:table-cell office:value-type="float" office:value="9535" calcext:value-type="float">
            <text:p>95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6355</text:p>
          </table:table-cell>
          <table:table-cell table:style-name="ce2" table:formula="of:=AVERAGE([.G14:.H14])" office:value-type="float" office:value="28159.5" calcext:value-type="float">
            <text:p>28159.5</text:p>
          </table:table-cell>
          <table:table-cell table:style-name="ce2" table:formula="of:=AVERAGE([.E14:.F14])" office:value-type="float" office:value="23693.5" calcext:value-type="float">
            <text:p>23693.5</text:p>
          </table:table-cell>
          <table:table-cell table:style-name="ce2"/>
          <table:table-cell table:style-name="ce2" office:value-type="float" office:value="23124" calcext:value-type="float">
            <text:p>23124</text:p>
          </table:table-cell>
          <table:table-cell table:style-name="ce2" office:value-type="float" office:value="24263" calcext:value-type="float">
            <text:p>24263</text:p>
          </table:table-cell>
          <table:table-cell table:style-name="ce2" office:value-type="float" office:value="25295" calcext:value-type="float">
            <text:p>25295</text:p>
          </table:table-cell>
          <table:table-cell table:style-name="ce2" office:value-type="float" office:value="31024" calcext:value-type="float">
            <text:p>31024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06418</text:p>
          </table:table-cell>
          <table:table-cell table:formula="of:=AVERAGE([.G15:.H15])" office:value-type="float" office:value="15309.5" calcext:value-type="float">
            <text:p>15309.5</text:p>
          </table:table-cell>
          <table:table-cell table:formula="of:=AVERAGE([.E15:.F15])" office:value-type="float" office:value="14433" calcext:value-type="float">
            <text:p>14433</text:p>
          </table:table-cell>
          <table:table-cell/>
          <table:table-cell office:value-type="float" office:value="13287" calcext:value-type="float">
            <text:p>13287</text:p>
          </table:table-cell>
          <table:table-cell office:value-type="float" office:value="15579" calcext:value-type="float">
            <text:p>15579</text:p>
          </table:table-cell>
          <table:table-cell office:value-type="float" office:value="13448" calcext:value-type="float">
            <text:p>13448</text:p>
          </table:table-cell>
          <table:table-cell office:value-type="float" office:value="17171" calcext:value-type="float">
            <text:p>17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13</text:p>
          </table:table-cell>
          <table:table-cell table:formula="of:=AVERAGE([.G16:.H16])" office:value-type="float" office:value="15742" calcext:value-type="float">
            <text:p>15742</text:p>
          </table:table-cell>
          <table:table-cell table:formula="of:=AVERAGE([.E16:.F16])" office:value-type="float" office:value="17515.5" calcext:value-type="float">
            <text:p>17515.5</text:p>
          </table:table-cell>
          <table:table-cell/>
          <table:table-cell office:value-type="float" office:value="14831" calcext:value-type="float">
            <text:p>14831</text:p>
          </table:table-cell>
          <table:table-cell office:value-type="float" office:value="20200" calcext:value-type="float">
            <text:p>20200</text:p>
          </table:table-cell>
          <table:table-cell office:value-type="float" office:value="13145" calcext:value-type="float">
            <text:p>13145</text:p>
          </table:table-cell>
          <table:table-cell office:value-type="float" office:value="18339" calcext:value-type="float">
            <text:p>183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6352</text:p>
          </table:table-cell>
          <table:table-cell table:style-name="ce2" table:formula="of:=AVERAGE([.G17:.H17])" office:value-type="float" office:value="9219" calcext:value-type="float">
            <text:p>9219</text:p>
          </table:table-cell>
          <table:table-cell table:style-name="ce2" table:formula="of:=AVERAGE([.E17:.F17])" office:value-type="float" office:value="7840" calcext:value-type="float">
            <text:p>7840</text:p>
          </table:table-cell>
          <table:table-cell table:style-name="ce2"/>
          <table:table-cell table:style-name="ce2" office:value-type="float" office:value="7716" calcext:value-type="float">
            <text:p>7716</text:p>
          </table:table-cell>
          <table:table-cell table:style-name="ce2" office:value-type="float" office:value="7964" calcext:value-type="float">
            <text:p>7964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10333" calcext:value-type="float">
            <text:p>10333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06749</text:p>
          </table:table-cell>
          <table:table-cell table:formula="of:=AVERAGE([.G18:.H18])" office:value-type="float" office:value="3098" calcext:value-type="float">
            <text:p>3098</text:p>
          </table:table-cell>
          <table:table-cell table:formula="of:=AVERAGE([.E18:.F18])" office:value-type="float" office:value="2599.5" calcext:value-type="float">
            <text:p>2599.5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2746" calcext:value-type="float">
            <text:p>2746</text:p>
          </table:table-cell>
          <table:table-cell office:value-type="float" office:value="2785" calcext:value-type="float">
            <text:p>2785</text:p>
          </table:table-cell>
          <table:table-cell office:value-type="float" office:value="3411" calcext:value-type="float">
            <text:p>34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15031</text:p>
          </table:table-cell>
          <table:table-cell table:style-name="ce2" table:formula="of:=AVERAGE([.G19:.H19])" office:value-type="float" office:value="5080.5" calcext:value-type="float">
            <text:p>5080.5</text:p>
          </table:table-cell>
          <table:table-cell table:style-name="ce2" table:formula="of:=AVERAGE([.E19:.F19])" office:value-type="float" office:value="3816" calcext:value-type="float">
            <text:p>3816</text:p>
          </table:table-cell>
          <table:table-cell table:style-name="ce2"/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3832" calcext:value-type="float">
            <text:p>3832</text:p>
          </table:table-cell>
          <table:table-cell table:style-name="ce2" office:value-type="float" office:value="4387" calcext:value-type="float">
            <text:p>4387</text:p>
          </table:table-cell>
          <table:table-cell table:style-name="ce2" office:value-type="float" office:value="5774" calcext:value-type="float">
            <text:p>5774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06508</text:p>
          </table:table-cell>
          <table:table-cell table:formula="of:=AVERAGE([.G20:.H20])" office:value-type="float" office:value="24709" calcext:value-type="float">
            <text:p>24709</text:p>
          </table:table-cell>
          <table:table-cell table:formula="of:=AVERAGE([.E20:.F20])" office:value-type="float" office:value="21591.5" calcext:value-type="float">
            <text:p>21591.5</text:p>
          </table:table-cell>
          <table:table-cell/>
          <table:table-cell office:value-type="float" office:value="20068" calcext:value-type="float">
            <text:p>20068</text:p>
          </table:table-cell>
          <table:table-cell office:value-type="float" office:value="23115" calcext:value-type="float">
            <text:p>23115</text:p>
          </table:table-cell>
          <table:table-cell office:value-type="float" office:value="22040" calcext:value-type="float">
            <text:p>22040</text:p>
          </table:table-cell>
          <table:table-cell office:value-type="float" office:value="27378" calcext:value-type="float">
            <text:p>27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12</text:p>
          </table:table-cell>
          <table:table-cell table:formula="of:=AVERAGE([.G21:.H21])" office:value-type="float" office:value="5330" calcext:value-type="float">
            <text:p>5330</text:p>
          </table:table-cell>
          <table:table-cell table:formula="of:=AVERAGE([.E21:.F21])" office:value-type="float" office:value="4359" calcext:value-type="float">
            <text:p>4359</text:p>
          </table:table-cell>
          <table:table-cell/>
          <table:table-cell office:value-type="float" office:value="4211" calcext:value-type="float">
            <text:p>4211</text:p>
          </table:table-cell>
          <table:table-cell office:value-type="float" office:value="4507" calcext:value-type="float">
            <text:p>4507</text:p>
          </table:table-cell>
          <table:table-cell office:value-type="float" office:value="4784" calcext:value-type="float">
            <text:p>4784</text:p>
          </table:table-cell>
          <table:table-cell office:value-type="float" office:value="5876" calcext:value-type="float">
            <text:p>5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75</text:p>
          </table:table-cell>
          <table:table-cell table:formula="of:=AVERAGE([.G22:.H22])" office:value-type="float" office:value="18122.5" calcext:value-type="float">
            <text:p>18122.5</text:p>
          </table:table-cell>
          <table:table-cell table:formula="of:=AVERAGE([.E22:.F22])" office:value-type="float" office:value="16044.5" calcext:value-type="float">
            <text:p>16044.5</text:p>
          </table:table-cell>
          <table:table-cell/>
          <table:table-cell office:value-type="float" office:value="15075" calcext:value-type="float">
            <text:p>15075</text:p>
          </table:table-cell>
          <table:table-cell office:value-type="float" office:value="17014" calcext:value-type="float">
            <text:p>17014</text:p>
          </table:table-cell>
          <table:table-cell office:value-type="float" office:value="16491" calcext:value-type="float">
            <text:p>16491</text:p>
          </table:table-cell>
          <table:table-cell office:value-type="float" office:value="19754" calcext:value-type="float">
            <text:p>197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07</text:p>
          </table:table-cell>
          <table:table-cell table:formula="of:=AVERAGE([.G23:.H23])" office:value-type="float" office:value="7452.5" calcext:value-type="float">
            <text:p>7452.5</text:p>
          </table:table-cell>
          <table:table-cell table:formula="of:=AVERAGE([.E23:.F23])" office:value-type="float" office:value="6542.5" calcext:value-type="float">
            <text:p>6542.5</text:p>
          </table:table-cell>
          <table:table-cell/>
          <table:table-cell office:value-type="float" office:value="6311" calcext:value-type="float">
            <text:p>6311</text:p>
          </table:table-cell>
          <table:table-cell office:value-type="float" office:value="6774" calcext:value-type="float">
            <text:p>6774</text:p>
          </table:table-cell>
          <table:table-cell office:value-type="float" office:value="6406" calcext:value-type="float">
            <text:p>6406</text:p>
          </table:table-cell>
          <table:table-cell office:value-type="float" office:value="8499" calcext:value-type="float">
            <text:p>84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60</text:p>
          </table:table-cell>
          <table:table-cell table:formula="of:=AVERAGE([.G24:.H24])" office:value-type="float" office:value="2417.5" calcext:value-type="float">
            <text:p>2417.5</text:p>
          </table:table-cell>
          <table:table-cell table:formula="of:=AVERAGE([.E24:.F24])" office:value-type="float" office:value="1891.5" calcext:value-type="float">
            <text:p>1891.5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float" office:value="2025" calcext:value-type="float">
            <text:p>2025</text:p>
          </table:table-cell>
          <table:table-cell office:value-type="float" office:value="2296" calcext:value-type="float">
            <text:p>2296</text:p>
          </table:table-cell>
          <table:table-cell office:value-type="float" office:value="2539" calcext:value-type="float">
            <text:p>2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16</text:p>
          </table:table-cell>
          <table:table-cell table:formula="of:=AVERAGE([.G25:.H25])" office:value-type="float" office:value="3537.5" calcext:value-type="float">
            <text:p>3537.5</text:p>
          </table:table-cell>
          <table:table-cell table:formula="of:=AVERAGE([.E25:.F25])" office:value-type="float" office:value="3291.5" calcext:value-type="float">
            <text:p>3291.5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3468" calcext:value-type="float">
            <text:p>3468</text:p>
          </table:table-cell>
          <table:table-cell office:value-type="float" office:value="3022" calcext:value-type="float">
            <text:p>3022</text:p>
          </table:table-cell>
          <table:table-cell office:value-type="float" office:value="4053" calcext:value-type="float">
            <text:p>4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60</text:p>
          </table:table-cell>
          <table:table-cell table:formula="of:=AVERAGE([.G26:.H26])" office:value-type="float" office:value="8904" calcext:value-type="float">
            <text:p>8904</text:p>
          </table:table-cell>
          <table:table-cell table:formula="of:=AVERAGE([.E26:.F26])" office:value-type="float" office:value="8562.5" calcext:value-type="float">
            <text:p>8562.5</text:p>
          </table:table-cell>
          <table:table-cell/>
          <table:table-cell office:value-type="float" office:value="7660" calcext:value-type="float">
            <text:p>7660</text:p>
          </table:table-cell>
          <table:table-cell office:value-type="float" office:value="9465" calcext:value-type="float">
            <text:p>9465</text:p>
          </table:table-cell>
          <table:table-cell office:value-type="float" office:value="8076" calcext:value-type="float">
            <text:p>8076</text:p>
          </table:table-cell>
          <table:table-cell office:value-type="float" office:value="9732" calcext:value-type="float">
            <text:p>97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55</text:p>
          </table:table-cell>
          <table:table-cell table:formula="of:=AVERAGE([.G27:.H27])" office:value-type="float" office:value="2243" calcext:value-type="float">
            <text:p>2243</text:p>
          </table:table-cell>
          <table:table-cell table:formula="of:=AVERAGE([.E27:.F27])" office:value-type="float" office:value="1976.5" calcext:value-type="float">
            <text:p>1976.5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257" calcext:value-type="float">
            <text:p>2257</text:p>
          </table:table-cell>
          <table:table-cell office:value-type="float" office:value="1998" calcext:value-type="float">
            <text:p>1998</text:p>
          </table:table-cell>
          <table:table-cell office:value-type="float" office:value="2488" calcext:value-type="float">
            <text:p>24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9</text:p>
          </table:table-cell>
          <table:table-cell table:formula="of:=AVERAGE([.G28:.H28])" office:value-type="float" office:value="2082" calcext:value-type="float">
            <text:p>2082</text:p>
          </table:table-cell>
          <table:table-cell table:formula="of:=AVERAGE([.E28:.F28])" office:value-type="float" office:value="1736.5" calcext:value-type="float">
            <text:p>1736.5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1887" calcext:value-type="float">
            <text:p>1887</text:p>
          </table:table-cell>
          <table:table-cell office:value-type="float" office:value="1849" calcext:value-type="float">
            <text:p>1849</text:p>
          </table:table-cell>
          <table:table-cell office:value-type="float" office:value="2315" calcext:value-type="float">
            <text:p>23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37</text:p>
          </table:table-cell>
          <table:table-cell table:formula="of:=AVERAGE([.G29:.H29])" office:value-type="float" office:value="2076.5" calcext:value-type="float">
            <text:p>2076.5</text:p>
          </table:table-cell>
          <table:table-cell table:formula="of:=AVERAGE([.E29:.F29])" office:value-type="float" office:value="1765" calcext:value-type="float">
            <text:p>1765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float" office:value="1793" calcext:value-type="float">
            <text:p>1793</text:p>
          </table:table-cell>
          <table:table-cell office:value-type="float" office:value="1779" calcext:value-type="float">
            <text:p>1779</text:p>
          </table:table-cell>
          <table:table-cell office:value-type="float" office:value="2374" calcext:value-type="float">
            <text:p>2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96</text:p>
          </table:table-cell>
          <table:table-cell table:formula="of:=AVERAGE([.G30:.H30])" office:value-type="float" office:value="1937.5" calcext:value-type="float">
            <text:p>1937.5</text:p>
          </table:table-cell>
          <table:table-cell table:formula="of:=AVERAGE([.E30:.F30])" office:value-type="float" office:value="1775" calcext:value-type="float">
            <text:p>177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943" calcext:value-type="float">
            <text:p>1943</text:p>
          </table:table-cell>
          <table:table-cell office:value-type="float" office:value="1699" calcext:value-type="float">
            <text:p>1699</text:p>
          </table:table-cell>
          <table:table-cell office:value-type="float" office:value="2176" calcext:value-type="float">
            <text:p>2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65</text:p>
          </table:table-cell>
          <table:table-cell table:formula="of:=AVERAGE([.G31:.H31])" office:value-type="float" office:value="5652.5" calcext:value-type="float">
            <text:p>5652.5</text:p>
          </table:table-cell>
          <table:table-cell table:formula="of:=AVERAGE([.E31:.F31])" office:value-type="float" office:value="5334" calcext:value-type="float">
            <text:p>5334</text:p>
          </table:table-cell>
          <table:table-cell/>
          <table:table-cell office:value-type="float" office:value="4858" calcext:value-type="float">
            <text:p>4858</text:p>
          </table:table-cell>
          <table:table-cell office:value-type="float" office:value="5810" calcext:value-type="float">
            <text:p>5810</text:p>
          </table:table-cell>
          <table:table-cell office:value-type="float" office:value="5112" calcext:value-type="float">
            <text:p>5112</text:p>
          </table:table-cell>
          <table:table-cell office:value-type="float" office:value="6193" calcext:value-type="float">
            <text:p>61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39</text:p>
          </table:table-cell>
          <table:table-cell table:formula="of:=AVERAGE([.G32:.H32])" office:value-type="float" office:value="3007" calcext:value-type="float">
            <text:p>3007</text:p>
          </table:table-cell>
          <table:table-cell table:formula="of:=AVERAGE([.E32:.F32])" office:value-type="float" office:value="2894" calcext:value-type="float">
            <text:p>2894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3122" calcext:value-type="float">
            <text:p>3122</text:p>
          </table:table-cell>
          <table:table-cell office:value-type="float" office:value="2605" calcext:value-type="float">
            <text:p>2605</text:p>
          </table:table-cell>
          <table:table-cell office:value-type="float" office:value="3409" calcext:value-type="float">
            <text:p>3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46</text:p>
          </table:table-cell>
          <table:table-cell table:formula="of:=AVERAGE([.G33:.H33])" office:value-type="float" office:value="1842.5" calcext:value-type="float">
            <text:p>1842.5</text:p>
          </table:table-cell>
          <table:table-cell table:formula="of:=AVERAGE([.E33:.F33])" office:value-type="float" office:value="1847.5" calcext:value-type="float">
            <text:p>1847.5</text:p>
          </table:table-cell>
          <table:table-cell/>
          <table:table-cell office:value-type="float" office:value="1709" calcext:value-type="float">
            <text:p>1709</text:p>
          </table:table-cell>
          <table:table-cell office:value-type="float" office:value="1986" calcext:value-type="float">
            <text:p>1986</text:p>
          </table:table-cell>
          <table:table-cell office:value-type="float" office:value="1560" calcext:value-type="float">
            <text:p>1560</text:p>
          </table:table-cell>
          <table:table-cell office:value-type="float" office:value="2125" calcext:value-type="float">
            <text:p>2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854</text:p>
          </table:table-cell>
          <table:table-cell table:formula="of:=AVERAGE([.G34:.H34])" office:value-type="float" office:value="1744.5" calcext:value-type="float">
            <text:p>1744.5</text:p>
          </table:table-cell>
          <table:table-cell table:formula="of:=AVERAGE([.E34:.F34])" office:value-type="float" office:value="1658.5" calcext:value-type="float">
            <text:p>1658.5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737" calcext:value-type="float">
            <text:p>1737</text:p>
          </table:table-cell>
          <table:table-cell office:value-type="float" office:value="1521" calcext:value-type="float">
            <text:p>1521</text:p>
          </table:table-cell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55</text:p>
          </table:table-cell>
          <table:table-cell table:formula="of:=AVERAGE([.G35:.H35])" office:value-type="float" office:value="1504" calcext:value-type="float">
            <text:p>1504</text:p>
          </table:table-cell>
          <table:table-cell table:formula="of:=AVERAGE([.E35:.F35])" office:value-type="float" office:value="1317" calcext:value-type="float">
            <text:p>1317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1469" calcext:value-type="float">
            <text:p>1469</text:p>
          </table:table-cell>
          <table:table-cell office:value-type="float" office:value="1414" calcext:value-type="float">
            <text:p>1414</text:p>
          </table:table-cell>
          <table:table-cell office:value-type="float" office:value="1594" calcext:value-type="float">
            <text:p>1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92</text:p>
          </table:table-cell>
          <table:table-cell table:formula="of:=AVERAGE([.G36:.H36])" office:value-type="float" office:value="2406" calcext:value-type="float">
            <text:p>2406</text:p>
          </table:table-cell>
          <table:table-cell table:formula="of:=AVERAGE([.E36:.F36])" office:value-type="float" office:value="2225" calcext:value-type="float">
            <text:p>2225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446" calcext:value-type="float">
            <text:p>2446</text:p>
          </table:table-cell>
          <table:table-cell office:value-type="float" office:value="2092" calcext:value-type="float">
            <text:p>2092</text:p>
          </table:table-cell>
          <table:table-cell office:value-type="float" office:value="2720" calcext:value-type="float">
            <text:p>2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51</text:p>
          </table:table-cell>
          <table:table-cell table:formula="of:=AVERAGE([.G37:.H37])" office:value-type="float" office:value="9729.5" calcext:value-type="float">
            <text:p>9729.5</text:p>
          </table:table-cell>
          <table:table-cell table:formula="of:=AVERAGE([.E37:.F37])" office:value-type="float" office:value="9188" calcext:value-type="float">
            <text:p>9188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9817" calcext:value-type="float">
            <text:p>9817</text:p>
          </table:table-cell>
          <table:table-cell office:value-type="float" office:value="8595" calcext:value-type="float">
            <text:p>8595</text:p>
          </table:table-cell>
          <table:table-cell office:value-type="float" office:value="10864" calcext:value-type="float">
            <text:p>1086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6950</text:p>
          </table:table-cell>
          <table:table-cell table:style-name="ce2" table:formula="of:=AVERAGE([.G38:.H38])" office:value-type="float" office:value="2301.5" calcext:value-type="float">
            <text:p>2301.5</text:p>
          </table:table-cell>
          <table:table-cell table:style-name="ce2" table:formula="of:=AVERAGE([.E38:.F38])" office:value-type="float" office:value="1682.5" calcext:value-type="float">
            <text:p>1682.5</text:p>
          </table:table-cell>
          <table:table-cell table:style-name="ce2"/>
          <table:table-cell table:style-name="ce2" office:value-type="float" office:value="1537" calcext:value-type="float">
            <text:p>1537</text:p>
          </table:table-cell>
          <table:table-cell table:style-name="ce2" office:value-type="float" office:value="1828" calcext:value-type="float">
            <text:p>1828</text:p>
          </table:table-cell>
          <table:table-cell table:style-name="ce2" office:value-type="float" office:value="2156" calcext:value-type="float">
            <text:p>2156</text:p>
          </table:table-cell>
          <table:table-cell table:style-name="ce2" office:value-type="float" office:value="2447" calcext:value-type="float">
            <text:p>2447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06629</text:p>
          </table:table-cell>
          <table:table-cell table:formula="of:=AVERAGE([.G39:.H39])" office:value-type="float" office:value="4183" calcext:value-type="float">
            <text:p>4183</text:p>
          </table:table-cell>
          <table:table-cell table:formula="of:=AVERAGE([.E39:.F39])" office:value-type="float" office:value="3258" calcext:value-type="float">
            <text:p>3258</text:p>
          </table:table-cell>
          <table:table-cell/>
          <table:table-cell office:value-type="float" office:value="3083" calcext:value-type="float">
            <text:p>3083</text:p>
          </table:table-cell>
          <table:table-cell office:value-type="float" office:value="3433" calcext:value-type="float">
            <text:p>3433</text:p>
          </table:table-cell>
          <table:table-cell office:value-type="float" office:value="3861" calcext:value-type="float">
            <text:p>3861</text:p>
          </table:table-cell>
          <table:table-cell office:value-type="float" office:value="4505" calcext:value-type="float">
            <text:p>4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3333</text:p>
          </table:table-cell>
          <table:table-cell table:formula="of:=AVERAGE([.G40:.H40])" office:value-type="float" office:value="1507" calcext:value-type="float">
            <text:p>1507</text:p>
          </table:table-cell>
          <table:table-cell table:formula="of:=AVERAGE([.E40:.F40])" office:value-type="float" office:value="1257" calcext:value-type="float">
            <text:p>1257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1305" calcext:value-type="float">
            <text:p>1305</text:p>
          </table:table-cell>
          <table:table-cell office:value-type="float" office:value="1348" calcext:value-type="float">
            <text:p>1348</text:p>
          </table:table-cell>
          <table:table-cell office:value-type="float" office:value="1666" calcext:value-type="float">
            <text:p>16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522</text:p>
          </table:table-cell>
          <table:table-cell table:formula="of:=AVERAGE([.G41:.H41])" office:value-type="float" office:value="2376.5" calcext:value-type="float">
            <text:p>2376.5</text:p>
          </table:table-cell>
          <table:table-cell table:formula="of:=AVERAGE([.E41:.F41])" office:value-type="float" office:value="2198" calcext:value-type="float">
            <text:p>2198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2430" calcext:value-type="float">
            <text:p>2430</text:p>
          </table:table-cell>
          <table:table-cell office:value-type="float" office:value="2187" calcext:value-type="float">
            <text:p>2187</text:p>
          </table:table-cell>
          <table:table-cell office:value-type="float" office:value="2566" calcext:value-type="float">
            <text:p>25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51</text:p>
          </table:table-cell>
          <table:table-cell table:formula="of:=AVERAGE([.G42:.H42])" office:value-type="float" office:value="2960.5" calcext:value-type="float">
            <text:p>2960.5</text:p>
          </table:table-cell>
          <table:table-cell table:formula="of:=AVERAGE([.E42:.F42])" office:value-type="float" office:value="2745" calcext:value-type="float">
            <text:p>2745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3000" calcext:value-type="float">
            <text:p>3000</text:p>
          </table:table-cell>
          <table:table-cell office:value-type="float" office:value="2681" calcext:value-type="float">
            <text:p>2681</text:p>
          </table:table-cell>
          <table:table-cell office:value-type="float" office:value="3240" calcext:value-type="float">
            <text:p>32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19</text:p>
          </table:table-cell>
          <table:table-cell table:formula="of:=AVERAGE([.G43:.H43])" office:value-type="float" office:value="1463.5" calcext:value-type="float">
            <text:p>1463.5</text:p>
          </table:table-cell>
          <table:table-cell table:formula="of:=AVERAGE([.E43:.F43])" office:value-type="float" office:value="1371.5" calcext:value-type="float">
            <text:p>1371.5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1470" calcext:value-type="float">
            <text:p>1470</text:p>
          </table:table-cell>
          <table:table-cell office:value-type="float" office:value="1279" calcext:value-type="float">
            <text:p>1279</text:p>
          </table:table-cell>
          <table:table-cell office:value-type="float" office:value="1648" calcext:value-type="float">
            <text:p>16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31</text:p>
          </table:table-cell>
          <table:table-cell table:formula="of:=AVERAGE([.G44:.H44])" office:value-type="float" office:value="2584.5" calcext:value-type="float">
            <text:p>2584.5</text:p>
          </table:table-cell>
          <table:table-cell table:formula="of:=AVERAGE([.E44:.F44])" office:value-type="float" office:value="2358" calcext:value-type="float">
            <text:p>2358</text:p>
          </table:table-cell>
          <table:table-cell/>
          <table:table-cell office:value-type="float" office:value="2177" calcext:value-type="float">
            <text:p>2177</text:p>
          </table:table-cell>
          <table:table-cell office:value-type="float" office:value="2539" calcext:value-type="float">
            <text:p>2539</text:p>
          </table:table-cell>
          <table:table-cell office:value-type="float" office:value="2241" calcext:value-type="float">
            <text:p>2241</text:p>
          </table:table-cell>
          <table:table-cell office:value-type="float" office:value="2928" calcext:value-type="float">
            <text:p>2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310</text:p>
          </table:table-cell>
          <table:table-cell table:formula="of:=AVERAGE([.G45:.H45])" office:value-type="float" office:value="3445" calcext:value-type="float">
            <text:p>3445</text:p>
          </table:table-cell>
          <table:table-cell table:formula="of:=AVERAGE([.E45:.F45])" office:value-type="float" office:value="2915.5" calcext:value-type="float">
            <text:p>2915.5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3077" calcext:value-type="float">
            <text:p>3077</text:p>
          </table:table-cell>
          <table:table-cell office:value-type="float" office:value="3030" calcext:value-type="float">
            <text:p>3030</text:p>
          </table:table-cell>
          <table:table-cell office:value-type="float" office:value="3860" calcext:value-type="float">
            <text:p>38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558</text:p>
          </table:table-cell>
          <table:table-cell table:formula="of:=AVERAGE([.G46:.H46])" office:value-type="float" office:value="1421" calcext:value-type="float">
            <text:p>1421</text:p>
          </table:table-cell>
          <table:table-cell table:formula="of:=AVERAGE([.E46:.F46])" office:value-type="float" office:value="1282.5" calcext:value-type="float">
            <text:p>1282.5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330" calcext:value-type="float">
            <text:p>1330</text:p>
          </table:table-cell>
          <table:table-cell office:value-type="float" office:value="1202" calcext:value-type="float">
            <text:p>1202</text:p>
          </table:table-cell>
          <table:table-cell office:value-type="float" office:value="1640" calcext:value-type="float">
            <text:p>1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454</text:p>
          </table:table-cell>
          <table:table-cell table:formula="of:=AVERAGE([.G47:.H47])" office:value-type="float" office:value="2773.5" calcext:value-type="float">
            <text:p>2773.5</text:p>
          </table:table-cell>
          <table:table-cell table:formula="of:=AVERAGE([.E47:.F47])" office:value-type="float" office:value="2539" calcext:value-type="float">
            <text:p>2539</text:p>
          </table:table-cell>
          <table:table-cell/>
          <table:table-cell office:value-type="float" office:value="2436" calcext:value-type="float">
            <text:p>2436</text:p>
          </table:table-cell>
          <table:table-cell office:value-type="float" office:value="2642" calcext:value-type="float">
            <text:p>2642</text:p>
          </table:table-cell>
          <table:table-cell office:value-type="float" office:value="2463" calcext:value-type="float">
            <text:p>2463</text:p>
          </table:table-cell>
          <table:table-cell office:value-type="float" office:value="3084" calcext:value-type="float">
            <text:p>30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301</text:p>
          </table:table-cell>
          <table:table-cell table:formula="of:=AVERAGE([.G48:.H48])" office:value-type="float" office:value="1348.5" calcext:value-type="float">
            <text:p>1348.5</text:p>
          </table:table-cell>
          <table:table-cell table:formula="of:=AVERAGE([.E48:.F48])" office:value-type="float" office:value="1384.5" calcext:value-type="float">
            <text:p>1384.5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1471" calcext:value-type="float">
            <text:p>1471</text:p>
          </table:table-cell>
          <table:table-cell office:value-type="float" office:value="1230" calcext:value-type="float">
            <text:p>1230</text:p>
          </table:table-cell>
          <table:table-cell office:value-type="float" office:value="1467" calcext:value-type="float">
            <text:p>14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99</text:p>
          </table:table-cell>
          <table:table-cell table:formula="of:=AVERAGE([.G49:.H49])" office:value-type="float" office:value="1897.5" calcext:value-type="float">
            <text:p>1897.5</text:p>
          </table:table-cell>
          <table:table-cell table:formula="of:=AVERAGE([.E49:.F49])" office:value-type="float" office:value="1664" calcext:value-type="float">
            <text:p>1664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824" calcext:value-type="float">
            <text:p>1824</text:p>
          </table:table-cell>
          <table:table-cell office:value-type="float" office:value="1682" calcext:value-type="float">
            <text:p>1682</text:p>
          </table:table-cell>
          <table:table-cell office:value-type="float" office:value="2113" calcext:value-type="float">
            <text:p>21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33</text:p>
          </table:table-cell>
          <table:table-cell table:formula="of:=AVERAGE([.G50:.H50])" office:value-type="float" office:value="1357.5" calcext:value-type="float">
            <text:p>1357.5</text:p>
          </table:table-cell>
          <table:table-cell table:formula="of:=AVERAGE([.E50:.F50])" office:value-type="float" office:value="1183" calcext:value-type="float">
            <text:p>1183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1237" calcext:value-type="float">
            <text:p>1237</text:p>
          </table:table-cell>
          <table:table-cell office:value-type="float" office:value="1165" calcext:value-type="float">
            <text:p>1165</text:p>
          </table:table-cell>
          <table:table-cell office:value-type="float" office:value="1550" calcext:value-type="float">
            <text:p>1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06</text:p>
          </table:table-cell>
          <table:table-cell table:formula="of:=AVERAGE([.G51:.H51])" office:value-type="float" office:value="2265" calcext:value-type="float">
            <text:p>2265</text:p>
          </table:table-cell>
          <table:table-cell table:formula="of:=AVERAGE([.E51:.F51])" office:value-type="float" office:value="2622.5" calcext:value-type="float">
            <text:p>2622.5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3286" calcext:value-type="float">
            <text:p>3286</text:p>
          </table:table-cell>
          <table:table-cell office:value-type="float" office:value="1877" calcext:value-type="float">
            <text:p>1877</text:p>
          </table:table-cell>
          <table:table-cell office:value-type="float" office:value="2653" calcext:value-type="float">
            <text:p>26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84</text:p>
          </table:table-cell>
          <table:table-cell table:formula="of:=AVERAGE([.G52:.H52])" office:value-type="float" office:value="2382.5" calcext:value-type="float">
            <text:p>2382.5</text:p>
          </table:table-cell>
          <table:table-cell table:formula="of:=AVERAGE([.E52:.F52])" office:value-type="float" office:value="2202.5" calcext:value-type="float">
            <text:p>2202.5</text:p>
          </table:table-cell>
          <table:table-cell/>
          <table:table-cell office:value-type="float" office:value="2106" calcext:value-type="float">
            <text:p>2106</text:p>
          </table:table-cell>
          <table:table-cell office:value-type="float" office:value="2299" calcext:value-type="float">
            <text:p>2299</text:p>
          </table:table-cell>
          <table:table-cell office:value-type="float" office:value="2067" calcext:value-type="float">
            <text:p>2067</text:p>
          </table:table-cell>
          <table:table-cell office:value-type="float" office:value="2698" calcext:value-type="float">
            <text:p>26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38</text:p>
          </table:table-cell>
          <table:table-cell table:formula="of:=AVERAGE([.G53:.H53])" office:value-type="float" office:value="2022" calcext:value-type="float">
            <text:p>2022</text:p>
          </table:table-cell>
          <table:table-cell table:formula="of:=AVERAGE([.E53:.F53])" office:value-type="float" office:value="1805.5" calcext:value-type="float">
            <text:p>1805.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1949" calcext:value-type="float">
            <text:p>1949</text:p>
          </table:table-cell>
          <table:table-cell office:value-type="float" office:value="1841" calcext:value-type="float">
            <text:p>1841</text:p>
          </table:table-cell>
          <table:table-cell office:value-type="float" office:value="2203" calcext:value-type="float">
            <text:p>22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413</text:p>
          </table:table-cell>
          <table:table-cell table:formula="of:=AVERAGE([.G54:.H54])" office:value-type="float" office:value="1220.5" calcext:value-type="float">
            <text:p>1220.5</text:p>
          </table:table-cell>
          <table:table-cell table:formula="of:=AVERAGE([.E54:.F54])" office:value-type="float" office:value="1138.5" calcext:value-type="float">
            <text:p>1138.5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214" calcext:value-type="float">
            <text:p>1214</text:p>
          </table:table-cell>
          <table:table-cell office:value-type="float" office:value="1124" calcext:value-type="float">
            <text:p>1124</text:p>
          </table:table-cell>
          <table:table-cell office:value-type="float" office:value="1317" calcext:value-type="float">
            <text:p>1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57</text:p>
          </table:table-cell>
          <table:table-cell table:formula="of:=AVERAGE([.G55:.H55])" office:value-type="float" office:value="4102" calcext:value-type="float">
            <text:p>4102</text:p>
          </table:table-cell>
          <table:table-cell table:formula="of:=AVERAGE([.E55:.F55])" office:value-type="float" office:value="3786.5" calcext:value-type="float">
            <text:p>3786.5</text:p>
          </table:table-cell>
          <table:table-cell/>
          <table:table-cell office:value-type="float" office:value="3429" calcext:value-type="float">
            <text:p>3429</text:p>
          </table:table-cell>
          <table:table-cell office:value-type="float" office:value="4144" calcext:value-type="float">
            <text:p>4144</text:p>
          </table:table-cell>
          <table:table-cell office:value-type="float" office:value="3665" calcext:value-type="float">
            <text:p>3665</text:p>
          </table:table-cell>
          <table:table-cell office:value-type="float" office:value="4539" calcext:value-type="float">
            <text:p>4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752</text:p>
          </table:table-cell>
          <table:table-cell table:formula="of:=AVERAGE([.G56:.H56])" office:value-type="float" office:value="1716" calcext:value-type="float">
            <text:p>1716</text:p>
          </table:table-cell>
          <table:table-cell table:formula="of:=AVERAGE([.E56:.F56])" office:value-type="float" office:value="1477" calcext:value-type="float">
            <text:p>1477</text:p>
          </table:table-cell>
          <table:table-cell/>
          <table:table-cell office:value-type="float" office:value="1396" calcext:value-type="float">
            <text:p>1396</text:p>
          </table:table-cell>
          <table:table-cell office:value-type="float" office:value="1558" calcext:value-type="float">
            <text:p>1558</text:p>
          </table:table-cell>
          <table:table-cell office:value-type="float" office:value="1592" calcext:value-type="float">
            <text:p>1592</text:p>
          </table:table-cell>
          <table:table-cell office:value-type="float" office:value="1840" calcext:value-type="float">
            <text:p>18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96</text:p>
          </table:table-cell>
          <table:table-cell table:formula="of:=AVERAGE([.G57:.H57])" office:value-type="float" office:value="3539.5" calcext:value-type="float">
            <text:p>3539.5</text:p>
          </table:table-cell>
          <table:table-cell table:formula="of:=AVERAGE([.E57:.F57])" office:value-type="float" office:value="3404.5" calcext:value-type="float">
            <text:p>3404.5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3673" calcext:value-type="float">
            <text:p>3673</text:p>
          </table:table-cell>
          <table:table-cell office:value-type="float" office:value="3144" calcext:value-type="float">
            <text:p>3144</text:p>
          </table:table-cell>
          <table:table-cell office:value-type="float" office:value="3935" calcext:value-type="float">
            <text:p>39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0</text:p>
          </table:table-cell>
          <table:table-cell table:formula="of:=AVERAGE([.G58:.H58])" office:value-type="float" office:value="5634" calcext:value-type="float">
            <text:p>5634</text:p>
          </table:table-cell>
          <table:table-cell table:formula="of:=AVERAGE([.E58:.F58])" office:value-type="float" office:value="4989.5" calcext:value-type="float">
            <text:p>4989.5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5447" calcext:value-type="float">
            <text:p>5447</text:p>
          </table:table-cell>
          <table:table-cell office:value-type="float" office:value="4955" calcext:value-type="float">
            <text:p>4955</text:p>
          </table:table-cell>
          <table:table-cell office:value-type="float" office:value="6313" calcext:value-type="float">
            <text:p>6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14</text:p>
          </table:table-cell>
          <table:table-cell table:formula="of:=AVERAGE([.G59:.H59])" office:value-type="float" office:value="2008" calcext:value-type="float">
            <text:p>2008</text:p>
          </table:table-cell>
          <table:table-cell table:formula="of:=AVERAGE([.E59:.F59])" office:value-type="float" office:value="1905" calcext:value-type="float">
            <text:p>1905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950" calcext:value-type="float">
            <text:p>1950</text:p>
          </table:table-cell>
          <table:table-cell office:value-type="float" office:value="1688" calcext:value-type="float">
            <text:p>1688</text:p>
          </table:table-cell>
          <table:table-cell office:value-type="float" office:value="2328" calcext:value-type="float">
            <text:p>23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30</text:p>
          </table:table-cell>
          <table:table-cell table:formula="of:=AVERAGE([.G60:.H60])" office:value-type="float" office:value="1280" calcext:value-type="float">
            <text:p>1280</text:p>
          </table:table-cell>
          <table:table-cell table:formula="of:=AVERAGE([.E60:.F60])" office:value-type="float" office:value="1173.5" calcext:value-type="float">
            <text:p>1173.5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251" calcext:value-type="float">
            <text:p>1251</text:p>
          </table:table-cell>
          <table:table-cell office:value-type="float" office:value="1118" calcext:value-type="float">
            <text:p>1118</text:p>
          </table:table-cell>
          <table:table-cell office:value-type="float" office:value="1442" calcext:value-type="float">
            <text:p>14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05</text:p>
          </table:table-cell>
          <table:table-cell table:formula="of:=AVERAGE([.G61:.H61])" office:value-type="float" office:value="3225.5" calcext:value-type="float">
            <text:p>3225.5</text:p>
          </table:table-cell>
          <table:table-cell table:formula="of:=AVERAGE([.E61:.F61])" office:value-type="float" office:value="2881" calcext:value-type="float">
            <text:p>2881</text:p>
          </table:table-cell>
          <table:table-cell/>
          <table:table-cell office:value-type="float" office:value="2803" calcext:value-type="float">
            <text:p>2803</text:p>
          </table:table-cell>
          <table:table-cell office:value-type="float" office:value="2959" calcext:value-type="float">
            <text:p>2959</text:p>
          </table:table-cell>
          <table:table-cell office:value-type="float" office:value="2834" calcext:value-type="float">
            <text:p>2834</text:p>
          </table:table-cell>
          <table:table-cell office:value-type="float" office:value="3617" calcext:value-type="float">
            <text:p>3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033</text:p>
          </table:table-cell>
          <table:table-cell table:formula="of:=AVERAGE([.G62:.H62])" office:value-type="float" office:value="3356" calcext:value-type="float">
            <text:p>3356</text:p>
          </table:table-cell>
          <table:table-cell table:formula="of:=AVERAGE([.E62:.F62])" office:value-type="float" office:value="3095" calcext:value-type="float">
            <text:p>3095</text:p>
          </table:table-cell>
          <table:table-cell/>
          <table:table-cell office:value-type="float" office:value="2807" calcext:value-type="float">
            <text:p>2807</text:p>
          </table:table-cell>
          <table:table-cell office:value-type="float" office:value="3383" calcext:value-type="float">
            <text:p>3383</text:p>
          </table:table-cell>
          <table:table-cell office:value-type="float" office:value="2948" calcext:value-type="float">
            <text:p>2948</text:p>
          </table:table-cell>
          <table:table-cell office:value-type="float" office:value="3764" calcext:value-type="float">
            <text:p>3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36</text:p>
          </table:table-cell>
          <table:table-cell table:formula="of:=AVERAGE([.G63:.H63])" office:value-type="float" office:value="1076" calcext:value-type="float">
            <text:p>1076</text:p>
          </table:table-cell>
          <table:table-cell table:formula="of:=AVERAGE([.E63:.F63])" office:value-type="float" office:value="872" calcext:value-type="float">
            <text:p>872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26" calcext:value-type="float">
            <text:p>926</text:p>
          </table:table-cell>
          <table:table-cell office:value-type="float" office:value="993" calcext:value-type="float">
            <text:p>993</text:p>
          </table:table-cell>
          <table:table-cell office:value-type="float" office:value="1159" calcext:value-type="float">
            <text:p>115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tp://purl.obolibrary.org/obo/GO_0006814</text:p>
          </table:table-cell>
          <table:table-cell table:style-name="ce2" table:formula="of:=AVERAGE([.G64:.H64])" office:value-type="float" office:value="3082.5" calcext:value-type="float">
            <text:p>3082.5</text:p>
          </table:table-cell>
          <table:table-cell table:style-name="ce2" table:formula="of:=AVERAGE([.E64:.F64])" office:value-type="float" office:value="2577" calcext:value-type="float">
            <text:p>2577</text:p>
          </table:table-cell>
          <table:table-cell table:style-name="ce2"/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792" calcext:value-type="float">
            <text:p>2792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265" calcext:value-type="float">
            <text:p>3265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http://purl.obolibrary.org/obo/GO_0032328</text:p>
          </table:table-cell>
          <table:table-cell table:formula="of:=AVERAGE([.G65:.H65])" office:value-type="float" office:value="1063.5" calcext:value-type="float">
            <text:p>1063.5</text:p>
          </table:table-cell>
          <table:table-cell table:formula="of:=AVERAGE([.E65:.F65])" office:value-type="float" office:value="899" calcext:value-type="float">
            <text:p>899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973" calcext:value-type="float">
            <text:p>973</text:p>
          </table:table-cell>
          <table:table-cell office:value-type="float" office:value="991" calcext:value-type="float">
            <text:p>991</text:p>
          </table:table-cell>
          <table:table-cell office:value-type="float" office:value="1136" calcext:value-type="float">
            <text:p>11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00</text:p>
          </table:table-cell>
          <table:table-cell table:formula="of:=AVERAGE([.G66:.H66])" office:value-type="float" office:value="1091.5" calcext:value-type="float">
            <text:p>1091.5</text:p>
          </table:table-cell>
          <table:table-cell table:formula="of:=AVERAGE([.E66:.F66])" office:value-type="float" office:value="949.5" calcext:value-type="float">
            <text:p>949.5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026" calcext:value-type="float">
            <text:p>1026</text:p>
          </table:table-cell>
          <table:table-cell office:value-type="float" office:value="986" calcext:value-type="float">
            <text:p>986</text:p>
          </table:table-cell>
          <table:table-cell office:value-type="float" office:value="1197" calcext:value-type="float">
            <text:p>11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48</text:p>
          </table:table-cell>
          <table:table-cell table:formula="of:=AVERAGE([.G67:.H67])" office:value-type="float" office:value="1079.5" calcext:value-type="float">
            <text:p>1079.5</text:p>
          </table:table-cell>
          <table:table-cell table:formula="of:=AVERAGE([.E67:.F67])" office:value-type="float" office:value="912" calcext:value-type="float">
            <text:p>91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879" calcext:value-type="float">
            <text:p>879</text:p>
          </table:table-cell>
          <table:table-cell office:value-type="float" office:value="993" calcext:value-type="float">
            <text:p>993</text:p>
          </table:table-cell>
          <table:table-cell office:value-type="float" office:value="1166" calcext:value-type="float">
            <text:p>1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902</text:p>
          </table:table-cell>
          <table:table-cell table:formula="of:=AVERAGE([.G68:.H68])" office:value-type="float" office:value="1065" calcext:value-type="float">
            <text:p>1065</text:p>
          </table:table-cell>
          <table:table-cell table:formula="of:=AVERAGE([.E68:.F68])" office:value-type="float" office:value="1014.5" calcext:value-type="float">
            <text:p>1014.5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1090" calcext:value-type="float">
            <text:p>1090</text:p>
          </table:table-cell>
          <table:table-cell office:value-type="float" office:value="958" calcext:value-type="float">
            <text:p>958</text:p>
          </table:table-cell>
          <table:table-cell office:value-type="float" office:value="1172" calcext:value-type="float">
            <text:p>1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226</text:p>
          </table:table-cell>
          <table:table-cell table:formula="of:=AVERAGE([.G69:.H69])" office:value-type="float" office:value="1865.5" calcext:value-type="float">
            <text:p>1865.5</text:p>
          </table:table-cell>
          <table:table-cell table:formula="of:=AVERAGE([.E69:.F69])" office:value-type="float" office:value="1772" calcext:value-type="float">
            <text:p>1772</text:p>
          </table:table-cell>
          <table:table-cell/>
          <table:table-cell office:value-type="float" office:value="1663" calcext:value-type="float">
            <text:p>1663</text:p>
          </table:table-cell>
          <table:table-cell office:value-type="float" office:value="1881" calcext:value-type="float">
            <text:p>1881</text:p>
          </table:table-cell>
          <table:table-cell office:value-type="float" office:value="1608" calcext:value-type="float">
            <text:p>1608</text:p>
          </table:table-cell>
          <table:table-cell office:value-type="float" office:value="2123" calcext:value-type="float">
            <text:p>2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96</text:p>
          </table:table-cell>
          <table:table-cell table:formula="of:=AVERAGE([.G70:.H70])" office:value-type="float" office:value="5597.5" calcext:value-type="float">
            <text:p>5597.5</text:p>
          </table:table-cell>
          <table:table-cell table:formula="of:=AVERAGE([.E70:.F70])" office:value-type="float" office:value="5116" calcext:value-type="float">
            <text:p>5116</text:p>
          </table:table-cell>
          <table:table-cell/>
          <table:table-cell office:value-type="float" office:value="4758" calcext:value-type="float">
            <text:p>4758</text:p>
          </table:table-cell>
          <table:table-cell office:value-type="float" office:value="5474" calcext:value-type="float">
            <text:p>5474</text:p>
          </table:table-cell>
          <table:table-cell office:value-type="float" office:value="5015" calcext:value-type="float">
            <text:p>5015</text:p>
          </table:table-cell>
          <table:table-cell office:value-type="float" office:value="6180" calcext:value-type="float">
            <text:p>6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35</text:p>
          </table:table-cell>
          <table:table-cell table:formula="of:=AVERAGE([.G71:.H71])" office:value-type="float" office:value="1010" calcext:value-type="float">
            <text:p>1010</text:p>
          </table:table-cell>
          <table:table-cell table:formula="of:=AVERAGE([.E71:.F71])" office:value-type="float" office:value="847" calcext:value-type="float">
            <text:p>847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948" calcext:value-type="float">
            <text:p>948</text:p>
          </table:table-cell>
          <table:table-cell office:value-type="float" office:value="939" calcext:value-type="float">
            <text:p>939</text:p>
          </table:table-cell>
          <table:table-cell office:value-type="float" office:value="1081" calcext:value-type="float">
            <text:p>10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39</text:p>
          </table:table-cell>
          <table:table-cell table:formula="of:=AVERAGE([.G72:.H72])" office:value-type="float" office:value="1071.5" calcext:value-type="float">
            <text:p>1071.5</text:p>
          </table:table-cell>
          <table:table-cell table:formula="of:=AVERAGE([.E72:.F72])" office:value-type="float" office:value="894" calcext:value-type="float">
            <text:p>894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951" calcext:value-type="float">
            <text:p>951</text:p>
          </table:table-cell>
          <table:table-cell office:value-type="float" office:value="985" calcext:value-type="float">
            <text:p>985</text:p>
          </table:table-cell>
          <table:table-cell office:value-type="float" office:value="1158" calcext:value-type="float">
            <text:p>11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64</text:p>
          </table:table-cell>
          <table:table-cell table:formula="of:=AVERAGE([.G73:.H73])" office:value-type="float" office:value="2146" calcext:value-type="float">
            <text:p>2146</text:p>
          </table:table-cell>
          <table:table-cell table:formula="of:=AVERAGE([.E73:.F73])" office:value-type="float" office:value="2077.5" calcext:value-type="float">
            <text:p>2077.5</text:p>
          </table:table-cell>
          <table:table-cell/>
          <table:table-cell office:value-type="float" office:value="1942" calcext:value-type="float">
            <text:p>1942</text:p>
          </table:table-cell>
          <table:table-cell office:value-type="float" office:value="2213" calcext:value-type="float">
            <text:p>2213</text:p>
          </table:table-cell>
          <table:table-cell office:value-type="float" office:value="1920" calcext:value-type="float">
            <text:p>1920</text:p>
          </table:table-cell>
          <table:table-cell office:value-type="float" office:value="2372" calcext:value-type="float">
            <text:p>23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06</text:p>
          </table:table-cell>
          <table:table-cell table:formula="of:=AVERAGE([.G74:.H74])" office:value-type="float" office:value="2010.5" calcext:value-type="float">
            <text:p>2010.5</text:p>
          </table:table-cell>
          <table:table-cell table:formula="of:=AVERAGE([.E74:.F74])" office:value-type="float" office:value="1668" calcext:value-type="float">
            <text:p>1668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1776" calcext:value-type="float">
            <text:p>1776</text:p>
          </table:table-cell>
          <table:table-cell office:value-type="float" office:value="1805" calcext:value-type="float">
            <text:p>1805</text:p>
          </table:table-cell>
          <table:table-cell office:value-type="float" office:value="2216" calcext:value-type="float">
            <text:p>2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64</text:p>
          </table:table-cell>
          <table:table-cell table:formula="of:=AVERAGE([.G75:.H75])" office:value-type="float" office:value="1846" calcext:value-type="float">
            <text:p>1846</text:p>
          </table:table-cell>
          <table:table-cell table:formula="of:=AVERAGE([.E75:.F75])" office:value-type="float" office:value="1653" calcext:value-type="float">
            <text:p>1653</text:p>
          </table:table-cell>
          <table:table-cell/>
          <table:table-cell office:value-type="float" office:value="1603" calcext:value-type="float">
            <text:p>1603</text:p>
          </table:table-cell>
          <table:table-cell office:value-type="float" office:value="1703" calcext:value-type="float">
            <text:p>1703</text:p>
          </table:table-cell>
          <table:table-cell office:value-type="float" office:value="1566" calcext:value-type="float">
            <text:p>1566</text:p>
          </table:table-cell>
          <table:table-cell office:value-type="float" office:value="2126" calcext:value-type="float">
            <text:p>2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551</text:p>
          </table:table-cell>
          <table:table-cell table:formula="of:=AVERAGE([.G76:.H76])" office:value-type="float" office:value="993.5" calcext:value-type="float">
            <text:p>993.5</text:p>
          </table:table-cell>
          <table:table-cell table:formula="of:=AVERAGE([.E76:.F76])" office:value-type="float" office:value="856.5" calcext:value-type="float">
            <text:p>856.5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874" calcext:value-type="float">
            <text:p>874</text:p>
          </table:table-cell>
          <table:table-cell office:value-type="float" office:value="858" calcext:value-type="float">
            <text:p>858</text:p>
          </table:table-cell>
          <table:table-cell office:value-type="float" office:value="1129" calcext:value-type="float">
            <text:p>1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15</text:p>
          </table:table-cell>
          <table:table-cell table:formula="of:=AVERAGE([.G77:.H77])" office:value-type="float" office:value="1838" calcext:value-type="float">
            <text:p>1838</text:p>
          </table:table-cell>
          <table:table-cell table:formula="of:=AVERAGE([.E77:.F77])" office:value-type="float" office:value="1746.5" calcext:value-type="float">
            <text:p>1746.5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957" calcext:value-type="float">
            <text:p>1957</text:p>
          </table:table-cell>
          <table:table-cell office:value-type="float" office:value="1606" calcext:value-type="float">
            <text:p>1606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81</text:p>
          </table:table-cell>
          <table:table-cell table:formula="of:=AVERAGE([.G78:.H78])" office:value-type="float" office:value="5861.5" calcext:value-type="float">
            <text:p>5861.5</text:p>
          </table:table-cell>
          <table:table-cell table:formula="of:=AVERAGE([.E78:.F78])" office:value-type="float" office:value="5619.5" calcext:value-type="float">
            <text:p>5619.5</text:p>
          </table:table-cell>
          <table:table-cell/>
          <table:table-cell office:value-type="float" office:value="5248" calcext:value-type="float">
            <text:p>5248</text:p>
          </table:table-cell>
          <table:table-cell office:value-type="float" office:value="5991" calcext:value-type="float">
            <text:p>5991</text:p>
          </table:table-cell>
          <table:table-cell office:value-type="float" office:value="5088" calcext:value-type="float">
            <text:p>5088</text:p>
          </table:table-cell>
          <table:table-cell office:value-type="float" office:value="6635" calcext:value-type="float">
            <text:p>6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6</text:p>
          </table:table-cell>
          <table:table-cell table:formula="of:=AVERAGE([.G79:.H79])" office:value-type="float" office:value="1402" calcext:value-type="float">
            <text:p>1402</text:p>
          </table:table-cell>
          <table:table-cell table:formula="of:=AVERAGE([.E79:.F79])" office:value-type="float" office:value="1309" calcext:value-type="float">
            <text:p>1309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1336" calcext:value-type="float">
            <text:p>1336</text:p>
          </table:table-cell>
          <table:table-cell office:value-type="float" office:value="1262" calcext:value-type="float">
            <text:p>1262</text:p>
          </table:table-cell>
          <table:table-cell office:value-type="float" office:value="1542" calcext:value-type="float">
            <text:p>1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04</text:p>
          </table:table-cell>
          <table:table-cell table:formula="of:=AVERAGE([.G80:.H80])" office:value-type="float" office:value="1996.5" calcext:value-type="float">
            <text:p>1996.5</text:p>
          </table:table-cell>
          <table:table-cell table:formula="of:=AVERAGE([.E80:.F80])" office:value-type="float" office:value="1871.5" calcext:value-type="float">
            <text:p>1871.5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997" calcext:value-type="float">
            <text:p>1997</text:p>
          </table:table-cell>
          <table:table-cell office:value-type="float" office:value="1721" calcext:value-type="float">
            <text:p>1721</text:p>
          </table:table-cell>
          <table:table-cell office:value-type="float" office:value="2272" calcext:value-type="float">
            <text:p>22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20</text:p>
          </table:table-cell>
          <table:table-cell table:formula="of:=AVERAGE([.G81:.H81])" office:value-type="float" office:value="1682.5" calcext:value-type="float">
            <text:p>1682.5</text:p>
          </table:table-cell>
          <table:table-cell table:formula="of:=AVERAGE([.E81:.F81])" office:value-type="float" office:value="1448" calcext:value-type="float">
            <text:p>1448</text:p>
          </table:table-cell>
          <table:table-cell/>
          <table:table-cell office:value-type="float" office:value="1364" calcext:value-type="float">
            <text:p>1364</text:p>
          </table:table-cell>
          <table:table-cell office:value-type="float" office:value="1532" calcext:value-type="float">
            <text:p>1532</text:p>
          </table:table-cell>
          <table:table-cell office:value-type="float" office:value="1400" calcext:value-type="float">
            <text:p>1400</text:p>
          </table:table-cell>
          <table:table-cell office:value-type="float" office:value="1965" calcext:value-type="float">
            <text:p>1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98</text:p>
          </table:table-cell>
          <table:table-cell table:formula="of:=AVERAGE([.G82:.H82])" office:value-type="float" office:value="2720" calcext:value-type="float">
            <text:p>2720</text:p>
          </table:table-cell>
          <table:table-cell table:formula="of:=AVERAGE([.E82:.F82])" office:value-type="float" office:value="2493.5" calcext:value-type="float">
            <text:p>2493.5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2792" calcext:value-type="float">
            <text:p>2792</text:p>
          </table:table-cell>
          <table:table-cell office:value-type="float" office:value="2383" calcext:value-type="float">
            <text:p>2383</text:p>
          </table:table-cell>
          <table:table-cell office:value-type="float" office:value="3057" calcext:value-type="float">
            <text:p>3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17</text:p>
          </table:table-cell>
          <table:table-cell table:formula="of:=AVERAGE([.G83:.H83])" office:value-type="float" office:value="902" calcext:value-type="float">
            <text:p>902</text:p>
          </table:table-cell>
          <table:table-cell table:formula="of:=AVERAGE([.E83:.F83])" office:value-type="float" office:value="822.5" calcext:value-type="float">
            <text:p>822.5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19" calcext:value-type="float">
            <text:p>819</text:p>
          </table:table-cell>
          <table:table-cell office:value-type="float" office:value="785" calcext:value-type="float">
            <text:p>785</text:p>
          </table:table-cell>
          <table:table-cell office:value-type="float" office:value="1019" calcext:value-type="float">
            <text:p>1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55</text:p>
          </table:table-cell>
          <table:table-cell table:formula="of:=AVERAGE([.G84:.H84])" office:value-type="float" office:value="889.5" calcext:value-type="float">
            <text:p>889.5</text:p>
          </table:table-cell>
          <table:table-cell table:formula="of:=AVERAGE([.E84:.F84])" office:value-type="float" office:value="765" calcext:value-type="float">
            <text:p>765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835" calcext:value-type="float">
            <text:p>835</text:p>
          </table:table-cell>
          <table:table-cell office:value-type="float" office:value="782" calcext:value-type="float">
            <text:p>782</text:p>
          </table:table-cell>
          <table:table-cell office:value-type="float" office:value="997" calcext:value-type="float">
            <text:p>9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13</text:p>
          </table:table-cell>
          <table:table-cell table:formula="of:=AVERAGE([.G85:.H85])" office:value-type="float" office:value="1194" calcext:value-type="float">
            <text:p>1194</text:p>
          </table:table-cell>
          <table:table-cell table:formula="of:=AVERAGE([.E85:.F85])" office:value-type="float" office:value="1058.5" calcext:value-type="float">
            <text:p>1058.5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1092" calcext:value-type="float">
            <text:p>1092</text:p>
          </table:table-cell>
          <table:table-cell office:value-type="float" office:value="1086" calcext:value-type="float">
            <text:p>1086</text:p>
          </table:table-cell>
          <table:table-cell office:value-type="float" office:value="1302" calcext:value-type="float">
            <text:p>13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73</text:p>
          </table:table-cell>
          <table:table-cell table:formula="of:=AVERAGE([.G86:.H86])" office:value-type="float" office:value="1358.5" calcext:value-type="float">
            <text:p>1358.5</text:p>
          </table:table-cell>
          <table:table-cell table:formula="of:=AVERAGE([.E86:.F86])" office:value-type="float" office:value="1266.5" calcext:value-type="float">
            <text:p>1266.5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334" calcext:value-type="float">
            <text:p>1334</text:p>
          </table:table-cell>
          <table:table-cell office:value-type="float" office:value="1220" calcext:value-type="float">
            <text:p>1220</text:p>
          </table:table-cell>
          <table:table-cell office:value-type="float" office:value="1497" calcext:value-type="float">
            <text:p>1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94</text:p>
          </table:table-cell>
          <table:table-cell table:formula="of:=AVERAGE([.G87:.H87])" office:value-type="float" office:value="2312" calcext:value-type="float">
            <text:p>2312</text:p>
          </table:table-cell>
          <table:table-cell table:formula="of:=AVERAGE([.E87:.F87])" office:value-type="float" office:value="2158.5" calcext:value-type="float">
            <text:p>2158.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308" calcext:value-type="float">
            <text:p>2308</text:p>
          </table:table-cell>
          <table:table-cell office:value-type="float" office:value="2020" calcext:value-type="float">
            <text:p>2020</text:p>
          </table:table-cell>
          <table:table-cell office:value-type="float" office:value="2604" calcext:value-type="float">
            <text:p>26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96</text:p>
          </table:table-cell>
          <table:table-cell table:formula="of:=AVERAGE([.G88:.H88])" office:value-type="float" office:value="2211.5" calcext:value-type="float">
            <text:p>2211.5</text:p>
          </table:table-cell>
          <table:table-cell table:formula="of:=AVERAGE([.E88:.F88])" office:value-type="float" office:value="1973" calcext:value-type="float">
            <text:p>1973</text:p>
          </table:table-cell>
          <table:table-cell/>
          <table:table-cell office:value-type="float" office:value="1876" calcext:value-type="float">
            <text:p>1876</text:p>
          </table:table-cell>
          <table:table-cell office:value-type="float" office:value="2070" calcext:value-type="float">
            <text:p>2070</text:p>
          </table:table-cell>
          <table:table-cell office:value-type="float" office:value="1954" calcext:value-type="float">
            <text:p>1954</text:p>
          </table:table-cell>
          <table:table-cell office:value-type="float" office:value="2469" calcext:value-type="float">
            <text:p>24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014</text:p>
          </table:table-cell>
          <table:table-cell table:formula="of:=AVERAGE([.G89:.H89])" office:value-type="float" office:value="2356.5" calcext:value-type="float">
            <text:p>2356.5</text:p>
          </table:table-cell>
          <table:table-cell table:formula="of:=AVERAGE([.E89:.F89])" office:value-type="float" office:value="2155.5" calcext:value-type="float">
            <text:p>2155.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2291" calcext:value-type="float">
            <text:p>2291</text:p>
          </table:table-cell>
          <table:table-cell office:value-type="float" office:value="1998" calcext:value-type="float">
            <text:p>1998</text:p>
          </table:table-cell>
          <table:table-cell office:value-type="float" office:value="2715" calcext:value-type="float">
            <text:p>2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52</text:p>
          </table:table-cell>
          <table:table-cell table:formula="of:=AVERAGE([.G90:.H90])" office:value-type="float" office:value="914" calcext:value-type="float">
            <text:p>914</text:p>
          </table:table-cell>
          <table:table-cell table:formula="of:=AVERAGE([.E90:.F90])" office:value-type="float" office:value="901" calcext:value-type="float">
            <text:p>90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915" calcext:value-type="float">
            <text:p>915</text:p>
          </table:table-cell>
          <table:table-cell office:value-type="float" office:value="768" calcext:value-type="float">
            <text:p>768</text:p>
          </table:table-cell>
          <table:table-cell office:value-type="float" office:value="1060" calcext:value-type="float">
            <text:p>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603</text:p>
          </table:table-cell>
          <table:table-cell table:formula="of:=AVERAGE([.G91:.H91])" office:value-type="float" office:value="881.5" calcext:value-type="float">
            <text:p>881.5</text:p>
          </table:table-cell>
          <table:table-cell table:formula="of:=AVERAGE([.E91:.F91])" office:value-type="float" office:value="717.5" calcext:value-type="float">
            <text:p>717.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767" calcext:value-type="float">
            <text:p>767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33</text:p>
          </table:table-cell>
          <table:table-cell table:formula="of:=AVERAGE([.G92:.H92])" office:value-type="float" office:value="2199" calcext:value-type="float">
            <text:p>2199</text:p>
          </table:table-cell>
          <table:table-cell table:formula="of:=AVERAGE([.E92:.F92])" office:value-type="float" office:value="1882.5" calcext:value-type="float">
            <text:p>1882.5</text:p>
          </table:table-cell>
          <table:table-cell/>
          <table:table-cell office:value-type="float" office:value="1752" calcext:value-type="float">
            <text:p>1752</text:p>
          </table:table-cell>
          <table:table-cell office:value-type="float" office:value="2013" calcext:value-type="float">
            <text:p>2013</text:p>
          </table:table-cell>
          <table:table-cell office:value-type="float" office:value="2000" calcext:value-type="float">
            <text:p>2000</text:p>
          </table:table-cell>
          <table:table-cell office:value-type="float" office:value="2398" calcext:value-type="float">
            <text:p>23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13</text:p>
          </table:table-cell>
          <table:table-cell table:formula="of:=AVERAGE([.G93:.H93])" office:value-type="float" office:value="753" calcext:value-type="float">
            <text:p>753</text:p>
          </table:table-cell>
          <table:table-cell table:formula="of:=AVERAGE([.E93:.F93])" office:value-type="float" office:value="599.5" calcext:value-type="float">
            <text:p>599.5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666" calcext:value-type="float">
            <text:p>666</text:p>
          </table:table-cell>
          <table:table-cell office:value-type="float" office:value="729" calcext:value-type="float">
            <text:p>729</text:p>
          </table:table-cell>
          <table:table-cell office:value-type="float" office:value="777" calcext:value-type="float">
            <text:p>7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41</text:p>
          </table:table-cell>
          <table:table-cell table:formula="of:=AVERAGE([.G94:.H94])" office:value-type="float" office:value="1100.5" calcext:value-type="float">
            <text:p>1100.5</text:p>
          </table:table-cell>
          <table:table-cell table:formula="of:=AVERAGE([.E94:.F94])" office:value-type="float" office:value="898" calcext:value-type="float">
            <text:p>898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904" calcext:value-type="float">
            <text:p>904</text:p>
          </table:table-cell>
          <table:table-cell office:value-type="float" office:value="902" calcext:value-type="float">
            <text:p>902</text:p>
          </table:table-cell>
          <table:table-cell office:value-type="float" office:value="1299" calcext:value-type="float">
            <text:p>12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16</text:p>
          </table:table-cell>
          <table:table-cell table:formula="of:=AVERAGE([.G95:.H95])" office:value-type="float" office:value="1680.5" calcext:value-type="float">
            <text:p>1680.5</text:p>
          </table:table-cell>
          <table:table-cell table:formula="of:=AVERAGE([.E95:.F95])" office:value-type="float" office:value="1579.5" calcext:value-type="float">
            <text:p>1579.5</text:p>
          </table:table-cell>
          <table:table-cell/>
          <table:table-cell office:value-type="float" office:value="1458" calcext:value-type="float">
            <text:p>1458</text:p>
          </table:table-cell>
          <table:table-cell office:value-type="float" office:value="1701" calcext:value-type="float">
            <text:p>1701</text:p>
          </table:table-cell>
          <table:table-cell office:value-type="float" office:value="1539" calcext:value-type="float">
            <text:p>1539</text:p>
          </table:table-cell>
          <table:table-cell office:value-type="float" office:value="1822" calcext:value-type="float">
            <text:p>18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54</text:p>
          </table:table-cell>
          <table:table-cell table:formula="of:=AVERAGE([.G96:.H96])" office:value-type="float" office:value="1745" calcext:value-type="float">
            <text:p>1745</text:p>
          </table:table-cell>
          <table:table-cell table:formula="of:=AVERAGE([.E96:.F96])" office:value-type="float" office:value="1702" calcext:value-type="float">
            <text:p>1702</text:p>
          </table:table-cell>
          <table:table-cell/>
          <table:table-cell office:value-type="float" office:value="1568" calcext:value-type="float">
            <text:p>1568</text:p>
          </table:table-cell>
          <table:table-cell office:value-type="float" office:value="1836" calcext:value-type="float">
            <text:p>1836</text:p>
          </table:table-cell>
          <table:table-cell office:value-type="float" office:value="1552" calcext:value-type="float">
            <text:p>1552</text:p>
          </table:table-cell>
          <table:table-cell office:value-type="float" office:value="1938" calcext:value-type="float">
            <text:p>19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39</text:p>
          </table:table-cell>
          <table:table-cell table:formula="of:=AVERAGE([.G97:.H97])" office:value-type="float" office:value="1605" calcext:value-type="float">
            <text:p>1605</text:p>
          </table:table-cell>
          <table:table-cell table:formula="of:=AVERAGE([.E97:.F97])" office:value-type="float" office:value="1501" calcext:value-type="float">
            <text:p>1501</text:p>
          </table:table-cell>
          <table:table-cell/>
          <table:table-cell office:value-type="float" office:value="1403" calcext:value-type="float">
            <text:p>1403</text:p>
          </table:table-cell>
          <table:table-cell office:value-type="float" office:value="1599" calcext:value-type="float">
            <text:p>1599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128</text:p>
          </table:table-cell>
          <table:table-cell table:formula="of:=AVERAGE([.G98:.H98])" office:value-type="float" office:value="818" calcext:value-type="float">
            <text:p>818</text:p>
          </table:table-cell>
          <table:table-cell table:formula="of:=AVERAGE([.E98:.F98])" office:value-type="float" office:value="756" calcext:value-type="float">
            <text:p>756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781" calcext:value-type="float">
            <text:p>781</text:p>
          </table:table-cell>
          <table:table-cell office:value-type="float" office:value="713" calcext:value-type="float">
            <text:p>713</text:p>
          </table:table-cell>
          <table:table-cell office:value-type="float" office:value="923" calcext:value-type="float">
            <text:p>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86</text:p>
          </table:table-cell>
          <table:table-cell table:formula="of:=AVERAGE([.G99:.H99])" office:value-type="float" office:value="1515" calcext:value-type="float">
            <text:p>1515</text:p>
          </table:table-cell>
          <table:table-cell table:formula="of:=AVERAGE([.E99:.F99])" office:value-type="float" office:value="1268" calcext:value-type="float">
            <text:p>126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1282" calcext:value-type="float">
            <text:p>1282</text:p>
          </table:table-cell>
          <table:table-cell office:value-type="float" office:value="1218" calcext:value-type="float">
            <text:p>1218</text:p>
          </table:table-cell>
          <table:table-cell office:value-type="float" office:value="1812" calcext:value-type="float">
            <text:p>1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32</text:p>
          </table:table-cell>
          <table:table-cell table:formula="of:=AVERAGE([.G100:.H100])" office:value-type="float" office:value="735.5" calcext:value-type="float">
            <text:p>735.5</text:p>
          </table:table-cell>
          <table:table-cell table:formula="of:=AVERAGE([.E100:.F100])" office:value-type="float" office:value="770" calcext:value-type="float">
            <text:p>77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859" calcext:value-type="float">
            <text:p>859</text:p>
          </table:table-cell>
          <table:table-cell office:value-type="float" office:value="682" calcext:value-type="float">
            <text:p>682</text:p>
          </table:table-cell>
          <table:table-cell office:value-type="float" office:value="789" calcext:value-type="float">
            <text:p>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00</text:p>
          </table:table-cell>
          <table:table-cell table:formula="of:=AVERAGE([.G101:.H101])" office:value-type="float" office:value="1002.5" calcext:value-type="float">
            <text:p>1002.5</text:p>
          </table:table-cell>
          <table:table-cell table:formula="of:=AVERAGE([.E101:.F101])" office:value-type="float" office:value="918" calcext:value-type="float">
            <text:p>918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976" calcext:value-type="float">
            <text:p>976</text:p>
          </table:table-cell>
          <table:table-cell office:value-type="float" office:value="946" calcext:value-type="float">
            <text:p>946</text:p>
          </table:table-cell>
          <table:table-cell office:value-type="float" office:value="1059" calcext:value-type="float">
            <text:p>1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91</text:p>
          </table:table-cell>
          <table:table-cell table:formula="of:=AVERAGE([.G102:.H102])" office:value-type="float" office:value="1327" calcext:value-type="float">
            <text:p>1327</text:p>
          </table:table-cell>
          <table:table-cell table:formula="of:=AVERAGE([.E102:.F102])" office:value-type="float" office:value="1200" calcext:value-type="float">
            <text:p>1200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1244" calcext:value-type="float">
            <text:p>1244</text:p>
          </table:table-cell>
          <table:table-cell office:value-type="float" office:value="1115" calcext:value-type="float">
            <text:p>1115</text:p>
          </table:table-cell>
          <table:table-cell office:value-type="float" office:value="1539" calcext:value-type="float">
            <text:p>1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99</text:p>
          </table:table-cell>
          <table:table-cell table:formula="of:=AVERAGE([.G103:.H103])" office:value-type="float" office:value="1679.5" calcext:value-type="float">
            <text:p>1679.5</text:p>
          </table:table-cell>
          <table:table-cell table:formula="of:=AVERAGE([.E103:.F103])" office:value-type="float" office:value="1554.5" calcext:value-type="float">
            <text:p>1554.5</text:p>
          </table:table-cell>
          <table:table-cell/>
          <table:table-cell office:value-type="float" office:value="1424" calcext:value-type="float">
            <text:p>1424</text:p>
          </table:table-cell>
          <table:table-cell office:value-type="float" office:value="1685" calcext:value-type="float">
            <text:p>1685</text:p>
          </table:table-cell>
          <table:table-cell office:value-type="float" office:value="1569" calcext:value-type="float">
            <text:p>1569</text:p>
          </table:table-cell>
          <table:table-cell office:value-type="float" office:value="1790" calcext:value-type="float">
            <text:p>17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77</text:p>
          </table:table-cell>
          <table:table-cell table:formula="of:=AVERAGE([.G104:.H104])" office:value-type="float" office:value="773.5" calcext:value-type="float">
            <text:p>773.5</text:p>
          </table:table-cell>
          <table:table-cell table:formula="of:=AVERAGE([.E104:.F104])" office:value-type="float" office:value="741" calcext:value-type="float">
            <text:p>74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794" calcext:value-type="float">
            <text:p>794</text:p>
          </table:table-cell>
          <table:table-cell office:value-type="float" office:value="691" calcext:value-type="float">
            <text:p>691</text:p>
          </table:table-cell>
          <table:table-cell office:value-type="float" office:value="856" calcext:value-type="float">
            <text:p>8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41</text:p>
          </table:table-cell>
          <table:table-cell table:formula="of:=AVERAGE([.G105:.H105])" office:value-type="float" office:value="718" calcext:value-type="float">
            <text:p>718</text:p>
          </table:table-cell>
          <table:table-cell table:formula="of:=AVERAGE([.E105:.F105])" office:value-type="float" office:value="651" calcext:value-type="float">
            <text:p>651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office:value-type="float" office:value="784" calcext:value-type="float">
            <text:p>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97</text:p>
          </table:table-cell>
          <table:table-cell table:formula="of:=AVERAGE([.G106:.H106])" office:value-type="float" office:value="722" calcext:value-type="float">
            <text:p>722</text:p>
          </table:table-cell>
          <table:table-cell table:formula="of:=AVERAGE([.E106:.F106])" office:value-type="float" office:value="656.5" calcext:value-type="float">
            <text:p>656.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695" calcext:value-type="float">
            <text:p>695</text:p>
          </table:table-cell>
          <table:table-cell office:value-type="float" office:value="651" calcext:value-type="float">
            <text:p>651</text:p>
          </table:table-cell>
          <table:table-cell office:value-type="float" office:value="793" calcext:value-type="float">
            <text:p>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86</text:p>
          </table:table-cell>
          <table:table-cell table:formula="of:=AVERAGE([.G107:.H107])" office:value-type="float" office:value="1836" calcext:value-type="float">
            <text:p>1836</text:p>
          </table:table-cell>
          <table:table-cell table:formula="of:=AVERAGE([.E107:.F107])" office:value-type="float" office:value="1741.5" calcext:value-type="float">
            <text:p>1741.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1865" calcext:value-type="float">
            <text:p>1865</text:p>
          </table:table-cell>
          <table:table-cell office:value-type="float" office:value="1639" calcext:value-type="float">
            <text:p>1639</text:p>
          </table:table-cell>
          <table:table-cell office:value-type="float" office:value="2033" calcext:value-type="float">
            <text:p>2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237</text:p>
          </table:table-cell>
          <table:table-cell table:formula="of:=AVERAGE([.G108:.H108])" office:value-type="float" office:value="739" calcext:value-type="float">
            <text:p>739</text:p>
          </table:table-cell>
          <table:table-cell table:formula="of:=AVERAGE([.E108:.F108])" office:value-type="float" office:value="738" calcext:value-type="float">
            <text:p>73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00" calcext:value-type="float">
            <text:p>800</text:p>
          </table:table-cell>
          <table:table-cell office:value-type="float" office:value="692" calcext:value-type="float">
            <text:p>692</text:p>
          </table:table-cell>
          <table:table-cell office:value-type="float" office:value="786" calcext:value-type="float">
            <text:p>7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21</text:p>
          </table:table-cell>
          <table:table-cell table:formula="of:=AVERAGE([.G109:.H109])" office:value-type="float" office:value="712.5" calcext:value-type="float">
            <text:p>712.5</text:p>
          </table:table-cell>
          <table:table-cell table:formula="of:=AVERAGE([.E109:.F109])" office:value-type="float" office:value="666.5" calcext:value-type="float">
            <text:p>666.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730" calcext:value-type="float">
            <text:p>730</text:p>
          </table:table-cell>
          <table:table-cell office:value-type="float" office:value="618" calcext:value-type="float">
            <text:p>618</text:p>
          </table:table-cell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35</text:p>
          </table:table-cell>
          <table:table-cell table:formula="of:=AVERAGE([.G110:.H110])" office:value-type="float" office:value="1158" calcext:value-type="float">
            <text:p>1158</text:p>
          </table:table-cell>
          <table:table-cell table:formula="of:=AVERAGE([.E110:.F110])" office:value-type="float" office:value="1118.5" calcext:value-type="float">
            <text:p>1118.5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1203" calcext:value-type="float">
            <text:p>1203</text:p>
          </table:table-cell>
          <table:table-cell office:value-type="float" office:value="1011" calcext:value-type="float">
            <text:p>1011</text:p>
          </table:table-cell>
          <table:table-cell office:value-type="float" office:value="1305" calcext:value-type="float">
            <text:p>13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114</text:p>
          </table:table-cell>
          <table:table-cell table:formula="of:=AVERAGE([.G111:.H111])" office:value-type="float" office:value="1456" calcext:value-type="float">
            <text:p>1456</text:p>
          </table:table-cell>
          <table:table-cell table:formula="of:=AVERAGE([.E111:.F111])" office:value-type="float" office:value="1375" calcext:value-type="float">
            <text:p>1375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1468" calcext:value-type="float">
            <text:p>1468</text:p>
          </table:table-cell>
          <table:table-cell office:value-type="float" office:value="1231" calcext:value-type="float">
            <text:p>1231</text:p>
          </table:table-cell>
          <table:table-cell office:value-type="float" office:value="1681" calcext:value-type="float">
            <text:p>1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034</text:p>
          </table:table-cell>
          <table:table-cell table:formula="of:=AVERAGE([.G112:.H112])" office:value-type="float" office:value="666" calcext:value-type="float">
            <text:p>666</text:p>
          </table:table-cell>
          <table:table-cell table:formula="of:=AVERAGE([.E112:.F112])" office:value-type="float" office:value="612" calcext:value-type="float">
            <text:p>612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677" calcext:value-type="float">
            <text:p>677</text:p>
          </table:table-cell>
          <table:table-cell office:value-type="float" office:value="607" calcext:value-type="float">
            <text:p>607</text:p>
          </table:table-cell>
          <table:table-cell office:value-type="float" office:value="725" calcext:value-type="float">
            <text:p>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72</text:p>
          </table:table-cell>
          <table:table-cell table:formula="of:=AVERAGE([.G113:.H113])" office:value-type="float" office:value="648.5" calcext:value-type="float">
            <text:p>648.5</text:p>
          </table:table-cell>
          <table:table-cell table:formula="of:=AVERAGE([.E113:.F113])" office:value-type="float" office:value="610" calcext:value-type="float">
            <text:p>610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646" calcext:value-type="float">
            <text:p>646</text:p>
          </table:table-cell>
          <table:table-cell office:value-type="float" office:value="606" calcext:value-type="float">
            <text:p>606</text:p>
          </table:table-cell>
          <table:table-cell office:value-type="float" office:value="691" calcext:value-type="float">
            <text:p>6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79</text:p>
          </table:table-cell>
          <table:table-cell table:formula="of:=AVERAGE([.G114:.H114])" office:value-type="float" office:value="1455.5" calcext:value-type="float">
            <text:p>1455.5</text:p>
          </table:table-cell>
          <table:table-cell table:formula="of:=AVERAGE([.E114:.F114])" office:value-type="float" office:value="1372" calcext:value-type="float">
            <text:p>1372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414" calcext:value-type="float">
            <text:p>1414</text:p>
          </table:table-cell>
          <table:table-cell office:value-type="float" office:value="1239" calcext:value-type="float">
            <text:p>1239</text:p>
          </table:table-cell>
          <table:table-cell office:value-type="float" office:value="1672" calcext:value-type="float">
            <text:p>1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28</text:p>
          </table:table-cell>
          <table:table-cell table:formula="of:=AVERAGE([.G115:.H115])" office:value-type="float" office:value="988" calcext:value-type="float">
            <text:p>988</text:p>
          </table:table-cell>
          <table:table-cell table:formula="of:=AVERAGE([.E115:.F115])" office:value-type="float" office:value="862" calcext:value-type="float">
            <text:p>862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964" calcext:value-type="float">
            <text:p>964</text:p>
          </table:table-cell>
          <table:table-cell office:value-type="float" office:value="897" calcext:value-type="float">
            <text:p>897</text:p>
          </table:table-cell>
          <table:table-cell office:value-type="float" office:value="1079" calcext:value-type="float">
            <text:p>1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79</text:p>
          </table:table-cell>
          <table:table-cell table:formula="of:=AVERAGE([.G116:.H116])" office:value-type="float" office:value="1229" calcext:value-type="float">
            <text:p>1229</text:p>
          </table:table-cell>
          <table:table-cell table:formula="of:=AVERAGE([.E116:.F116])" office:value-type="float" office:value="1168.5" calcext:value-type="float">
            <text:p>1168.5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1387" calcext:value-type="float">
            <text:p>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89</text:p>
          </table:table-cell>
          <table:table-cell table:formula="of:=AVERAGE([.G117:.H117])" office:value-type="float" office:value="660.5" calcext:value-type="float">
            <text:p>660.5</text:p>
          </table:table-cell>
          <table:table-cell table:formula="of:=AVERAGE([.E117:.F117])" office:value-type="float" office:value="602.5" calcext:value-type="float">
            <text:p>602.5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729" calcext:value-type="float">
            <text:p>7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31</text:p>
          </table:table-cell>
          <table:table-cell table:formula="of:=AVERAGE([.G118:.H118])" office:value-type="float" office:value="2309" calcext:value-type="float">
            <text:p>2309</text:p>
          </table:table-cell>
          <table:table-cell table:formula="of:=AVERAGE([.E118:.F118])" office:value-type="float" office:value="2092.5" calcext:value-type="float">
            <text:p>2092.5</text:p>
          </table:table-cell>
          <table:table-cell/>
          <table:table-cell office:value-type="float" office:value="1889" calcext:value-type="float">
            <text:p>1889</text:p>
          </table:table-cell>
          <table:table-cell office:value-type="float" office:value="2296" calcext:value-type="float">
            <text:p>2296</text:p>
          </table:table-cell>
          <table:table-cell office:value-type="float" office:value="2052" calcext:value-type="float">
            <text:p>2052</text:p>
          </table:table-cell>
          <table:table-cell office:value-type="float" office:value="2566" calcext:value-type="float">
            <text:p>25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07</text:p>
          </table:table-cell>
          <table:table-cell table:formula="of:=AVERAGE([.G119:.H119])" office:value-type="float" office:value="619" calcext:value-type="float">
            <text:p>619</text:p>
          </table:table-cell>
          <table:table-cell table:formula="of:=AVERAGE([.E119:.F119])" office:value-type="float" office:value="579.5" calcext:value-type="float">
            <text:p>579.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629" calcext:value-type="float">
            <text:p>629</text:p>
          </table:table-cell>
          <table:table-cell office:value-type="float" office:value="569" calcext:value-type="float">
            <text:p>569</text:p>
          </table:table-cell>
          <table:table-cell office:value-type="float" office:value="669" calcext:value-type="float">
            <text:p>6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54</text:p>
          </table:table-cell>
          <table:table-cell table:formula="of:=AVERAGE([.G120:.H120])" office:value-type="float" office:value="618.5" calcext:value-type="float">
            <text:p>618.5</text:p>
          </table:table-cell>
          <table:table-cell table:formula="of:=AVERAGE([.E120:.F120])" office:value-type="float" office:value="358.5" calcext:value-type="float">
            <text:p>358.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26</text:p>
          </table:table-cell>
          <table:table-cell table:formula="of:=AVERAGE([.G121:.H121])" office:value-type="float" office:value="989" calcext:value-type="float">
            <text:p>989</text:p>
          </table:table-cell>
          <table:table-cell table:formula="of:=AVERAGE([.E121:.F121])" office:value-type="float" office:value="903" calcext:value-type="float">
            <text:p>903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927" calcext:value-type="float">
            <text:p>927</text:p>
          </table:table-cell>
          <table:table-cell office:value-type="float" office:value="887" calcext:value-type="float">
            <text:p>887</text:p>
          </table:table-cell>
          <table:table-cell office:value-type="float" office:value="1091" calcext:value-type="float">
            <text:p>1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538</text:p>
          </table:table-cell>
          <table:table-cell table:formula="of:=AVERAGE([.G122:.H122])" office:value-type="float" office:value="602.5" calcext:value-type="float">
            <text:p>602.5</text:p>
          </table:table-cell>
          <table:table-cell table:formula="of:=AVERAGE([.E122:.F122])" office:value-type="float" office:value="537" calcext:value-type="float">
            <text:p>53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566" calcext:value-type="float">
            <text:p>566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85</text:p>
          </table:table-cell>
          <table:table-cell table:formula="of:=AVERAGE([.G123:.H123])" office:value-type="float" office:value="613.5" calcext:value-type="float">
            <text:p>613.5</text:p>
          </table:table-cell>
          <table:table-cell table:formula="of:=AVERAGE([.E123:.F123])" office:value-type="float" office:value="537.5" calcext:value-type="float">
            <text:p>537.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571" calcext:value-type="float">
            <text:p>571</text:p>
          </table:table-cell>
          <table:table-cell office:value-type="float" office:value="551" calcext:value-type="float">
            <text:p>551</text:p>
          </table:table-cell>
          <table:table-cell office:value-type="float" office:value="676" calcext:value-type="float">
            <text:p>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14</text:p>
          </table:table-cell>
          <table:table-cell table:formula="of:=AVERAGE([.G124:.H124])" office:value-type="float" office:value="827" calcext:value-type="float">
            <text:p>827</text:p>
          </table:table-cell>
          <table:table-cell table:formula="of:=AVERAGE([.E124:.F124])" office:value-type="float" office:value="739" calcext:value-type="float">
            <text:p>739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823" calcext:value-type="float">
            <text:p>823</text:p>
          </table:table-cell>
          <table:table-cell office:value-type="float" office:value="754" calcext:value-type="float">
            <text:p>754</text:p>
          </table:table-cell>
          <table:table-cell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03</text:p>
          </table:table-cell>
          <table:table-cell table:formula="of:=AVERAGE([.G125:.H125])" office:value-type="float" office:value="634" calcext:value-type="float">
            <text:p>634</text:p>
          </table:table-cell>
          <table:table-cell table:formula="of:=AVERAGE([.E125:.F125])" office:value-type="float" office:value="571" calcext:value-type="float">
            <text:p>571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600" calcext:value-type="float">
            <text:p>600</text:p>
          </table:table-cell>
          <table:table-cell office:value-type="float" office:value="546" calcext:value-type="float">
            <text:p>546</text:p>
          </table:table-cell>
          <table:table-cell office:value-type="float" office:value="722" calcext:value-type="float">
            <text:p>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75</text:p>
          </table:table-cell>
          <table:table-cell table:formula="of:=AVERAGE([.G126:.H126])" office:value-type="float" office:value="615" calcext:value-type="float">
            <text:p>615</text:p>
          </table:table-cell>
          <table:table-cell table:formula="of:=AVERAGE([.E126:.F126])" office:value-type="float" office:value="490" calcext:value-type="float">
            <text:p>49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  <table:table-cell office:value-type="float" office:value="546" calcext:value-type="float">
            <text:p>546</text:p>
          </table:table-cell>
          <table:table-cell office:value-type="float" office:value="684" calcext:value-type="float">
            <text:p>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40</text:p>
          </table:table-cell>
          <table:table-cell table:formula="of:=AVERAGE([.G127:.H127])" office:value-type="float" office:value="1158.5" calcext:value-type="float">
            <text:p>1158.5</text:p>
          </table:table-cell>
          <table:table-cell table:formula="of:=AVERAGE([.E127:.F127])" office:value-type="float" office:value="1094" calcext:value-type="float">
            <text:p>1094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1153" calcext:value-type="float">
            <text:p>1153</text:p>
          </table:table-cell>
          <table:table-cell office:value-type="float" office:value="1001" calcext:value-type="float">
            <text:p>1001</text:p>
          </table:table-cell>
          <table:table-cell office:value-type="float" office:value="1316" calcext:value-type="float">
            <text:p>1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83</text:p>
          </table:table-cell>
          <table:table-cell table:formula="of:=AVERAGE([.G128:.H128])" office:value-type="float" office:value="602.5" calcext:value-type="float">
            <text:p>602.5</text:p>
          </table:table-cell>
          <table:table-cell table:formula="of:=AVERAGE([.E128:.F128])" office:value-type="float" office:value="543" calcext:value-type="float">
            <text:p>54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70" calcext:value-type="float">
            <text:p>570</text:p>
          </table:table-cell>
          <table:table-cell office:value-type="float" office:value="544" calcext:value-type="float">
            <text:p>544</text:p>
          </table:table-cell>
          <table:table-cell office:value-type="float" office:value="661" calcext:value-type="float">
            <text:p>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68</text:p>
          </table:table-cell>
          <table:table-cell table:formula="of:=AVERAGE([.G129:.H129])" office:value-type="float" office:value="1042.5" calcext:value-type="float">
            <text:p>1042.5</text:p>
          </table:table-cell>
          <table:table-cell table:formula="of:=AVERAGE([.E129:.F129])" office:value-type="float" office:value="963" calcext:value-type="float">
            <text:p>96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66" calcext:value-type="float">
            <text:p>966</text:p>
          </table:table-cell>
          <table:table-cell office:value-type="float" office:value="913" calcext:value-type="float">
            <text:p>913</text:p>
          </table:table-cell>
          <table:table-cell office:value-type="float" office:value="1172" calcext:value-type="float">
            <text:p>1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12</text:p>
          </table:table-cell>
          <table:table-cell table:formula="of:=AVERAGE([.G130:.H130])" office:value-type="float" office:value="13360" calcext:value-type="float">
            <text:p>13360</text:p>
          </table:table-cell>
          <table:table-cell table:formula="of:=AVERAGE([.E130:.F130])" office:value-type="float" office:value="12826.5" calcext:value-type="float">
            <text:p>12826.5</text:p>
          </table:table-cell>
          <table:table-cell/>
          <table:table-cell office:value-type="float" office:value="11962" calcext:value-type="float">
            <text:p>11962</text:p>
          </table:table-cell>
          <table:table-cell office:value-type="float" office:value="13691" calcext:value-type="float">
            <text:p>13691</text:p>
          </table:table-cell>
          <table:table-cell office:value-type="float" office:value="11701" calcext:value-type="float">
            <text:p>11701</text:p>
          </table:table-cell>
          <table:table-cell office:value-type="float" office:value="15019" calcext:value-type="float">
            <text:p>15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45</text:p>
          </table:table-cell>
          <table:table-cell table:formula="of:=AVERAGE([.G131:.H131])" office:value-type="float" office:value="1677.5" calcext:value-type="float">
            <text:p>1677.5</text:p>
          </table:table-cell>
          <table:table-cell table:formula="of:=AVERAGE([.E131:.F131])" office:value-type="float" office:value="1479" calcext:value-type="float">
            <text:p>1479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1628" calcext:value-type="float">
            <text:p>1628</text:p>
          </table:table-cell>
          <table:table-cell office:value-type="float" office:value="1537" calcext:value-type="float">
            <text:p>1537</text:p>
          </table:table-cell>
          <table:table-cell office:value-type="float" office:value="1818" calcext:value-type="float">
            <text:p>1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08</text:p>
          </table:table-cell>
          <table:table-cell table:formula="of:=AVERAGE([.G132:.H132])" office:value-type="float" office:value="617" calcext:value-type="float">
            <text:p>617</text:p>
          </table:table-cell>
          <table:table-cell table:formula="of:=AVERAGE([.E132:.F132])" office:value-type="float" office:value="557.5" calcext:value-type="float">
            <text:p>557.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81" calcext:value-type="float">
            <text:p>581</text:p>
          </table:table-cell>
          <table:table-cell office:value-type="float" office:value="507" calcext:value-type="float">
            <text:p>507</text:p>
          </table:table-cell>
          <table:table-cell office:value-type="float" office:value="727" calcext:value-type="float">
            <text:p>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89</text:p>
          </table:table-cell>
          <table:table-cell table:formula="of:=AVERAGE([.G133:.H133])" office:value-type="float" office:value="1198" calcext:value-type="float">
            <text:p>1198</text:p>
          </table:table-cell>
          <table:table-cell table:formula="of:=AVERAGE([.E133:.F133])" office:value-type="float" office:value="1031.5" calcext:value-type="float">
            <text:p>1031.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095" calcext:value-type="float">
            <text:p>1095</text:p>
          </table:table-cell>
          <table:table-cell office:value-type="float" office:value="1084" calcext:value-type="float">
            <text:p>1084</text:p>
          </table:table-cell>
          <table:table-cell office:value-type="float" office:value="1312" calcext:value-type="float">
            <text:p>1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88</text:p>
          </table:table-cell>
          <table:table-cell table:formula="of:=AVERAGE([.G134:.H134])" office:value-type="float" office:value="560" calcext:value-type="float">
            <text:p>560</text:p>
          </table:table-cell>
          <table:table-cell table:formula="of:=AVERAGE([.E134:.F134])" office:value-type="float" office:value="555" calcext:value-type="float">
            <text:p>55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0992</text:p>
          </table:table-cell>
          <table:table-cell table:formula="of:=AVERAGE([.G135:.H135])" office:value-type="float" office:value="560" calcext:value-type="float">
            <text:p>560</text:p>
          </table:table-cell>
          <table:table-cell table:formula="of:=AVERAGE([.E135:.F135])" office:value-type="float" office:value="555" calcext:value-type="float">
            <text:p>55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95" calcext:value-type="float">
            <text:p>595</text:p>
          </table:table-cell>
          <table:table-cell office:value-type="float" office:value="499" calcext:value-type="float">
            <text:p>499</text:p>
          </table:table-cell>
          <table:table-cell office:value-type="float" office:value="621" calcext:value-type="float">
            <text:p>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205</text:p>
          </table:table-cell>
          <table:table-cell table:formula="of:=AVERAGE([.G136:.H136])" office:value-type="float" office:value="517" calcext:value-type="float">
            <text:p>517</text:p>
          </table:table-cell>
          <table:table-cell table:formula="of:=AVERAGE([.E136:.F136])" office:value-type="float" office:value="477.5" calcext:value-type="float">
            <text:p>477.5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558" calcext:value-type="float">
            <text:p>558</text:p>
          </table:table-cell>
          <table:table-cell office:value-type="float" office:value="490" calcext:value-type="float">
            <text:p>490</text:p>
          </table:table-cell>
          <table:table-cell office:value-type="float" office:value="544" calcext:value-type="float">
            <text:p>5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31</text:p>
          </table:table-cell>
          <table:table-cell table:formula="of:=AVERAGE([.G137:.H137])" office:value-type="float" office:value="886.5" calcext:value-type="float">
            <text:p>886.5</text:p>
          </table:table-cell>
          <table:table-cell table:formula="of:=AVERAGE([.E137:.F137])" office:value-type="float" office:value="922" calcext:value-type="float">
            <text:p>922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011" calcext:value-type="float">
            <text:p>1011</text:p>
          </table:table-cell>
          <table:table-cell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080</text:p>
          </table:table-cell>
          <table:table-cell table:formula="of:=AVERAGE([.G138:.H138])" office:value-type="float" office:value="516.5" calcext:value-type="float">
            <text:p>516.5</text:p>
          </table:table-cell>
          <table:table-cell table:formula="of:=AVERAGE([.E138:.F138])" office:value-type="float" office:value="496.5" calcext:value-type="float">
            <text:p>496.5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56" calcext:value-type="float">
            <text:p>556</text:p>
          </table:table-cell>
          <table:table-cell office:value-type="float" office:value="482" calcext:value-type="float">
            <text:p>482</text:p>
          </table:table-cell>
          <table:table-cell office:value-type="float" office:value="551" calcext:value-type="float">
            <text:p>5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311</text:p>
          </table:table-cell>
          <table:table-cell table:formula="of:=AVERAGE([.G139:.H139])" office:value-type="float" office:value="515" calcext:value-type="float">
            <text:p>515</text:p>
          </table:table-cell>
          <table:table-cell table:formula="of:=AVERAGE([.E139:.F139])" office:value-type="float" office:value="490" calcext:value-type="float">
            <text:p>490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324</text:p>
          </table:table-cell>
          <table:table-cell table:formula="of:=AVERAGE([.G140:.H140])" office:value-type="float" office:value="694" calcext:value-type="float">
            <text:p>694</text:p>
          </table:table-cell>
          <table:table-cell table:formula="of:=AVERAGE([.E140:.F140])" office:value-type="float" office:value="622.5" calcext:value-type="float">
            <text:p>622.5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office:value-type="float" office:value="763" calcext:value-type="float">
            <text:p>7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398</text:p>
          </table:table-cell>
          <table:table-cell table:formula="of:=AVERAGE([.G141:.H141])" office:value-type="float" office:value="558.5" calcext:value-type="float">
            <text:p>558.5</text:p>
          </table:table-cell>
          <table:table-cell table:formula="of:=AVERAGE([.E141:.F141])" office:value-type="float" office:value="475.5" calcext:value-type="float">
            <text:p>475.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503" calcext:value-type="float">
            <text:p>503</text:p>
          </table:table-cell>
          <table:table-cell office:value-type="float" office:value="463" calcext:value-type="float">
            <text:p>463</text:p>
          </table:table-cell>
          <table:table-cell office:value-type="float" office:value="654" calcext:value-type="float">
            <text:p>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56</text:p>
          </table:table-cell>
          <table:table-cell table:formula="of:=AVERAGE([.G142:.H142])" office:value-type="float" office:value="550.5" calcext:value-type="float">
            <text:p>550.5</text:p>
          </table:table-cell>
          <table:table-cell table:formula="of:=AVERAGE([.E142:.F142])" office:value-type="float" office:value="345" calcext:value-type="float">
            <text:p>345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464" calcext:value-type="float">
            <text:p>464</text:p>
          </table:table-cell>
          <table:table-cell office:value-type="float" office:value="637" calcext:value-type="float">
            <text:p>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001</text:p>
          </table:table-cell>
          <table:table-cell table:formula="of:=AVERAGE([.G143:.H143])" office:value-type="float" office:value="1169.5" calcext:value-type="float">
            <text:p>1169.5</text:p>
          </table:table-cell>
          <table:table-cell table:formula="of:=AVERAGE([.E143:.F143])" office:value-type="float" office:value="1120.5" calcext:value-type="float">
            <text:p>1120.5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1183" calcext:value-type="float">
            <text:p>1183</text:p>
          </table:table-cell>
          <table:table-cell office:value-type="float" office:value="982" calcext:value-type="float">
            <text:p>982</text:p>
          </table:table-cell>
          <table:table-cell office:value-type="float" office:value="1357" calcext:value-type="float">
            <text:p>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10</text:p>
          </table:table-cell>
          <table:table-cell table:formula="of:=AVERAGE([.G144:.H144])" office:value-type="float" office:value="581" calcext:value-type="float">
            <text:p>581</text:p>
          </table:table-cell>
          <table:table-cell table:formula="of:=AVERAGE([.E144:.F144])" office:value-type="float" office:value="507.5" calcext:value-type="float">
            <text:p>507.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568" calcext:value-type="float">
            <text:p>568</text:p>
          </table:table-cell>
          <table:table-cell office:value-type="float" office:value="532" calcext:value-type="float">
            <text:p>532</text:p>
          </table:table-cell>
          <table:table-cell office:value-type="float" office:value="630" calcext:value-type="float">
            <text:p>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94</text:p>
          </table:table-cell>
          <table:table-cell table:formula="of:=AVERAGE([.G145:.H145])" office:value-type="float" office:value="517" calcext:value-type="float">
            <text:p>517</text:p>
          </table:table-cell>
          <table:table-cell table:formula="of:=AVERAGE([.E145:.F145])" office:value-type="float" office:value="499" calcext:value-type="float">
            <text:p>499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506" calcext:value-type="float">
            <text:p>506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704</text:p>
          </table:table-cell>
          <table:table-cell table:formula="of:=AVERAGE([.G146:.H146])" office:value-type="float" office:value="519.5" calcext:value-type="float">
            <text:p>519.5</text:p>
          </table:table-cell>
          <table:table-cell table:formula="of:=AVERAGE([.E146:.F146])" office:value-type="float" office:value="524.5" calcext:value-type="float">
            <text:p>524.5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540" calcext:value-type="float">
            <text:p>540</text:p>
          </table:table-cell>
          <table:table-cell office:value-type="float" office:value="454" calcext:value-type="float">
            <text:p>454</text:p>
          </table:table-cell>
          <table:table-cell office:value-type="float" office:value="585" calcext:value-type="float">
            <text:p>5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40</text:p>
          </table:table-cell>
          <table:table-cell table:formula="of:=AVERAGE([.G147:.H147])" office:value-type="float" office:value="486" calcext:value-type="float">
            <text:p>486</text:p>
          </table:table-cell>
          <table:table-cell table:formula="of:=AVERAGE([.E147:.F147])" office:value-type="float" office:value="443" calcext:value-type="float">
            <text:p>443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88" calcext:value-type="float">
            <text:p>488</text:p>
          </table:table-cell>
          <table:table-cell office:value-type="float" office:value="454" calcext:value-type="float">
            <text:p>454</text:p>
          </table:table-cell>
          <table:table-cell office:value-type="float" office:value="518" calcext:value-type="float">
            <text:p>5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54</text:p>
          </table:table-cell>
          <table:table-cell table:formula="of:=AVERAGE([.G148:.H148])" office:value-type="float" office:value="540" calcext:value-type="float">
            <text:p>540</text:p>
          </table:table-cell>
          <table:table-cell table:formula="of:=AVERAGE([.E148:.F148])" office:value-type="float" office:value="490" calcext:value-type="float">
            <text:p>49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536" calcext:value-type="float">
            <text:p>536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35</text:p>
          </table:table-cell>
          <table:table-cell table:formula="of:=AVERAGE([.G149:.H149])" office:value-type="float" office:value="1028.5" calcext:value-type="float">
            <text:p>1028.5</text:p>
          </table:table-cell>
          <table:table-cell table:formula="of:=AVERAGE([.E149:.F149])" office:value-type="float" office:value="817" calcext:value-type="float">
            <text:p>817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871" calcext:value-type="float">
            <text:p>871</text:p>
          </table:table-cell>
          <table:table-cell office:value-type="float" office:value="917" calcext:value-type="float">
            <text:p>917</text:p>
          </table:table-cell>
          <table:table-cell office:value-type="float" office:value="1140" calcext:value-type="float">
            <text:p>1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53</text:p>
          </table:table-cell>
          <table:table-cell table:formula="of:=AVERAGE([.G150:.H150])" office:value-type="float" office:value="833" calcext:value-type="float">
            <text:p>833</text:p>
          </table:table-cell>
          <table:table-cell table:formula="of:=AVERAGE([.E150:.F150])" office:value-type="float" office:value="785.5" calcext:value-type="float">
            <text:p>785.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894" calcext:value-type="float">
            <text:p>894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21</text:p>
          </table:table-cell>
          <table:table-cell table:formula="of:=AVERAGE([.G151:.H151])" office:value-type="float" office:value="460.5" calcext:value-type="float">
            <text:p>460.5</text:p>
          </table:table-cell>
          <table:table-cell table:formula="of:=AVERAGE([.E151:.F151])" office:value-type="float" office:value="420" calcext:value-type="float">
            <text:p>420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72" calcext:value-type="float">
            <text:p>4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04</text:p>
          </table:table-cell>
          <table:table-cell table:formula="of:=AVERAGE([.G152:.H152])" office:value-type="float" office:value="886" calcext:value-type="float">
            <text:p>886</text:p>
          </table:table-cell>
          <table:table-cell table:formula="of:=AVERAGE([.E152:.F152])" office:value-type="float" office:value="1007.5" calcext:value-type="float">
            <text:p>1007.5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187" calcext:value-type="float">
            <text:p>1187</text:p>
          </table:table-cell>
          <table:table-cell office:value-type="float" office:value="790" calcext:value-type="float">
            <text:p>790</text:p>
          </table:table-cell>
          <table:table-cell office:value-type="float" office:value="982" calcext:value-type="float">
            <text:p>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49</text:p>
          </table:table-cell>
          <table:table-cell table:formula="of:=AVERAGE([.G153:.H153])" office:value-type="float" office:value="512" calcext:value-type="float">
            <text:p>512</text:p>
          </table:table-cell>
          <table:table-cell table:formula="of:=AVERAGE([.E153:.F153])" office:value-type="float" office:value="472.5" calcext:value-type="float">
            <text:p>472.5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6" calcext:value-type="float">
            <text:p>506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158</text:p>
          </table:table-cell>
          <table:table-cell table:formula="of:=AVERAGE([.G154:.H154])" office:value-type="float" office:value="512" calcext:value-type="float">
            <text:p>512</text:p>
          </table:table-cell>
          <table:table-cell table:formula="of:=AVERAGE([.E154:.F154])" office:value-type="float" office:value="472.5" calcext:value-type="float">
            <text:p>472.5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6" calcext:value-type="float">
            <text:p>506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259</text:p>
          </table:table-cell>
          <table:table-cell table:formula="of:=AVERAGE([.G155:.H155])" office:value-type="float" office:value="578.5" calcext:value-type="float">
            <text:p>578.5</text:p>
          </table:table-cell>
          <table:table-cell table:formula="of:=AVERAGE([.E155:.F155])" office:value-type="float" office:value="507.5" calcext:value-type="float">
            <text:p>507.5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644" calcext:value-type="float">
            <text:p>6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65</text:p>
          </table:table-cell>
          <table:table-cell table:formula="of:=AVERAGE([.G156:.H156])" office:value-type="float" office:value="480" calcext:value-type="float">
            <text:p>480</text:p>
          </table:table-cell>
          <table:table-cell table:formula="of:=AVERAGE([.E156:.F156])" office:value-type="float" office:value="402.5" calcext:value-type="float">
            <text:p>402.5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419" calcext:value-type="float">
            <text:p>419</text:p>
          </table:table-cell>
          <table:table-cell office:value-type="float" office:value="441" calcext:value-type="float">
            <text:p>441</text:p>
          </table:table-cell>
          <table:table-cell office:value-type="float" office:value="519" calcext:value-type="float">
            <text:p>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56</text:p>
          </table:table-cell>
          <table:table-cell table:formula="of:=AVERAGE([.G157:.H157])" office:value-type="float" office:value="1325.5" calcext:value-type="float">
            <text:p>1325.5</text:p>
          </table:table-cell>
          <table:table-cell table:formula="of:=AVERAGE([.E157:.F157])" office:value-type="float" office:value="1201.5" calcext:value-type="float">
            <text:p>1201.5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1239" calcext:value-type="float">
            <text:p>1239</text:p>
          </table:table-cell>
          <table:table-cell office:value-type="float" office:value="1174" calcext:value-type="float">
            <text:p>1174</text:p>
          </table:table-cell>
          <table:table-cell office:value-type="float" office:value="1477" calcext:value-type="float">
            <text:p>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84</text:p>
          </table:table-cell>
          <table:table-cell table:formula="of:=AVERAGE([.G158:.H158])" office:value-type="float" office:value="488" calcext:value-type="float">
            <text:p>488</text:p>
          </table:table-cell>
          <table:table-cell table:formula="of:=AVERAGE([.E158:.F158])" office:value-type="float" office:value="440" calcext:value-type="float">
            <text:p>44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11</text:p>
          </table:table-cell>
          <table:table-cell table:formula="of:=AVERAGE([.G159:.H159])" office:value-type="float" office:value="466" calcext:value-type="float">
            <text:p>466</text:p>
          </table:table-cell>
          <table:table-cell table:formula="of:=AVERAGE([.E159:.F159])" office:value-type="float" office:value="392" calcext:value-type="float">
            <text:p>39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94</text:p>
          </table:table-cell>
          <table:table-cell table:formula="of:=AVERAGE([.G160:.H160])" office:value-type="float" office:value="462" calcext:value-type="float">
            <text:p>462</text:p>
          </table:table-cell>
          <table:table-cell table:formula="of:=AVERAGE([.E160:.F160])" office:value-type="float" office:value="394" calcext:value-type="float">
            <text:p>394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36" calcext:value-type="float">
            <text:p>436</text:p>
          </table:table-cell>
          <table:table-cell office:value-type="float" office:value="403" calcext:value-type="float">
            <text:p>403</text:p>
          </table:table-cell>
          <table:table-cell office:value-type="float" office:value="521" calcext:value-type="float">
            <text:p>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15</text:p>
          </table:table-cell>
          <table:table-cell table:formula="of:=AVERAGE([.G161:.H161])" office:value-type="float" office:value="845.5" calcext:value-type="float">
            <text:p>845.5</text:p>
          </table:table-cell>
          <table:table-cell table:formula="of:=AVERAGE([.E161:.F161])" office:value-type="float" office:value="791.5" calcext:value-type="float">
            <text:p>791.5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94" calcext:value-type="float">
            <text:p>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82</text:p>
          </table:table-cell>
          <table:table-cell table:formula="of:=AVERAGE([.G162:.H162])" office:value-type="float" office:value="434" calcext:value-type="float">
            <text:p>434</text:p>
          </table:table-cell>
          <table:table-cell table:formula="of:=AVERAGE([.E162:.F162])" office:value-type="float" office:value="384" calcext:value-type="float">
            <text:p>38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65</text:p>
          </table:table-cell>
          <table:table-cell table:formula="of:=AVERAGE([.G163:.H163])" office:value-type="float" office:value="687.5" calcext:value-type="float">
            <text:p>687.5</text:p>
          </table:table-cell>
          <table:table-cell table:formula="of:=AVERAGE([.E163:.F163])" office:value-type="float" office:value="667.5" calcext:value-type="float">
            <text:p>667.5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724" calcext:value-type="float">
            <text:p>724</text:p>
          </table:table-cell>
          <table:table-cell office:value-type="float" office:value="641" calcext:value-type="float">
            <text:p>641</text:p>
          </table:table-cell>
          <table:table-cell office:value-type="float" office:value="734" calcext:value-type="float">
            <text:p>7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773</text:p>
          </table:table-cell>
          <table:table-cell table:formula="of:=AVERAGE([.G164:.H164])" office:value-type="float" office:value="552.5" calcext:value-type="float">
            <text:p>552.5</text:p>
          </table:table-cell>
          <table:table-cell table:formula="of:=AVERAGE([.E164:.F164])" office:value-type="float" office:value="530" calcext:value-type="float">
            <text:p>53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448" calcext:value-type="float">
            <text:p>448</text:p>
          </table:table-cell>
          <table:table-cell office:value-type="float" office:value="657" calcext:value-type="float">
            <text:p>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017</text:p>
          </table:table-cell>
          <table:table-cell table:formula="of:=AVERAGE([.G165:.H165])" office:value-type="float" office:value="377.5" calcext:value-type="float">
            <text:p>377.5</text:p>
          </table:table-cell>
          <table:table-cell table:formula="of:=AVERAGE([.E165:.F165])" office:value-type="float" office:value="275.5" calcext:value-type="float">
            <text:p>275.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65</text:p>
          </table:table-cell>
          <table:table-cell table:formula="of:=AVERAGE([.G166:.H166])" office:value-type="float" office:value="438.5" calcext:value-type="float">
            <text:p>438.5</text:p>
          </table:table-cell>
          <table:table-cell table:formula="of:=AVERAGE([.E166:.F166])" office:value-type="float" office:value="408.5" calcext:value-type="float">
            <text:p>408.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83</text:p>
          </table:table-cell>
          <table:table-cell table:formula="of:=AVERAGE([.G167:.H167])" office:value-type="float" office:value="438.5" calcext:value-type="float">
            <text:p>438.5</text:p>
          </table:table-cell>
          <table:table-cell table:formula="of:=AVERAGE([.E167:.F167])" office:value-type="float" office:value="408.5" calcext:value-type="float">
            <text:p>408.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28</text:p>
          </table:table-cell>
          <table:table-cell table:formula="of:=AVERAGE([.G168:.H168])" office:value-type="float" office:value="438.5" calcext:value-type="float">
            <text:p>438.5</text:p>
          </table:table-cell>
          <table:table-cell table:formula="of:=AVERAGE([.E168:.F168])" office:value-type="float" office:value="408.5" calcext:value-type="float">
            <text:p>408.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41</text:p>
          </table:table-cell>
          <table:table-cell table:formula="of:=AVERAGE([.G169:.H169])" office:value-type="float" office:value="438.5" calcext:value-type="float">
            <text:p>438.5</text:p>
          </table:table-cell>
          <table:table-cell table:formula="of:=AVERAGE([.E169:.F169])" office:value-type="float" office:value="408.5" calcext:value-type="float">
            <text:p>408.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51" calcext:value-type="float">
            <text:p>451</text:p>
          </table:table-cell>
          <table:table-cell office:value-type="float" office:value="381" calcext:value-type="float">
            <text:p>381</text:p>
          </table:table-cell>
          <table:table-cell office:value-type="float" office:value="496" calcext:value-type="float">
            <text:p>4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51</text:p>
          </table:table-cell>
          <table:table-cell table:formula="of:=AVERAGE([.G170:.H170])" office:value-type="float" office:value="481" calcext:value-type="float">
            <text:p>481</text:p>
          </table:table-cell>
          <table:table-cell table:formula="of:=AVERAGE([.E170:.F170])" office:value-type="float" office:value="414.5" calcext:value-type="float">
            <text:p>414.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415" calcext:value-type="float">
            <text:p>415</text:p>
          </table:table-cell>
          <table:table-cell office:value-type="float" office:value="547" calcext:value-type="float">
            <text:p>5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36</text:p>
          </table:table-cell>
          <table:table-cell table:formula="of:=AVERAGE([.G171:.H171])" office:value-type="float" office:value="439.5" calcext:value-type="float">
            <text:p>439.5</text:p>
          </table:table-cell>
          <table:table-cell table:formula="of:=AVERAGE([.E171:.F171])" office:value-type="float" office:value="367" calcext:value-type="float">
            <text:p>367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507" calcext:value-type="float">
            <text:p>5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168</text:p>
          </table:table-cell>
          <table:table-cell table:formula="of:=AVERAGE([.G172:.H172])" office:value-type="float" office:value="417.5" calcext:value-type="float">
            <text:p>417.5</text:p>
          </table:table-cell>
          <table:table-cell table:formula="of:=AVERAGE([.E172:.F172])" office:value-type="float" office:value="380" calcext:value-type="float">
            <text:p>38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408" calcext:value-type="float">
            <text:p>408</text:p>
          </table:table-cell>
          <table:table-cell office:value-type="float" office:value="372" calcext:value-type="float">
            <text:p>372</text:p>
          </table:table-cell>
          <table:table-cell office:value-type="float" office:value="463" calcext:value-type="float">
            <text:p>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98</text:p>
          </table:table-cell>
          <table:table-cell table:formula="of:=AVERAGE([.G173:.H173])" office:value-type="float" office:value="439" calcext:value-type="float">
            <text:p>439</text:p>
          </table:table-cell>
          <table:table-cell table:formula="of:=AVERAGE([.E173:.F173])" office:value-type="float" office:value="427.5" calcext:value-type="float">
            <text:p>427.5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59" calcext:value-type="float">
            <text:p>459</text:p>
          </table:table-cell>
          <table:table-cell office:value-type="float" office:value="353" calcext:value-type="float">
            <text:p>353</text:p>
          </table:table-cell>
          <table:table-cell office:value-type="float" office:value="525" calcext:value-type="float">
            <text:p>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124</text:p>
          </table:table-cell>
          <table:table-cell table:formula="of:=AVERAGE([.G174:.H174])" office:value-type="float" office:value="432.5" calcext:value-type="float">
            <text:p>432.5</text:p>
          </table:table-cell>
          <table:table-cell table:formula="of:=AVERAGE([.E174:.F174])" office:value-type="float" office:value="443.5" calcext:value-type="float">
            <text:p>443.5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69</text:p>
          </table:table-cell>
          <table:table-cell table:formula="of:=AVERAGE([.G175:.H175])" office:value-type="float" office:value="414.5" calcext:value-type="float">
            <text:p>414.5</text:p>
          </table:table-cell>
          <table:table-cell table:formula="of:=AVERAGE([.E175:.F175])" office:value-type="float" office:value="396.5" calcext:value-type="float">
            <text:p>396.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46" calcext:value-type="float">
            <text:p>446</text:p>
          </table:table-cell>
          <table:table-cell office:value-type="float" office:value="346" calcext:value-type="float">
            <text:p>346</text:p>
          </table:table-cell>
          <table:table-cell office:value-type="float" office:value="483" calcext:value-type="float">
            <text:p>4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37</text:p>
          </table:table-cell>
          <table:table-cell table:formula="of:=AVERAGE([.G176:.H176])" office:value-type="float" office:value="384" calcext:value-type="float">
            <text:p>384</text:p>
          </table:table-cell>
          <table:table-cell table:formula="of:=AVERAGE([.E176:.F176])" office:value-type="float" office:value="340" calcext:value-type="float">
            <text:p>340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77" calcext:value-type="float">
            <text:p>377</text:p>
          </table:table-cell>
          <table:table-cell office:value-type="float" office:value="348" calcext:value-type="float">
            <text:p>348</text:p>
          </table:table-cell>
          <table:table-cell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71</text:p>
          </table:table-cell>
          <table:table-cell table:formula="of:=AVERAGE([.G177:.H177])" office:value-type="float" office:value="414.5" calcext:value-type="float">
            <text:p>414.5</text:p>
          </table:table-cell>
          <table:table-cell table:formula="of:=AVERAGE([.E177:.F177])" office:value-type="float" office:value="419.5" calcext:value-type="float">
            <text:p>419.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40" calcext:value-type="float">
            <text:p>440</text:p>
          </table:table-cell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64</text:p>
          </table:table-cell>
          <table:table-cell table:formula="of:=AVERAGE([.G178:.H178])" office:value-type="float" office:value="1718" calcext:value-type="float">
            <text:p>1718</text:p>
          </table:table-cell>
          <table:table-cell table:formula="of:=AVERAGE([.E178:.F178])" office:value-type="float" office:value="1579.5" calcext:value-type="float">
            <text:p>1579.5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652" calcext:value-type="float">
            <text:p>1652</text:p>
          </table:table-cell>
          <table:table-cell office:value-type="float" office:value="1487" calcext:value-type="float">
            <text:p>1487</text:p>
          </table:table-cell>
          <table:table-cell office:value-type="float" office:value="1949" calcext:value-type="float">
            <text:p>1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42</text:p>
          </table:table-cell>
          <table:table-cell table:formula="of:=AVERAGE([.G179:.H179])" office:value-type="float" office:value="421.5" calcext:value-type="float">
            <text:p>421.5</text:p>
          </table:table-cell>
          <table:table-cell table:formula="of:=AVERAGE([.E179:.F179])" office:value-type="float" office:value="422.5" calcext:value-type="float">
            <text:p>422.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52" calcext:value-type="float">
            <text:p>452</text:p>
          </table:table-cell>
          <table:table-cell office:value-type="float" office:value="342" calcext:value-type="float">
            <text:p>342</text:p>
          </table:table-cell>
          <table:table-cell office:value-type="float" office:value="501" calcext:value-type="float">
            <text:p>5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304</text:p>
          </table:table-cell>
          <table:table-cell table:formula="of:=AVERAGE([.G180:.H180])" office:value-type="float" office:value="386" calcext:value-type="float">
            <text:p>386</text:p>
          </table:table-cell>
          <table:table-cell table:formula="of:=AVERAGE([.E180:.F180])" office:value-type="float" office:value="382.5" calcext:value-type="float">
            <text:p>382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410" calcext:value-type="float">
            <text:p>410</text:p>
          </table:table-cell>
          <table:table-cell office:value-type="float" office:value="326" calcext:value-type="float">
            <text:p>326</text:p>
          </table:table-cell>
          <table:table-cell office:value-type="float" office:value="446" calcext:value-type="float">
            <text:p>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498</text:p>
          </table:table-cell>
          <table:table-cell table:formula="of:=AVERAGE([.G181:.H181])" office:value-type="float" office:value="392.5" calcext:value-type="float">
            <text:p>392.5</text:p>
          </table:table-cell>
          <table:table-cell table:formula="of:=AVERAGE([.E181:.F181])" office:value-type="float" office:value="346.5" calcext:value-type="float">
            <text:p>346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941</text:p>
          </table:table-cell>
          <table:table-cell table:formula="of:=AVERAGE([.G182:.H182])" office:value-type="float" office:value="392.5" calcext:value-type="float">
            <text:p>392.5</text:p>
          </table:table-cell>
          <table:table-cell table:formula="of:=AVERAGE([.E182:.F182])" office:value-type="float" office:value="346.5" calcext:value-type="float">
            <text:p>346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86</text:p>
          </table:table-cell>
          <table:table-cell table:formula="of:=AVERAGE([.G183:.H183])" office:value-type="float" office:value="283.5" calcext:value-type="float">
            <text:p>283.5</text:p>
          </table:table-cell>
          <table:table-cell table:formula="of:=AVERAGE([.E183:.F183])" office:value-type="float" office:value="245" calcext:value-type="float">
            <text:p>24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12</text:p>
          </table:table-cell>
          <table:table-cell table:formula="of:=AVERAGE([.G184:.H184])" office:value-type="float" office:value="394" calcext:value-type="float">
            <text:p>394</text:p>
          </table:table-cell>
          <table:table-cell table:formula="of:=AVERAGE([.E184:.F184])" office:value-type="float" office:value="334" calcext:value-type="float">
            <text:p>33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61" calcext:value-type="float">
            <text:p>361</text:p>
          </table:table-cell>
          <table:table-cell office:value-type="float" office:value="322" calcext:value-type="float">
            <text:p>322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06</text:p>
          </table:table-cell>
          <table:table-cell table:formula="of:=AVERAGE([.G185:.H185])" office:value-type="float" office:value="763" calcext:value-type="float">
            <text:p>763</text:p>
          </table:table-cell>
          <table:table-cell table:formula="of:=AVERAGE([.E185:.F185])" office:value-type="float" office:value="655" calcext:value-type="float">
            <text:p>655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814" calcext:value-type="float">
            <text:p>8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167</text:p>
          </table:table-cell>
          <table:table-cell table:formula="of:=AVERAGE([.G186:.H186])" office:value-type="float" office:value="356.5" calcext:value-type="float">
            <text:p>356.5</text:p>
          </table:table-cell>
          <table:table-cell table:formula="of:=AVERAGE([.E186:.F186])" office:value-type="float" office:value="339" calcext:value-type="float">
            <text:p>339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float" office:value="311" calcext:value-type="float">
            <text:p>311</text:p>
          </table:table-cell>
          <table:table-cell office:value-type="float" office:value="402" calcext:value-type="float">
            <text:p>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77</text:p>
          </table:table-cell>
          <table:table-cell table:formula="of:=AVERAGE([.G187:.H187])" office:value-type="float" office:value="1068.5" calcext:value-type="float">
            <text:p>1068.5</text:p>
          </table:table-cell>
          <table:table-cell table:formula="of:=AVERAGE([.E187:.F187])" office:value-type="float" office:value="1047.5" calcext:value-type="float">
            <text:p>1047.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105" calcext:value-type="float">
            <text:p>1105</text:p>
          </table:table-cell>
          <table:table-cell office:value-type="float" office:value="931" calcext:value-type="float">
            <text:p>931</text:p>
          </table:table-cell>
          <table:table-cell office:value-type="float" office:value="1206" calcext:value-type="float">
            <text:p>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13</text:p>
          </table:table-cell>
          <table:table-cell table:formula="of:=AVERAGE([.G188:.H188])" office:value-type="float" office:value="667.5" calcext:value-type="float">
            <text:p>667.5</text:p>
          </table:table-cell>
          <table:table-cell table:formula="of:=AVERAGE([.E188:.F188])" office:value-type="float" office:value="604.5" calcext:value-type="float">
            <text:p>604.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637" calcext:value-type="float">
            <text:p>637</text:p>
          </table:table-cell>
          <table:table-cell office:value-type="float" office:value="608" calcext:value-type="float">
            <text:p>608</text:p>
          </table:table-cell>
          <table:table-cell office:value-type="float" office:value="727" calcext:value-type="float">
            <text:p>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29</text:p>
          </table:table-cell>
          <table:table-cell table:formula="of:=AVERAGE([.G189:.H189])" office:value-type="float" office:value="380.5" calcext:value-type="float">
            <text:p>380.5</text:p>
          </table:table-cell>
          <table:table-cell table:formula="of:=AVERAGE([.E189:.F189])" office:value-type="float" office:value="369.5" calcext:value-type="float">
            <text:p>369.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388" calcext:value-type="float">
            <text:p>388</text:p>
          </table:table-cell>
          <table:table-cell office:value-type="float" office:value="302" calcext:value-type="float">
            <text:p>302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784</text:p>
          </table:table-cell>
          <table:table-cell table:formula="of:=AVERAGE([.G190:.H190])" office:value-type="float" office:value="636" calcext:value-type="float">
            <text:p>636</text:p>
          </table:table-cell>
          <table:table-cell table:formula="of:=AVERAGE([.E190:.F190])" office:value-type="float" office:value="580" calcext:value-type="float">
            <text:p>580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583" calcext:value-type="float">
            <text:p>583</text:p>
          </table:table-cell>
          <table:table-cell office:value-type="float" office:value="689" calcext:value-type="float">
            <text:p>6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89</text:p>
          </table:table-cell>
          <table:table-cell table:formula="of:=AVERAGE([.G191:.H191])" office:value-type="float" office:value="369" calcext:value-type="float">
            <text:p>369</text:p>
          </table:table-cell>
          <table:table-cell table:formula="of:=AVERAGE([.E191:.F191])" office:value-type="float" office:value="327" calcext:value-type="float">
            <text:p>32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411" calcext:value-type="float">
            <text:p>4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67</text:p>
          </table:table-cell>
          <table:table-cell table:formula="of:=AVERAGE([.G192:.H192])" office:value-type="float" office:value="333.5" calcext:value-type="float">
            <text:p>333.5</text:p>
          </table:table-cell>
          <table:table-cell table:formula="of:=AVERAGE([.E192:.F192])" office:value-type="float" office:value="256.5" calcext:value-type="float">
            <text:p>256.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375" calcext:value-type="float">
            <text:p>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table:formula="of:=AVERAGE([.G193:.H193])" office:value-type="float" office:value="365.5" calcext:value-type="float">
            <text:p>365.5</text:p>
          </table:table-cell>
          <table:table-cell table:formula="of:=AVERAGE([.E193:.F193])" office:value-type="float" office:value="343.5" calcext:value-type="float">
            <text:p>343.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973</text:p>
          </table:table-cell>
          <table:table-cell table:formula="of:=AVERAGE([.G194:.H194])" office:value-type="float" office:value="1081" calcext:value-type="float">
            <text:p>1081</text:p>
          </table:table-cell>
          <table:table-cell table:formula="of:=AVERAGE([.E194:.F194])" office:value-type="float" office:value="863" calcext:value-type="float">
            <text:p>86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4" calcext:value-type="float">
            <text:p>864</text:p>
          </table:table-cell>
          <table:table-cell office:value-type="float" office:value="985" calcext:value-type="float">
            <text:p>985</text:p>
          </table:table-cell>
          <table:table-cell office:value-type="float" office:value="1177" calcext:value-type="float">
            <text:p>1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775</text:p>
          </table:table-cell>
          <table:table-cell table:formula="of:=AVERAGE([.G195:.H195])" office:value-type="float" office:value="350.5" calcext:value-type="float">
            <text:p>350.5</text:p>
          </table:table-cell>
          <table:table-cell table:formula="of:=AVERAGE([.E195:.F195])" office:value-type="float" office:value="345.5" calcext:value-type="float">
            <text:p>345.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415" calcext:value-type="float">
            <text:p>415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50</text:p>
          </table:table-cell>
          <table:table-cell table:formula="of:=AVERAGE([.G196:.H196])" office:value-type="float" office:value="714" calcext:value-type="float">
            <text:p>714</text:p>
          </table:table-cell>
          <table:table-cell table:formula="of:=AVERAGE([.E196:.F196])" office:value-type="float" office:value="620.5" calcext:value-type="float">
            <text:p>620.5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714" calcext:value-type="float">
            <text:p>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25</text:p>
          </table:table-cell>
          <table:table-cell table:formula="of:=AVERAGE([.G197:.H197])" office:value-type="float" office:value="766.5" calcext:value-type="float">
            <text:p>766.5</text:p>
          </table:table-cell>
          <table:table-cell table:formula="of:=AVERAGE([.E197:.F197])" office:value-type="float" office:value="646" calcext:value-type="float">
            <text:p>646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31" calcext:value-type="float">
            <text:p>631</text:p>
          </table:table-cell>
          <table:table-cell office:value-type="float" office:value="645" calcext:value-type="float">
            <text:p>645</text:p>
          </table:table-cell>
          <table:table-cell office:value-type="float" office:value="888" calcext:value-type="float">
            <text:p>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03</text:p>
          </table:table-cell>
          <table:table-cell table:formula="of:=AVERAGE([.G198:.H198])" office:value-type="float" office:value="310" calcext:value-type="float">
            <text:p>310</text:p>
          </table:table-cell>
          <table:table-cell table:formula="of:=AVERAGE([.E198:.F198])" office:value-type="float" office:value="269" calcext:value-type="float">
            <text:p>26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335" calcext:value-type="float">
            <text:p>3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77</text:p>
          </table:table-cell>
          <table:table-cell table:formula="of:=AVERAGE([.G199:.H199])" office:value-type="float" office:value="326.5" calcext:value-type="float">
            <text:p>326.5</text:p>
          </table:table-cell>
          <table:table-cell table:formula="of:=AVERAGE([.E199:.F199])" office:value-type="float" office:value="309.5" calcext:value-type="float">
            <text:p>309.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5" calcext:value-type="float">
            <text:p>325</text:p>
          </table:table-cell>
          <table:table-cell office:value-type="float" office:value="283" calcext:value-type="float">
            <text:p>283</text:p>
          </table:table-cell>
          <table:table-cell office:value-type="float" office:value="370" calcext:value-type="float">
            <text:p>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79</text:p>
          </table:table-cell>
          <table:table-cell table:formula="of:=AVERAGE([.G200:.H200])" office:value-type="float" office:value="359" calcext:value-type="float">
            <text:p>359</text:p>
          </table:table-cell>
          <table:table-cell table:formula="of:=AVERAGE([.E200:.F200])" office:value-type="float" office:value="309" calcext:value-type="float">
            <text:p>30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29" calcext:value-type="float">
            <text:p>329</text:p>
          </table:table-cell>
          <table:table-cell office:value-type="float" office:value="280" calcext:value-type="float">
            <text:p>280</text:p>
          </table:table-cell>
          <table:table-cell office:value-type="float" office:value="438" calcext:value-type="float">
            <text:p>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259</text:p>
          </table:table-cell>
          <table:table-cell table:formula="of:=AVERAGE([.G201:.H201])" office:value-type="float" office:value="310.5" calcext:value-type="float">
            <text:p>310.5</text:p>
          </table:table-cell>
          <table:table-cell table:formula="of:=AVERAGE([.E201:.F201])" office:value-type="float" office:value="302.5" calcext:value-type="float">
            <text:p>302.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26" calcext:value-type="float">
            <text:p>326</text:p>
          </table:table-cell>
          <table:table-cell office:value-type="float" office:value="276" calcext:value-type="float">
            <text:p>276</text:p>
          </table:table-cell>
          <table:table-cell office:value-type="float" office:value="345" calcext:value-type="float">
            <text:p>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78</text:p>
          </table:table-cell>
          <table:table-cell table:formula="of:=AVERAGE([.G202:.H202])" office:value-type="float" office:value="333.5" calcext:value-type="float">
            <text:p>333.5</text:p>
          </table:table-cell>
          <table:table-cell table:formula="of:=AVERAGE([.E202:.F202])" office:value-type="float" office:value="309.5" calcext:value-type="float">
            <text:p>309.5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332" calcext:value-type="float">
            <text:p>332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341</text:p>
          </table:table-cell>
          <table:table-cell table:formula="of:=AVERAGE([.G203:.H203])" office:value-type="float" office:value="310.5" calcext:value-type="float">
            <text:p>310.5</text:p>
          </table:table-cell>
          <table:table-cell table:formula="of:=AVERAGE([.E203:.F203])" office:value-type="float" office:value="277" calcext:value-type="float">
            <text:p>27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63</text:p>
          </table:table-cell>
          <table:table-cell table:formula="of:=AVERAGE([.G204:.H204])" office:value-type="float" office:value="512.5" calcext:value-type="float">
            <text:p>512.5</text:p>
          </table:table-cell>
          <table:table-cell table:formula="of:=AVERAGE([.E204:.F204])" office:value-type="float" office:value="470" calcext:value-type="float">
            <text:p>47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90" calcext:value-type="float">
            <text:p>490</text:p>
          </table:table-cell>
          <table:table-cell office:value-type="float" office:value="452" calcext:value-type="float">
            <text:p>452</text:p>
          </table:table-cell>
          <table:table-cell office:value-type="float" office:value="573" calcext:value-type="float">
            <text:p>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22904</text:p>
          </table:table-cell>
          <table:table-cell table:formula="of:=AVERAGE([.G205:.H205])" office:value-type="float" office:value="284" calcext:value-type="float">
            <text:p>284</text:p>
          </table:table-cell>
          <table:table-cell table:formula="of:=AVERAGE([.E205:.F205])" office:value-type="float" office:value="232.5" calcext:value-type="float">
            <text:p>232.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2949</text:p>
          </table:table-cell>
          <table:table-cell table:formula="of:=AVERAGE([.G206:.H206])" office:value-type="float" office:value="302.5" calcext:value-type="float">
            <text:p>302.5</text:p>
          </table:table-cell>
          <table:table-cell table:formula="of:=AVERAGE([.E206:.F206])" office:value-type="float" office:value="271" calcext:value-type="float">
            <text:p>27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260" calcext:value-type="float">
            <text:p>260</text:p>
          </table:table-cell>
          <table:table-cell office:value-type="float" office:value="345" calcext:value-type="float">
            <text:p>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46</text:p>
          </table:table-cell>
          <table:table-cell table:formula="of:=AVERAGE([.G207:.H207])" office:value-type="float" office:value="295" calcext:value-type="float">
            <text:p>295</text:p>
          </table:table-cell>
          <table:table-cell table:formula="of:=AVERAGE([.E207:.F207])" office:value-type="float" office:value="226" calcext:value-type="float">
            <text:p>226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52</text:p>
          </table:table-cell>
          <table:table-cell table:formula="of:=AVERAGE([.G208:.H208])" office:value-type="float" office:value="300.5" calcext:value-type="float">
            <text:p>300.5</text:p>
          </table:table-cell>
          <table:table-cell table:formula="of:=AVERAGE([.E208:.F208])" office:value-type="float" office:value="269.5" calcext:value-type="float">
            <text:p>269.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05" calcext:value-type="float">
            <text:p>305</text:p>
          </table:table-cell>
          <table:table-cell office:value-type="float" office:value="248" calcext:value-type="float">
            <text:p>248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45</text:p>
          </table:table-cell>
          <table:table-cell table:formula="of:=AVERAGE([.G209:.H209])" office:value-type="float" office:value="262.5" calcext:value-type="float">
            <text:p>262.5</text:p>
          </table:table-cell>
          <table:table-cell table:formula="of:=AVERAGE([.E209:.F209])" office:value-type="float" office:value="254" calcext:value-type="float">
            <text:p>254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office:value-type="float" office:value="278" calcext:value-type="float">
            <text:p>2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92</text:p>
          </table:table-cell>
          <table:table-cell table:formula="of:=AVERAGE([.G210:.H210])" office:value-type="float" office:value="408.5" calcext:value-type="float">
            <text:p>408.5</text:p>
          </table:table-cell>
          <table:table-cell table:formula="of:=AVERAGE([.E210:.F210])" office:value-type="float" office:value="332.5" calcext:value-type="float">
            <text:p>332.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16" calcext:value-type="float">
            <text:p>316</text:p>
          </table:table-cell>
          <table:table-cell office:value-type="float" office:value="362" calcext:value-type="float">
            <text:p>362</text:p>
          </table:table-cell>
          <table:table-cell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41</text:p>
          </table:table-cell>
          <table:table-cell table:formula="of:=AVERAGE([.G211:.H211])" office:value-type="float" office:value="432.5" calcext:value-type="float">
            <text:p>432.5</text:p>
          </table:table-cell>
          <table:table-cell table:formula="of:=AVERAGE([.E211:.F211])" office:value-type="float" office:value="322.5" calcext:value-type="float">
            <text:p>322.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12" calcext:value-type="float">
            <text:p>312</text:p>
          </table:table-cell>
          <table:table-cell office:value-type="float" office:value="357" calcext:value-type="float">
            <text:p>357</text:p>
          </table:table-cell>
          <table:table-cell office:value-type="float" office:value="508" calcext:value-type="float">
            <text:p>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76</text:p>
          </table:table-cell>
          <table:table-cell table:formula="of:=AVERAGE([.G212:.H212])" office:value-type="float" office:value="263" calcext:value-type="float">
            <text:p>263</text:p>
          </table:table-cell>
          <table:table-cell table:formula="of:=AVERAGE([.E212:.F212])" office:value-type="float" office:value="293.5" calcext:value-type="float">
            <text:p>293.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29" calcext:value-type="float">
            <text:p>329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13</text:p>
          </table:table-cell>
          <table:table-cell table:formula="of:=AVERAGE([.G213:.H213])" office:value-type="float" office:value="882.5" calcext:value-type="float">
            <text:p>882.5</text:p>
          </table:table-cell>
          <table:table-cell table:formula="of:=AVERAGE([.E213:.F213])" office:value-type="float" office:value="814.5" calcext:value-type="float">
            <text:p>814.5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884" calcext:value-type="float">
            <text:p>884</text:p>
          </table:table-cell>
          <table:table-cell office:value-type="float" office:value="811" calcext:value-type="float">
            <text:p>811</text:p>
          </table:table-cell>
          <table:table-cell office:value-type="float" office:value="954" calcext:value-type="float">
            <text:p>9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53</text:p>
          </table:table-cell>
          <table:table-cell table:formula="of:=AVERAGE([.G214:.H214])" office:value-type="float" office:value="427.5" calcext:value-type="float">
            <text:p>427.5</text:p>
          </table:table-cell>
          <table:table-cell table:formula="of:=AVERAGE([.E214:.F214])" office:value-type="float" office:value="408.5" calcext:value-type="float">
            <text:p>408.5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450" calcext:value-type="float">
            <text:p>450</text:p>
          </table:table-cell>
          <table:table-cell office:value-type="float" office:value="370" calcext:value-type="float">
            <text:p>370</text:p>
          </table:table-cell>
          <table:table-cell office:value-type="float" office:value="485" calcext:value-type="float">
            <text:p>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70</text:p>
          </table:table-cell>
          <table:table-cell table:formula="of:=AVERAGE([.G215:.H215])" office:value-type="float" office:value="250" calcext:value-type="float">
            <text:p>250</text:p>
          </table:table-cell>
          <table:table-cell table:formula="of:=AVERAGE([.E215:.F215])" office:value-type="float" office:value="271.5" calcext:value-type="float">
            <text:p>271.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79" calcext:value-type="float">
            <text:p>279</text:p>
          </table:table-cell>
          <table:table-cell office:value-type="float" office:value="236" calcext:value-type="float">
            <text:p>236</text:p>
          </table:table-cell>
          <table:table-cell office:value-type="float" office:value="264" calcext:value-type="float">
            <text:p>2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75</text:p>
          </table:table-cell>
          <table:table-cell table:formula="of:=AVERAGE([.G216:.H216])" office:value-type="float" office:value="368" calcext:value-type="float">
            <text:p>368</text:p>
          </table:table-cell>
          <table:table-cell table:formula="of:=AVERAGE([.E216:.F216])" office:value-type="float" office:value="379.5" calcext:value-type="float">
            <text:p>379.5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office:value-type="float" office:value="328" calcext:value-type="float">
            <text:p>328</text:p>
          </table:table-cell>
          <table:table-cell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43</text:p>
          </table:table-cell>
          <table:table-cell table:formula="of:=AVERAGE([.G217:.H217])" office:value-type="float" office:value="252" calcext:value-type="float">
            <text:p>252</text:p>
          </table:table-cell>
          <table:table-cell table:formula="of:=AVERAGE([.E217:.F217])" office:value-type="float" office:value="235.5" calcext:value-type="float">
            <text:p>235.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98</text:p>
          </table:table-cell>
          <table:table-cell table:formula="of:=AVERAGE([.G218:.H218])" office:value-type="float" office:value="269" calcext:value-type="float">
            <text:p>269</text:p>
          </table:table-cell>
          <table:table-cell table:formula="of:=AVERAGE([.E218:.F218])" office:value-type="float" office:value="246" calcext:value-type="float">
            <text:p>2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319" calcext:value-type="float">
            <text:p>3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554</text:p>
          </table:table-cell>
          <table:table-cell table:formula="of:=AVERAGE([.G219:.H219])" office:value-type="float" office:value="272" calcext:value-type="float">
            <text:p>272</text:p>
          </table:table-cell>
          <table:table-cell table:formula="of:=AVERAGE([.E219:.F219])" office:value-type="float" office:value="299" calcext:value-type="float">
            <text:p>29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329" calcext:value-type="float">
            <text:p>329</text:p>
          </table:table-cell>
          <table:table-cell office:value-type="float" office:value="218" calcext:value-type="float">
            <text:p>218</text:p>
          </table:table-cell>
          <table:table-cell office:value-type="float" office:value="326" calcext:value-type="float">
            <text:p>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254</text:p>
          </table:table-cell>
          <table:table-cell table:formula="of:=AVERAGE([.G220:.H220])" office:value-type="float" office:value="352" calcext:value-type="float">
            <text:p>352</text:p>
          </table:table-cell>
          <table:table-cell table:formula="of:=AVERAGE([.E220:.F220])" office:value-type="float" office:value="329" calcext:value-type="float">
            <text:p>329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56" calcext:value-type="float">
            <text:p>356</text:p>
          </table:table-cell>
          <table:table-cell office:value-type="float" office:value="278" calcext:value-type="float">
            <text:p>278</text:p>
          </table:table-cell>
          <table:table-cell office:value-type="float" office:value="426" calcext:value-type="float">
            <text:p>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52</text:p>
          </table:table-cell>
          <table:table-cell table:formula="of:=AVERAGE([.G221:.H221])" office:value-type="float" office:value="263.5" calcext:value-type="float">
            <text:p>263.5</text:p>
          </table:table-cell>
          <table:table-cell table:formula="of:=AVERAGE([.E221:.F221])" office:value-type="float" office:value="228.5" calcext:value-type="float">
            <text:p>228.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224" calcext:value-type="float">
            <text:p>224</text:p>
          </table:table-cell>
          <table:table-cell office:value-type="float" office:value="303" calcext:value-type="float">
            <text:p>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74</text:p>
          </table:table-cell>
          <table:table-cell table:formula="of:=AVERAGE([.G222:.H222])" office:value-type="float" office:value="264.5" calcext:value-type="float">
            <text:p>264.5</text:p>
          </table:table-cell>
          <table:table-cell table:formula="of:=AVERAGE([.E222:.F222])" office:value-type="float" office:value="247" calcext:value-type="float">
            <text:p>24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77" calcext:value-type="float">
            <text:p>27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36</text:p>
          </table:table-cell>
          <table:table-cell table:formula="of:=AVERAGE([.G223:.H223])" office:value-type="float" office:value="1758.5" calcext:value-type="float">
            <text:p>1758.5</text:p>
          </table:table-cell>
          <table:table-cell table:formula="of:=AVERAGE([.E223:.F223])" office:value-type="float" office:value="1551.5" calcext:value-type="float">
            <text:p>1551.5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1488" calcext:value-type="float">
            <text:p>1488</text:p>
          </table:table-cell>
          <table:table-cell office:value-type="float" office:value="1452" calcext:value-type="float">
            <text:p>1452</text:p>
          </table:table-cell>
          <table:table-cell office:value-type="float" office:value="2065" calcext:value-type="float">
            <text:p>20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07</text:p>
          </table:table-cell>
          <table:table-cell table:formula="of:=AVERAGE([.G224:.H224])" office:value-type="float" office:value="236.5" calcext:value-type="float">
            <text:p>236.5</text:p>
          </table:table-cell>
          <table:table-cell table:formula="of:=AVERAGE([.E224:.F224])" office:value-type="float" office:value="222" calcext:value-type="float">
            <text:p>22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69" calcext:value-type="float">
            <text:p>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819</text:p>
          </table:table-cell>
          <table:table-cell table:formula="of:=AVERAGE([.G225:.H225])" office:value-type="float" office:value="460" calcext:value-type="float">
            <text:p>460</text:p>
          </table:table-cell>
          <table:table-cell table:formula="of:=AVERAGE([.E225:.F225])" office:value-type="float" office:value="439.5" calcext:value-type="float">
            <text:p>439.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60" calcext:value-type="float">
            <text:p>460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823</text:p>
          </table:table-cell>
          <table:table-cell table:formula="of:=AVERAGE([.G226:.H226])" office:value-type="float" office:value="460" calcext:value-type="float">
            <text:p>460</text:p>
          </table:table-cell>
          <table:table-cell table:formula="of:=AVERAGE([.E226:.F226])" office:value-type="float" office:value="439.5" calcext:value-type="float">
            <text:p>439.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60" calcext:value-type="float">
            <text:p>460</text:p>
          </table:table-cell>
          <table:table-cell office:value-type="float" office:value="367" calcext:value-type="float">
            <text:p>367</text:p>
          </table:table-cell>
          <table:table-cell office:value-type="float" office:value="553" calcext:value-type="float">
            <text:p>5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94</text:p>
          </table:table-cell>
          <table:table-cell table:formula="of:=AVERAGE([.G227:.H227])" office:value-type="float" office:value="209.5" calcext:value-type="float">
            <text:p>209.5</text:p>
          </table:table-cell>
          <table:table-cell table:formula="of:=AVERAGE([.E227:.F227])"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59</text:p>
          </table:table-cell>
          <table:table-cell table:formula="of:=AVERAGE([.G228:.H228])" office:value-type="float" office:value="239" calcext:value-type="float">
            <text:p>239</text:p>
          </table:table-cell>
          <table:table-cell table:formula="of:=AVERAGE([.E228:.F228])" office:value-type="float" office:value="190.5" calcext:value-type="float">
            <text:p>190.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70</text:p>
          </table:table-cell>
          <table:table-cell table:formula="of:=AVERAGE([.G229:.H229])" office:value-type="float" office:value="239" calcext:value-type="float">
            <text:p>239</text:p>
          </table:table-cell>
          <table:table-cell table:formula="of:=AVERAGE([.E229:.F229])" office:value-type="float" office:value="190.5" calcext:value-type="float">
            <text:p>190.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01</text:p>
          </table:table-cell>
          <table:table-cell table:formula="of:=AVERAGE([.G230:.H230])" office:value-type="float" office:value="523" calcext:value-type="float">
            <text:p>523</text:p>
          </table:table-cell>
          <table:table-cell table:formula="of:=AVERAGE([.E230:.F230])" office:value-type="float" office:value="448.5" calcext:value-type="float">
            <text:p>448.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515" calcext:value-type="float">
            <text:p>515</text:p>
          </table:table-cell>
          <table:table-cell office:value-type="float" office:value="440" calcext:value-type="float">
            <text:p>440</text:p>
          </table:table-cell>
          <table:table-cell office:value-type="float" office:value="606" calcext:value-type="float">
            <text:p>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13</text:p>
          </table:table-cell>
          <table:table-cell table:formula="of:=AVERAGE([.G231:.H231])" office:value-type="float" office:value="232.5" calcext:value-type="float">
            <text:p>232.5</text:p>
          </table:table-cell>
          <table:table-cell table:formula="of:=AVERAGE([.E231:.F231])" office:value-type="float" office:value="128.5" calcext:value-type="float">
            <text:p>128.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268" calcext:value-type="float">
            <text:p>2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360</text:p>
          </table:table-cell>
          <table:table-cell table:formula="of:=AVERAGE([.G232:.H232])" office:value-type="float" office:value="279" calcext:value-type="float">
            <text:p>279</text:p>
          </table:table-cell>
          <table:table-cell table:formula="of:=AVERAGE([.E232:.F232])" office:value-type="float" office:value="248" calcext:value-type="float">
            <text:p>24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92" calcext:value-type="float">
            <text:p>2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238</text:p>
          </table:table-cell>
          <table:table-cell table:formula="of:=AVERAGE([.G233:.H233])" office:value-type="float" office:value="182.5" calcext:value-type="float">
            <text:p>182.5</text:p>
          </table:table-cell>
          <table:table-cell table:formula="of:=AVERAGE([.E233:.F233])" office:value-type="float" office:value="155" calcext:value-type="float">
            <text:p>1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32</text:p>
          </table:table-cell>
          <table:table-cell table:formula="of:=AVERAGE([.G234:.H234])" office:value-type="float" office:value="526.5" calcext:value-type="float">
            <text:p>526.5</text:p>
          </table:table-cell>
          <table:table-cell table:formula="of:=AVERAGE([.E234:.F234])" office:value-type="float" office:value="507" calcext:value-type="float">
            <text:p>507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36" calcext:value-type="float">
            <text:p>536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1902604</text:p>
          </table:table-cell>
          <table:table-cell table:formula="of:=AVERAGE([.G235:.H235])" office:value-type="float" office:value="197" calcext:value-type="float">
            <text:p>197</text:p>
          </table:table-cell>
          <table:table-cell table:formula="of:=AVERAGE([.E235:.F235])" office:value-type="float" office:value="146" calcext:value-type="float">
            <text:p>14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09</text:p>
          </table:table-cell>
          <table:table-cell table:formula="of:=AVERAGE([.G236:.H236])" office:value-type="float" office:value="365.5" calcext:value-type="float">
            <text:p>365.5</text:p>
          </table:table-cell>
          <table:table-cell table:formula="of:=AVERAGE([.E236:.F236])" office:value-type="float" office:value="307.5" calcext:value-type="float">
            <text:p>307.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89" calcext:value-type="float">
            <text:p>3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02</text:p>
          </table:table-cell>
          <table:table-cell table:formula="of:=AVERAGE([.G237:.H237])" office:value-type="float" office:value="197.5" calcext:value-type="float">
            <text:p>197.5</text:p>
          </table:table-cell>
          <table:table-cell table:formula="of:=AVERAGE([.E237:.F237])" office:value-type="float" office:value="162.5" calcext:value-type="float">
            <text:p>162.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274</text:p>
          </table:table-cell>
          <table:table-cell table:formula="of:=AVERAGE([.G238:.H238])" office:value-type="float" office:value="209.5" calcext:value-type="float">
            <text:p>209.5</text:p>
          </table:table-cell>
          <table:table-cell table:formula="of:=AVERAGE([.E238:.F238])" office:value-type="float" office:value="207" calcext:value-type="float">
            <text:p>20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237" calcext:value-type="float">
            <text:p>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27</text:p>
          </table:table-cell>
          <table:table-cell table:formula="of:=AVERAGE([.G239:.H239])" office:value-type="float" office:value="189" calcext:value-type="float">
            <text:p>189</text:p>
          </table:table-cell>
          <table:table-cell table:formula="of:=AVERAGE([.E239:.F239])" office:value-type="float" office:value="143.5" calcext:value-type="float">
            <text:p>143.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20</text:p>
          </table:table-cell>
          <table:table-cell table:formula="of:=AVERAGE([.G240:.H240])" office:value-type="float" office:value="195.5" calcext:value-type="float">
            <text:p>195.5</text:p>
          </table:table-cell>
          <table:table-cell table:formula="of:=AVERAGE([.E240:.F240])" office:value-type="float" office:value="199" calcext:value-type="float">
            <text:p>19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86</text:p>
          </table:table-cell>
          <table:table-cell table:formula="of:=AVERAGE([.G241:.H241])" office:value-type="float" office:value="220.5" calcext:value-type="float">
            <text:p>220.5</text:p>
          </table:table-cell>
          <table:table-cell table:formula="of:=AVERAGE([.E241:.F241])" office:value-type="float" office:value="179" calcext:value-type="float">
            <text:p>17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247" calcext:value-type="float">
            <text:p>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892</text:p>
          </table:table-cell>
          <table:table-cell table:formula="of:=AVERAGE([.G242:.H242])" office:value-type="float" office:value="248.5" calcext:value-type="float">
            <text:p>248.5</text:p>
          </table:table-cell>
          <table:table-cell table:formula="of:=AVERAGE([.E242:.F242])" office:value-type="float" office:value="221" calcext:value-type="float">
            <text:p>2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264</text:p>
          </table:table-cell>
          <table:table-cell table:formula="of:=AVERAGE([.G243:.H243])" office:value-type="float" office:value="230.5" calcext:value-type="float">
            <text:p>230.5</text:p>
          </table:table-cell>
          <table:table-cell table:formula="of:=AVERAGE([.E243:.F243])" office:value-type="float" office:value="177.5" calcext:value-type="float">
            <text:p>177.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office:value-type="float" office:value="251" calcext:value-type="float">
            <text:p>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56</text:p>
          </table:table-cell>
          <table:table-cell table:formula="of:=AVERAGE([.G244:.H244])" office:value-type="float" office:value="312" calcext:value-type="float">
            <text:p>312</text:p>
          </table:table-cell>
          <table:table-cell table:formula="of:=AVERAGE([.E244:.F244])" office:value-type="float" office:value="283.5" calcext:value-type="float">
            <text:p>283.5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338" calcext:value-type="float">
            <text:p>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156</text:p>
          </table:table-cell>
          <table:table-cell table:formula="of:=AVERAGE([.G245:.H245])" office:value-type="float" office:value="181.5" calcext:value-type="float">
            <text:p>181.5</text:p>
          </table:table-cell>
          <table:table-cell table:formula="of:=AVERAGE([.E245:.F245])" office:value-type="float" office:value="154" calcext:value-type="float">
            <text:p>15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417</text:p>
          </table:table-cell>
          <table:table-cell table:formula="of:=AVERAGE([.G246:.H246])" office:value-type="float" office:value="193.5" calcext:value-type="float">
            <text:p>193.5</text:p>
          </table:table-cell>
          <table:table-cell table:formula="of:=AVERAGE([.E246:.F246])" office:value-type="float" office:value="175" calcext:value-type="float">
            <text:p>17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224" calcext:value-type="float">
            <text:p>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96</text:p>
          </table:table-cell>
          <table:table-cell table:formula="of:=AVERAGE([.G247:.H247])" office:value-type="float" office:value="166.5" calcext:value-type="float">
            <text:p>166.5</text:p>
          </table:table-cell>
          <table:table-cell table:formula="of:=AVERAGE([.E247:.F247])" office:value-type="float" office:value="129" calcext:value-type="float">
            <text:p>12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60</text:p>
          </table:table-cell>
          <table:table-cell table:formula="of:=AVERAGE([.G248:.H248])" office:value-type="float" office:value="163.5" calcext:value-type="float">
            <text:p>163.5</text:p>
          </table:table-cell>
          <table:table-cell table:formula="of:=AVERAGE([.E248:.F248])" office:value-type="float" office:value="164.5" calcext:value-type="float">
            <text:p>164.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539</text:p>
          </table:table-cell>
          <table:table-cell table:formula="of:=AVERAGE([.G249:.H249])" office:value-type="float" office:value="169.5" calcext:value-type="float">
            <text:p>169.5</text:p>
          </table:table-cell>
          <table:table-cell table:formula="of:=AVERAGE([.E249:.F249])" office:value-type="float" office:value="139" calcext:value-type="float">
            <text:p>13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81</text:p>
          </table:table-cell>
          <table:table-cell table:formula="of:=AVERAGE([.G250:.H250])" office:value-type="float" office:value="179.5" calcext:value-type="float">
            <text:p>179.5</text:p>
          </table:table-cell>
          <table:table-cell table:formula="of:=AVERAGE([.E250:.F250])" office:value-type="float" office:value="200" calcext:value-type="float">
            <text:p>2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23</text:p>
          </table:table-cell>
          <table:table-cell table:formula="of:=AVERAGE([.G251:.H251])" office:value-type="float" office:value="293.5" calcext:value-type="float">
            <text:p>293.5</text:p>
          </table:table-cell>
          <table:table-cell table:formula="of:=AVERAGE([.E251:.F251])" office:value-type="float" office:value="386.5" calcext:value-type="float">
            <text:p>386.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543" calcext:value-type="float">
            <text:p>543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21</text:p>
          </table:table-cell>
          <table:table-cell table:formula="of:=AVERAGE([.G252:.H252])" office:value-type="float" office:value="185" calcext:value-type="float">
            <text:p>185</text:p>
          </table:table-cell>
          <table:table-cell table:formula="of:=AVERAGE([.E252:.F252])" office:value-type="float" office:value="159.5" calcext:value-type="float">
            <text:p>159.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03</text:p>
          </table:table-cell>
          <table:table-cell table:formula="of:=AVERAGE([.G253:.H253])" office:value-type="float" office:value="167.5" calcext:value-type="float">
            <text:p>167.5</text:p>
          </table:table-cell>
          <table:table-cell table:formula="of:=AVERAGE([.E253:.F253])" office:value-type="float" office:value="136" calcext:value-type="float">
            <text:p>13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8193</text:p>
          </table:table-cell>
          <table:table-cell table:formula="of:=AVERAGE([.G254:.H254])" office:value-type="float" office:value="157" calcext:value-type="float">
            <text:p>157</text:p>
          </table:table-cell>
          <table:table-cell table:formula="of:=AVERAGE([.E254:.F254])"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262</text:p>
          </table:table-cell>
          <table:table-cell table:formula="of:=AVERAGE([.G255:.H255])" office:value-type="float" office:value="169.5" calcext:value-type="float">
            <text:p>169.5</text:p>
          </table:table-cell>
          <table:table-cell table:formula="of:=AVERAGE([.E255:.F255])" office:value-type="float" office:value="152.5" calcext:value-type="float">
            <text:p>152.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88</text:p>
          </table:table-cell>
          <table:table-cell table:formula="of:=AVERAGE([.G256:.H256])" office:value-type="float" office:value="391.5" calcext:value-type="float">
            <text:p>391.5</text:p>
          </table:table-cell>
          <table:table-cell table:formula="of:=AVERAGE([.E256:.F256])" office:value-type="float" office:value="329" calcext:value-type="float">
            <text:p>32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47" calcext:value-type="float">
            <text:p>347</text:p>
          </table:table-cell>
          <table:table-cell office:value-type="float" office:value="320" calcext:value-type="float">
            <text:p>320</text:p>
          </table:table-cell>
          <table:table-cell office:value-type="float" office:value="463" calcext:value-type="float">
            <text:p>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038</text:p>
          </table:table-cell>
          <table:table-cell table:formula="of:=AVERAGE([.G257:.H257])" office:value-type="float" office:value="160.5" calcext:value-type="float">
            <text:p>160.5</text:p>
          </table:table-cell>
          <table:table-cell table:formula="of:=AVERAGE([.E257:.F257])" office:value-type="float" office:value="127" calcext:value-type="float">
            <text:p>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5429</text:p>
          </table:table-cell>
          <table:table-cell table:formula="of:=AVERAGE([.G258:.H258])" office:value-type="float" office:value="145" calcext:value-type="float">
            <text:p>145</text:p>
          </table:table-cell>
          <table:table-cell table:formula="of:=AVERAGE([.E258:.F258])" office:value-type="float" office:value="105" calcext:value-type="float">
            <text:p>1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49</text:p>
          </table:table-cell>
          <table:table-cell table:formula="of:=AVERAGE([.G259:.H259])" office:value-type="float" office:value="269.5" calcext:value-type="float">
            <text:p>269.5</text:p>
          </table:table-cell>
          <table:table-cell table:formula="of:=AVERAGE([.E259:.F259])" office:value-type="float" office:value="261" calcext:value-type="float">
            <text:p>261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354</text:p>
          </table:table-cell>
          <table:table-cell table:formula="of:=AVERAGE([.G260:.H260])" office:value-type="float" office:value="153" calcext:value-type="float">
            <text:p>153</text:p>
          </table:table-cell>
          <table:table-cell table:formula="of:=AVERAGE([.E260:.F260])" office:value-type="float" office:value="126" calcext:value-type="float">
            <text:p>12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50</text:p>
          </table:table-cell>
          <table:table-cell table:formula="of:=AVERAGE([.G261:.H261])" office:value-type="float" office:value="158" calcext:value-type="float">
            <text:p>158</text:p>
          </table:table-cell>
          <table:table-cell table:formula="of:=AVERAGE([.E261:.F261])" office:value-type="float" office:value="138.5" calcext:value-type="float">
            <text:p>138.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05</text:p>
          </table:table-cell>
          <table:table-cell table:formula="of:=AVERAGE([.G262:.H262])" office:value-type="float" office:value="150" calcext:value-type="float">
            <text:p>150</text:p>
          </table:table-cell>
          <table:table-cell table:formula="of:=AVERAGE([.E262:.F262])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86</text:p>
          </table:table-cell>
          <table:table-cell table:formula="of:=AVERAGE([.G263:.H263])" office:value-type="float" office:value="311.5" calcext:value-type="float">
            <text:p>311.5</text:p>
          </table:table-cell>
          <table:table-cell table:formula="of:=AVERAGE([.E263:.F263])" office:value-type="float" office:value="286" calcext:value-type="float">
            <text:p>286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86</text:p>
          </table:table-cell>
          <table:table-cell table:formula="of:=AVERAGE([.G264:.H264])" office:value-type="float" office:value="211.5" calcext:value-type="float">
            <text:p>211.5</text:p>
          </table:table-cell>
          <table:table-cell table:formula="of:=AVERAGE([.E264:.F264])" office:value-type="float" office:value="182.5" calcext:value-type="float">
            <text:p>182.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66</text:p>
          </table:table-cell>
          <table:table-cell table:formula="of:=AVERAGE([.G265:.H265])" office:value-type="float" office:value="157" calcext:value-type="float">
            <text:p>157</text:p>
          </table:table-cell>
          <table:table-cell table:formula="of:=AVERAGE([.E265:.F265])" office:value-type="float" office:value="164.5" calcext:value-type="float">
            <text:p>164.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22900</text:p>
          </table:table-cell>
          <table:table-cell table:formula="of:=AVERAGE([.G266:.H266])" office:value-type="float" office:value="174.5" calcext:value-type="float">
            <text:p>174.5</text:p>
          </table:table-cell>
          <table:table-cell table:formula="of:=AVERAGE([.E266:.F266])" office:value-type="float" office:value="170" calcext:value-type="float">
            <text:p>17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71</text:p>
          </table:table-cell>
          <table:table-cell table:formula="of:=AVERAGE([.G267:.H267])" office:value-type="float" office:value="310.5" calcext:value-type="float">
            <text:p>310.5</text:p>
          </table:table-cell>
          <table:table-cell table:formula="of:=AVERAGE([.E267:.F267])" office:value-type="float" office:value="307" calcext:value-type="float">
            <text:p>30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033</text:p>
          </table:table-cell>
          <table:table-cell table:formula="of:=AVERAGE([.G268:.H268])" office:value-type="float" office:value="139.5" calcext:value-type="float">
            <text:p>139.5</text:p>
          </table:table-cell>
          <table:table-cell table:formula="of:=AVERAGE([.E268:.F268])" office:value-type="float" office:value="132.5" calcext:value-type="float">
            <text:p>132.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61024</text:p>
          </table:table-cell>
          <table:table-cell table:formula="of:=AVERAGE([.G269:.H269])" office:value-type="float" office:value="139.5" calcext:value-type="float">
            <text:p>139.5</text:p>
          </table:table-cell>
          <table:table-cell table:formula="of:=AVERAGE([.E269:.F269])" office:value-type="float" office:value="132.5" calcext:value-type="float">
            <text:p>132.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23</text:p>
          </table:table-cell>
          <table:table-cell table:formula="of:=AVERAGE([.G270:.H270])" office:value-type="float" office:value="146.5" calcext:value-type="float">
            <text:p>146.5</text:p>
          </table:table-cell>
          <table:table-cell table:formula="of:=AVERAGE([.E270:.F270])" office:value-type="float" office:value="132" calcext:value-type="float">
            <text:p>1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187</text:p>
          </table:table-cell>
          <table:table-cell table:formula="of:=AVERAGE([.G271:.H271])" office:value-type="float" office:value="155" calcext:value-type="float">
            <text:p>155</text:p>
          </table:table-cell>
          <table:table-cell table:formula="of:=AVERAGE([.E271:.F271])" office:value-type="float" office:value="111.5" calcext:value-type="float">
            <text:p>111.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70</text:p>
          </table:table-cell>
          <table:table-cell table:formula="of:=AVERAGE([.G272:.H272])" office:value-type="float" office:value="170" calcext:value-type="float">
            <text:p>170</text:p>
          </table:table-cell>
          <table:table-cell table:formula="of:=AVERAGE([.E272:.F272])" office:value-type="float" office:value="155" calcext:value-type="float">
            <text:p>15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38</text:p>
          </table:table-cell>
          <table:table-cell table:formula="of:=AVERAGE([.G273:.H273])" office:value-type="float" office:value="127.5" calcext:value-type="float">
            <text:p>127.5</text:p>
          </table:table-cell>
          <table:table-cell table:formula="of:=AVERAGE([.E273:.F273])" office:value-type="float" office:value="119.5" calcext:value-type="float">
            <text:p>119.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05</text:p>
          </table:table-cell>
          <table:table-cell table:formula="of:=AVERAGE([.G274:.H274])" office:value-type="float" office:value="195" calcext:value-type="float">
            <text:p>195</text:p>
          </table:table-cell>
          <table:table-cell table:formula="of:=AVERAGE([.E274:.F274])" office:value-type="float" office:value="173" calcext:value-type="float">
            <text:p>17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69</text:p>
          </table:table-cell>
          <table:table-cell table:formula="of:=AVERAGE([.G275:.H275])" office:value-type="float" office:value="214.5" calcext:value-type="float">
            <text:p>214.5</text:p>
          </table:table-cell>
          <table:table-cell table:formula="of:=AVERAGE([.E275:.F275])" office:value-type="float" office:value="184" calcext:value-type="float">
            <text:p>18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07</text:p>
          </table:table-cell>
          <table:table-cell table:formula="of:=AVERAGE([.G276:.H276])" office:value-type="float" office:value="184.5" calcext:value-type="float">
            <text:p>184.5</text:p>
          </table:table-cell>
          <table:table-cell table:formula="of:=AVERAGE([.E276:.F276])" office:value-type="float" office:value="203" calcext:value-type="float">
            <text:p>20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03</text:p>
          </table:table-cell>
          <table:table-cell table:formula="of:=AVERAGE([.G277:.H277])" office:value-type="float" office:value="134.5" calcext:value-type="float">
            <text:p>134.5</text:p>
          </table:table-cell>
          <table:table-cell table:formula="of:=AVERAGE([.E277:.F277])" office:value-type="float" office:value="117" calcext:value-type="float">
            <text:p>1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08</text:p>
          </table:table-cell>
          <table:table-cell table:formula="of:=AVERAGE([.G278:.H278])" office:value-type="float" office:value="218.5" calcext:value-type="float">
            <text:p>218.5</text:p>
          </table:table-cell>
          <table:table-cell table:formula="of:=AVERAGE([.E278:.F278])" office:value-type="float" office:value="195.5" calcext:value-type="float">
            <text:p>195.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388</text:p>
          </table:table-cell>
          <table:table-cell table:formula="of:=AVERAGE([.G279:.H279])" office:value-type="float" office:value="120.5" calcext:value-type="float">
            <text:p>120.5</text:p>
          </table:table-cell>
          <table:table-cell table:formula="of:=AVERAGE([.E279:.F279])" office:value-type="float" office:value="112.5" calcext:value-type="float">
            <text:p>112.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08</text:p>
          </table:table-cell>
          <table:table-cell table:formula="of:=AVERAGE([.G280:.H280])" office:value-type="float" office:value="199.5" calcext:value-type="float">
            <text:p>199.5</text:p>
          </table:table-cell>
          <table:table-cell table:formula="of:=AVERAGE([.E280:.F280])" office:value-type="float" office:value="194" calcext:value-type="float">
            <text:p>19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27" calcext:value-type="float">
            <text:p>227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44</text:p>
          </table:table-cell>
          <table:table-cell table:formula="of:=AVERAGE([.G281:.H281])" office:value-type="float" office:value="256" calcext:value-type="float">
            <text:p>256</text:p>
          </table:table-cell>
          <table:table-cell table:formula="of:=AVERAGE([.E281:.F281])" office:value-type="float" office:value="205" calcext:value-type="float">
            <text:p>20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01</text:p>
          </table:table-cell>
          <table:table-cell table:formula="of:=AVERAGE([.G282:.H282])" office:value-type="float" office:value="243" calcext:value-type="float">
            <text:p>243</text:p>
          </table:table-cell>
          <table:table-cell table:formula="of:=AVERAGE([.E282:.F282])" office:value-type="float" office:value="190" calcext:value-type="float">
            <text:p>19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224" calcext:value-type="float">
            <text:p>224</text:p>
          </table:table-cell>
          <table:table-cell office:value-type="float" office:value="262" calcext:value-type="float">
            <text:p>2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94</text:p>
          </table:table-cell>
          <table:table-cell table:formula="of:=AVERAGE([.G283:.H283])" office:value-type="float" office:value="134.5" calcext:value-type="float">
            <text:p>134.5</text:p>
          </table:table-cell>
          <table:table-cell table:formula="of:=AVERAGE([.E283:.F283])" office:value-type="float" office:value="135.5" calcext:value-type="float">
            <text:p>135.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653</text:p>
          </table:table-cell>
          <table:table-cell table:formula="of:=AVERAGE([.G284:.H284])" office:value-type="float" office:value="116" calcext:value-type="float">
            <text:p>116</text:p>
          </table:table-cell>
          <table:table-cell table:formula="of:=AVERAGE([.E284:.F284])" office:value-type="float" office:value="97" calcext:value-type="float">
            <text:p>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23</text:p>
          </table:table-cell>
          <table:table-cell table:formula="of:=AVERAGE([.G285:.H285])" office:value-type="float" office:value="104" calcext:value-type="float">
            <text:p>104</text:p>
          </table:table-cell>
          <table:table-cell table:formula="of:=AVERAGE([.E285:.F285])" office:value-type="float" office:value="137.5" calcext:value-type="float">
            <text:p>137.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64</text:p>
          </table:table-cell>
          <table:table-cell table:formula="of:=AVERAGE([.G286:.H286])" office:value-type="float" office:value="201" calcext:value-type="float">
            <text:p>201</text:p>
          </table:table-cell>
          <table:table-cell table:formula="of:=AVERAGE([.E286:.F286])" office:value-type="float" office:value="160.5" calcext:value-type="float">
            <text:p>160.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12</text:p>
          </table:table-cell>
          <table:table-cell table:formula="of:=AVERAGE([.G287:.H287])" office:value-type="float" office:value="147" calcext:value-type="float">
            <text:p>147</text:p>
          </table:table-cell>
          <table:table-cell table:formula="of:=AVERAGE([.E287:.F287])" office:value-type="float" office:value="148" calcext:value-type="float">
            <text:p>14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619</text:p>
          </table:table-cell>
          <table:table-cell table:formula="of:=AVERAGE([.G288:.H288])" office:value-type="float" office:value="104" calcext:value-type="float">
            <text:p>104</text:p>
          </table:table-cell>
          <table:table-cell table:formula="of:=AVERAGE([.E288:.F288])"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188</text:p>
          </table:table-cell>
          <table:table-cell table:formula="of:=AVERAGE([.G289:.H289])" office:value-type="float" office:value="82.5" calcext:value-type="float">
            <text:p>82.5</text:p>
          </table:table-cell>
          <table:table-cell table:formula="of:=AVERAGE([.E289:.F289])" office:value-type="float" office:value="80.5" calcext:value-type="float">
            <text:p>80.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34</text:p>
          </table:table-cell>
          <table:table-cell table:formula="of:=AVERAGE([.G290:.H290])" office:value-type="float" office:value="115" calcext:value-type="float">
            <text:p>115</text:p>
          </table:table-cell>
          <table:table-cell table:formula="of:=AVERAGE([.E290:.F290])" office:value-type="float" office:value="126.5" calcext:value-type="float">
            <text:p>126.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82</text:p>
          </table:table-cell>
          <table:table-cell table:formula="of:=AVERAGE([.G291:.H291])" office:value-type="float" office:value="91" calcext:value-type="float">
            <text:p>91</text:p>
          </table:table-cell>
          <table:table-cell table:formula="of:=AVERAGE([.E291:.F291])" office:value-type="float" office:value="80" calcext:value-type="float">
            <text:p>8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45</text:p>
          </table:table-cell>
          <table:table-cell table:formula="of:=AVERAGE([.G292:.H292])" office:value-type="float" office:value="94" calcext:value-type="float">
            <text:p>94</text:p>
          </table:table-cell>
          <table:table-cell table:formula="of:=AVERAGE([.E292:.F292])" office:value-type="float" office:value="68" calcext:value-type="float">
            <text:p>68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72</text:p>
          </table:table-cell>
          <table:table-cell table:formula="of:=AVERAGE([.G293:.H293])" office:value-type="float" office:value="107.5" calcext:value-type="float">
            <text:p>107.5</text:p>
          </table:table-cell>
          <table:table-cell table:formula="of:=AVERAGE([.E293:.F293])" office:value-type="float" office:value="96.5" calcext:value-type="float">
            <text:p>96.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17</text:p>
          </table:table-cell>
          <table:table-cell table:formula="of:=AVERAGE([.G294:.H294])" office:value-type="float" office:value="74.5" calcext:value-type="float">
            <text:p>74.5</text:p>
          </table:table-cell>
          <table:table-cell table:formula="of:=AVERAGE([.E294:.F294])"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56</text:p>
          </table:table-cell>
          <table:table-cell table:formula="of:=AVERAGE([.G295:.H295])" office:value-type="float" office:value="96.5" calcext:value-type="float">
            <text:p>96.5</text:p>
          </table:table-cell>
          <table:table-cell table:formula="of:=AVERAGE([.E295:.F295])" office:value-type="float" office:value="90.5" calcext:value-type="float">
            <text:p>90.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86</text:p>
          </table:table-cell>
          <table:table-cell table:formula="of:=AVERAGE([.G296:.H296])" office:value-type="float" office:value="133.5" calcext:value-type="float">
            <text:p>133.5</text:p>
          </table:table-cell>
          <table:table-cell table:formula="of:=AVERAGE([.E296:.F296])" office:value-type="float" office:value="119.5" calcext:value-type="float">
            <text:p>119.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42</text:p>
          </table:table-cell>
          <table:table-cell table:formula="of:=AVERAGE([.G297:.H297])" office:value-type="float" office:value="89" calcext:value-type="float">
            <text:p>89</text:p>
          </table:table-cell>
          <table:table-cell table:formula="of:=AVERAGE([.E297:.F297])" office:value-type="float" office:value="87.5" calcext:value-type="float">
            <text:p>87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363</text:p>
          </table:table-cell>
          <table:table-cell table:formula="of:=AVERAGE([.G298:.H298])" office:value-type="float" office:value="89" calcext:value-type="float">
            <text:p>89</text:p>
          </table:table-cell>
          <table:table-cell table:formula="of:=AVERAGE([.E298:.F298])" office:value-type="float" office:value="87.5" calcext:value-type="float">
            <text:p>87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7</text:p>
          </table:table-cell>
          <table:table-cell table:formula="of:=AVERAGE([.G299:.H299])" office:value-type="float" office:value="143.5" calcext:value-type="float">
            <text:p>143.5</text:p>
          </table:table-cell>
          <table:table-cell table:formula="of:=AVERAGE([.E299:.F299])" office:value-type="float" office:value="124.5" calcext:value-type="float">
            <text:p>124.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81</text:p>
          </table:table-cell>
          <table:table-cell table:formula="of:=AVERAGE([.G300:.H300])" office:value-type="float" office:value="91.5" calcext:value-type="float">
            <text:p>91.5</text:p>
          </table:table-cell>
          <table:table-cell table:formula="of:=AVERAGE([.E300:.F300])" office:value-type="float" office:value="67" calcext:value-type="float">
            <text:p>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18</text:p>
          </table:table-cell>
          <table:table-cell table:formula="of:=AVERAGE([.G301:.H301])" office:value-type="float" office:value="126.5" calcext:value-type="float">
            <text:p>126.5</text:p>
          </table:table-cell>
          <table:table-cell table:formula="of:=AVERAGE([.E301:.F301])" office:value-type="float" office:value="99" calcext:value-type="float">
            <text:p>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258</text:p>
          </table:table-cell>
          <table:table-cell table:formula="of:=AVERAGE([.G302:.H302])" office:value-type="float" office:value="87" calcext:value-type="float">
            <text:p>87</text:p>
          </table:table-cell>
          <table:table-cell table:formula="of:=AVERAGE([.E302:.F302])" office:value-type="float" office:value="85.5" calcext:value-type="float">
            <text:p>85.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72</text:p>
          </table:table-cell>
          <table:table-cell table:formula="of:=AVERAGE([.G303:.H303])" office:value-type="float" office:value="80.5" calcext:value-type="float">
            <text:p>80.5</text:p>
          </table:table-cell>
          <table:table-cell table:formula="of:=AVERAGE([.E303:.F303])" office:value-type="float" office:value="67.5" calcext:value-type="float">
            <text:p>67.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35</text:p>
          </table:table-cell>
          <table:table-cell table:formula="of:=AVERAGE([.G304:.H304])" office:value-type="float" office:value="77.5" calcext:value-type="float">
            <text:p>77.5</text:p>
          </table:table-cell>
          <table:table-cell table:formula="of:=AVERAGE([.E304:.F304])" office:value-type="float" office:value="69.5" calcext:value-type="float">
            <text:p>69.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03</text:p>
          </table:table-cell>
          <table:table-cell table:formula="of:=AVERAGE([.G305:.H305])" office:value-type="float" office:value="97.5" calcext:value-type="float">
            <text:p>97.5</text:p>
          </table:table-cell>
          <table:table-cell table:formula="of:=AVERAGE([.E305:.F305])" office:value-type="float" office:value="73.5" calcext:value-type="float">
            <text:p>73.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98</text:p>
          </table:table-cell>
          <table:table-cell table:formula="of:=AVERAGE([.G306:.H306])" office:value-type="float" office:value="139" calcext:value-type="float">
            <text:p>139</text:p>
          </table:table-cell>
          <table:table-cell table:formula="of:=AVERAGE([.E306:.F306])" office:value-type="float" office:value="122" calcext:value-type="float">
            <text:p>12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256</text:p>
          </table:table-cell>
          <table:table-cell table:formula="of:=AVERAGE([.G307:.H307])" office:value-type="float" office:value="95" calcext:value-type="float">
            <text:p>95</text:p>
          </table:table-cell>
          <table:table-cell table:formula="of:=AVERAGE([.E307:.F307])" office:value-type="float" office:value="67.5" calcext:value-type="float">
            <text:p>67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3</text:p>
          </table:table-cell>
          <table:table-cell table:formula="of:=AVERAGE([.G308:.H308])" office:value-type="float" office:value="71" calcext:value-type="float">
            <text:p>71</text:p>
          </table:table-cell>
          <table:table-cell table:formula="of:=AVERAGE([.E308:.F308])" office:value-type="float" office:value="81.5" calcext:value-type="float">
            <text:p>81.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59</text:p>
          </table:table-cell>
          <table:table-cell table:formula="of:=AVERAGE([.G309:.H309])" office:value-type="float" office:value="102.5" calcext:value-type="float">
            <text:p>102.5</text:p>
          </table:table-cell>
          <table:table-cell table:formula="of:=AVERAGE([.E309:.F309])" office:value-type="float" office:value="135.5" calcext:value-type="float">
            <text:p>135.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88</text:p>
          </table:table-cell>
          <table:table-cell table:formula="of:=AVERAGE([.G310:.H310])" office:value-type="float" office:value="174" calcext:value-type="float">
            <text:p>174</text:p>
          </table:table-cell>
          <table:table-cell table:formula="of:=AVERAGE([.E310:.F310])" office:value-type="float" office:value="161.5" calcext:value-type="float">
            <text:p>161.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71</text:p>
          </table:table-cell>
          <table:table-cell table:formula="of:=AVERAGE([.G311:.H311])" office:value-type="float" office:value="118.5" calcext:value-type="float">
            <text:p>118.5</text:p>
          </table:table-cell>
          <table:table-cell table:formula="of:=AVERAGE([.E311:.F311])" office:value-type="float" office:value="118" calcext:value-type="float">
            <text:p>11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919</text:p>
          </table:table-cell>
          <table:table-cell table:formula="of:=AVERAGE([.G312:.H312])" office:value-type="float" office:value="50.5" calcext:value-type="float">
            <text:p>50.5</text:p>
          </table:table-cell>
          <table:table-cell table:formula="of:=AVERAGE([.E312:.F312])"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439</text:p>
          </table:table-cell>
          <table:table-cell table:formula="of:=AVERAGE([.G313:.H313])" office:value-type="float" office:value="62.5" calcext:value-type="float">
            <text:p>62.5</text:p>
          </table:table-cell>
          <table:table-cell table:formula="of:=AVERAGE([.E313:.F313])" office:value-type="float" office:value="51.5" calcext:value-type="float">
            <text:p>51.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488</text:p>
          </table:table-cell>
          <table:table-cell table:formula="of:=AVERAGE([.G314:.H314])" office:value-type="float" office:value="100.5" calcext:value-type="float">
            <text:p>100.5</text:p>
          </table:table-cell>
          <table:table-cell table:formula="of:=AVERAGE([.E314:.F314])" office:value-type="float" office:value="83" calcext:value-type="float">
            <text:p>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65</text:p>
          </table:table-cell>
          <table:table-cell table:formula="of:=AVERAGE([.G315:.H315])" office:value-type="float" office:value="69.5" calcext:value-type="float">
            <text:p>69.5</text:p>
          </table:table-cell>
          <table:table-cell table:formula="of:=AVERAGE([.E315:.F315])" office:value-type="float" office:value="41.5" calcext:value-type="float">
            <text:p>41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03</text:p>
          </table:table-cell>
          <table:table-cell table:formula="of:=AVERAGE([.G316:.H316])" office:value-type="float" office:value="67" calcext:value-type="float">
            <text:p>67</text:p>
          </table:table-cell>
          <table:table-cell table:formula="of:=AVERAGE([.E316:.F316])" office:value-type="float" office:value="80" calcext:value-type="float">
            <text:p>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18</text:p>
          </table:table-cell>
          <table:table-cell table:formula="of:=AVERAGE([.G317:.H317])" office:value-type="float" office:value="62.5" calcext:value-type="float">
            <text:p>62.5</text:p>
          </table:table-cell>
          <table:table-cell table:formula="of:=AVERAGE([.E317:.F317])" office:value-type="float" office:value="51.5" calcext:value-type="float">
            <text:p>51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78</text:p>
          </table:table-cell>
          <table:table-cell table:formula="of:=AVERAGE([.G318:.H318])" office:value-type="float" office:value="66" calcext:value-type="float">
            <text:p>66</text:p>
          </table:table-cell>
          <table:table-cell table:formula="of:=AVERAGE([.E318:.F318])" office:value-type="float" office:value="73" calcext:value-type="float">
            <text:p>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33</text:p>
          </table:table-cell>
          <table:table-cell table:formula="of:=AVERAGE([.G319:.H319])" office:value-type="float" office:value="67.5" calcext:value-type="float">
            <text:p>67.5</text:p>
          </table:table-cell>
          <table:table-cell table:formula="of:=AVERAGE([.E319:.F319])" office:value-type="float" office:value="64.5" calcext:value-type="float">
            <text:p>64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79</text:p>
          </table:table-cell>
          <table:table-cell table:formula="of:=AVERAGE([.G320:.H320])" office:value-type="float" office:value="42" calcext:value-type="float">
            <text:p>42</text:p>
          </table:table-cell>
          <table:table-cell table:formula="of:=AVERAGE([.E320:.F320])" office:value-type="float" office:value="42" calcext:value-type="float">
            <text:p>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295</text:p>
          </table:table-cell>
          <table:table-cell table:formula="of:=AVERAGE([.G321:.H321])" office:value-type="float" office:value="80.5" calcext:value-type="float">
            <text:p>80.5</text:p>
          </table:table-cell>
          <table:table-cell table:formula="of:=AVERAGE([.E321:.F321])" office:value-type="float" office:value="78.5" calcext:value-type="float">
            <text:p>78.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84</text:p>
          </table:table-cell>
          <table:table-cell table:formula="of:=AVERAGE([.G322:.H322])" office:value-type="float" office:value="75.5" calcext:value-type="float">
            <text:p>75.5</text:p>
          </table:table-cell>
          <table:table-cell table:formula="of:=AVERAGE([.E322:.F322])" office:value-type="float" office:value="58.5" calcext:value-type="float">
            <text:p>58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64</text:p>
          </table:table-cell>
          <table:table-cell table:formula="of:=AVERAGE([.G323:.H323])" office:value-type="float" office:value="53" calcext:value-type="float">
            <text:p>53</text:p>
          </table:table-cell>
          <table:table-cell table:formula="of:=AVERAGE([.E323:.F323])" office:value-type="float" office:value="36.5" calcext:value-type="float">
            <text:p>36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78</text:p>
          </table:table-cell>
          <table:table-cell table:formula="of:=AVERAGE([.G324:.H324])" office:value-type="float" office:value="50" calcext:value-type="float">
            <text:p>50</text:p>
          </table:table-cell>
          <table:table-cell table:formula="of:=AVERAGE([.E324:.F324])" office:value-type="float" office:value="53.5" calcext:value-type="float">
            <text:p>53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2128</text:p>
          </table:table-cell>
          <table:table-cell table:formula="of:=AVERAGE([.G325:.H325])" office:value-type="float" office:value="52.5" calcext:value-type="float">
            <text:p>52.5</text:p>
          </table:table-cell>
          <table:table-cell table:formula="of:=AVERAGE([.E325:.F325])" office:value-type="float" office:value="42.5" calcext:value-type="float">
            <text:p>42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78</text:p>
          </table:table-cell>
          <table:table-cell table:formula="of:=AVERAGE([.G326:.H326])" office:value-type="float" office:value="32.5" calcext:value-type="float">
            <text:p>32.5</text:p>
          </table:table-cell>
          <table:table-cell table:formula="of:=AVERAGE([.E326:.F326])" office:value-type="float" office:value="33.5" calcext:value-type="float">
            <text:p>33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419</text:p>
          </table:table-cell>
          <table:table-cell table:formula="of:=AVERAGE([.G327:.H327])" office:value-type="float" office:value="60" calcext:value-type="float">
            <text:p>60</text:p>
          </table:table-cell>
          <table:table-cell table:formula="of:=AVERAGE([.E327:.F327])"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220</text:p>
          </table:table-cell>
          <table:table-cell table:formula="of:=AVERAGE([.G328:.H328])" office:value-type="float" office:value="107" calcext:value-type="float">
            <text:p>107</text:p>
          </table:table-cell>
          <table:table-cell table:formula="of:=AVERAGE([.E328:.F328])"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01</text:p>
          </table:table-cell>
          <table:table-cell table:formula="of:=AVERAGE([.G329:.H329])" office:value-type="float" office:value="40" calcext:value-type="float">
            <text:p>40</text:p>
          </table:table-cell>
          <table:table-cell table:formula="of:=AVERAGE([.E329:.F329])"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5070</text:p>
          </table:table-cell>
          <table:table-cell table:formula="of:=AVERAGE([.G330:.H330])" office:value-type="float" office:value="34" calcext:value-type="float">
            <text:p>34</text:p>
          </table:table-cell>
          <table:table-cell table:formula="of:=AVERAGE([.E330:.F330])" office:value-type="float" office:value="32.5" calcext:value-type="float">
            <text:p>32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13</text:p>
          </table:table-cell>
          <table:table-cell table:formula="of:=AVERAGE([.G331:.H331])" office:value-type="float" office:value="50" calcext:value-type="float">
            <text:p>50</text:p>
          </table:table-cell>
          <table:table-cell table:formula="of:=AVERAGE([.E331:.F331])" office:value-type="float" office:value="52" calcext:value-type="float">
            <text:p>5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99</text:p>
          </table:table-cell>
          <table:table-cell table:formula="of:=AVERAGE([.G332:.H332])" office:value-type="float" office:value="77" calcext:value-type="float">
            <text:p>77</text:p>
          </table:table-cell>
          <table:table-cell table:formula="of:=AVERAGE([.E332:.F332])" office:value-type="float" office:value="59" calcext:value-type="float">
            <text:p>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28</text:p>
          </table:table-cell>
          <table:table-cell table:formula="of:=AVERAGE([.G333:.H333])" office:value-type="float" office:value="61" calcext:value-type="float">
            <text:p>61</text:p>
          </table:table-cell>
          <table:table-cell table:formula="of:=AVERAGE([.E333:.F333])"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917</text:p>
          </table:table-cell>
          <table:table-cell table:formula="of:=AVERAGE([.G334:.H334])" office:value-type="float" office:value="71" calcext:value-type="float">
            <text:p>71</text:p>
          </table:table-cell>
          <table:table-cell table:formula="of:=AVERAGE([.E334:.F334])" office:value-type="float" office:value="66.5" calcext:value-type="float">
            <text:p>66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13</text:p>
          </table:table-cell>
          <table:table-cell table:formula="of:=AVERAGE([.G335:.H335])" office:value-type="float" office:value="43.5" calcext:value-type="float">
            <text:p>43.5</text:p>
          </table:table-cell>
          <table:table-cell table:formula="of:=AVERAGE([.E335:.F335])" office:value-type="float" office:value="46.5" calcext:value-type="float">
            <text:p>46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79</text:p>
          </table:table-cell>
          <table:table-cell table:formula="of:=AVERAGE([.G336:.H336])" office:value-type="float" office:value="33.5" calcext:value-type="float">
            <text:p>33.5</text:p>
          </table:table-cell>
          <table:table-cell table:formula="of:=AVERAGE([.E336:.F336])" office:value-type="float" office:value="19.5" calcext:value-type="float">
            <text:p>19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435</text:p>
          </table:table-cell>
          <table:table-cell table:formula="of:=AVERAGE([.G337:.H337])" office:value-type="float" office:value="36.5" calcext:value-type="float">
            <text:p>36.5</text:p>
          </table:table-cell>
          <table:table-cell table:formula="of:=AVERAGE([.E337:.F337])" office:value-type="float" office:value="27.5" calcext:value-type="float">
            <text:p>27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677</text:p>
          </table:table-cell>
          <table:table-cell table:formula="of:=AVERAGE([.G338:.H338])" office:value-type="float" office:value="54" calcext:value-type="float">
            <text:p>54</text:p>
          </table:table-cell>
          <table:table-cell table:formula="of:=AVERAGE([.E338:.F338])" office:value-type="float" office:value="38.5" calcext:value-type="float">
            <text:p>38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259</text:p>
          </table:table-cell>
          <table:table-cell table:formula="of:=AVERAGE([.G339:.H339])" office:value-type="float" office:value="42.5" calcext:value-type="float">
            <text:p>42.5</text:p>
          </table:table-cell>
          <table:table-cell table:formula="of:=AVERAGE([.E339:.F339])" office:value-type="float" office:value="43" calcext:value-type="float">
            <text:p>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91</text:p>
          </table:table-cell>
          <table:table-cell table:formula="of:=AVERAGE([.G340:.H340])" office:value-type="float" office:value="37.5" calcext:value-type="float">
            <text:p>37.5</text:p>
          </table:table-cell>
          <table:table-cell table:formula="of:=AVERAGE([.E340:.F340])" office:value-type="float" office:value="32.5" calcext:value-type="float">
            <text:p>32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20</text:p>
          </table:table-cell>
          <table:table-cell table:formula="of:=AVERAGE([.G341:.H341])" office:value-type="float" office:value="27" calcext:value-type="float">
            <text:p>27</text:p>
          </table:table-cell>
          <table:table-cell table:formula="of:=AVERAGE([.E341:.F341])"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70</text:p>
          </table:table-cell>
          <table:table-cell table:formula="of:=AVERAGE([.G342:.H342])" office:value-type="float" office:value="30.5" calcext:value-type="float">
            <text:p>30.5</text:p>
          </table:table-cell>
          <table:table-cell table:formula="of:=AVERAGE([.E342:.F342])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688</text:p>
          </table:table-cell>
          <table:table-cell table:formula="of:=AVERAGE([.G343:.H343])" office:value-type="float" office:value="38" calcext:value-type="float">
            <text:p>38</text:p>
          </table:table-cell>
          <table:table-cell table:formula="of:=AVERAGE([.E343:.F343])" office:value-type="float" office:value="40" calcext:value-type="float">
            <text:p>4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27</text:p>
          </table:table-cell>
          <table:table-cell table:formula="of:=AVERAGE([.G344:.H344])" office:value-type="float" office:value="33.5" calcext:value-type="float">
            <text:p>33.5</text:p>
          </table:table-cell>
          <table:table-cell table:formula="of:=AVERAGE([.E344:.F344])" office:value-type="float" office:value="39.5" calcext:value-type="float">
            <text:p>39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11</text:p>
          </table:table-cell>
          <table:table-cell table:formula="of:=AVERAGE([.G345:.H345])" office:value-type="float" office:value="59" calcext:value-type="float">
            <text:p>59</text:p>
          </table:table-cell>
          <table:table-cell table:formula="of:=AVERAGE([.E345:.F345])" office:value-type="float" office:value="69" calcext:value-type="float">
            <text:p>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608</text:p>
          </table:table-cell>
          <table:table-cell table:formula="of:=AVERAGE([.G346:.H346])" office:value-type="float" office:value="16" calcext:value-type="float">
            <text:p>16</text:p>
          </table:table-cell>
          <table:table-cell table:formula="of:=AVERAGE([.E346:.F346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072</text:p>
          </table:table-cell>
          <table:table-cell table:formula="of:=AVERAGE([.G347:.H347])" office:value-type="float" office:value="26.5" calcext:value-type="float">
            <text:p>26.5</text:p>
          </table:table-cell>
          <table:table-cell table:formula="of:=AVERAGE([.E347:.F347])"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04</text:p>
          </table:table-cell>
          <table:table-cell table:formula="of:=AVERAGE([.G348:.H348])" office:value-type="float" office:value="47" calcext:value-type="float">
            <text:p>47</text:p>
          </table:table-cell>
          <table:table-cell table:formula="of:=AVERAGE([.E348:.F348])" office:value-type="float" office:value="31" calcext:value-type="float">
            <text:p>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165</text:p>
          </table:table-cell>
          <table:table-cell table:formula="of:=AVERAGE([.G349:.H349])" office:value-type="float" office:value="34" calcext:value-type="float">
            <text:p>34</text:p>
          </table:table-cell>
          <table:table-cell table:formula="of:=AVERAGE([.E349:.F349])"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52</text:p>
          </table:table-cell>
          <table:table-cell table:formula="of:=AVERAGE([.G350:.H350])" office:value-type="float" office:value="43" calcext:value-type="float">
            <text:p>43</text:p>
          </table:table-cell>
          <table:table-cell table:formula="of:=AVERAGE([.E350:.F350])"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901</text:p>
          </table:table-cell>
          <table:table-cell table:formula="of:=AVERAGE([.G351:.H351])" office:value-type="float" office:value="43" calcext:value-type="float">
            <text:p>43</text:p>
          </table:table-cell>
          <table:table-cell table:formula="of:=AVERAGE([.E351:.F351])"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905</text:p>
          </table:table-cell>
          <table:table-cell table:formula="of:=AVERAGE([.G352:.H352])" office:value-type="float" office:value="43" calcext:value-type="float">
            <text:p>43</text:p>
          </table:table-cell>
          <table:table-cell table:formula="of:=AVERAGE([.E352:.F352])"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25</text:p>
          </table:table-cell>
          <table:table-cell table:formula="of:=AVERAGE([.G353:.H353])" office:value-type="float" office:value="56.5" calcext:value-type="float">
            <text:p>56.5</text:p>
          </table:table-cell>
          <table:table-cell table:formula="of:=AVERAGE([.E353:.F353])" office:value-type="float" office:value="40.5" calcext:value-type="float">
            <text:p>40.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117</text:p>
          </table:table-cell>
          <table:table-cell table:formula="of:=AVERAGE([.G354:.H354])" office:value-type="float" office:value="18.5" calcext:value-type="float">
            <text:p>18.5</text:p>
          </table:table-cell>
          <table:table-cell table:formula="of:=AVERAGE([.E354:.F354])"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805</text:p>
          </table:table-cell>
          <table:table-cell table:formula="of:=AVERAGE([.G355:.H355])" office:value-type="float" office:value="32" calcext:value-type="float">
            <text:p>32</text:p>
          </table:table-cell>
          <table:table-cell table:formula="of:=AVERAGE([.E355:.F355])"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998</text:p>
          </table:table-cell>
          <table:table-cell table:formula="of:=AVERAGE([.G356:.H356])" office:value-type="float" office:value="56.5" calcext:value-type="float">
            <text:p>56.5</text:p>
          </table:table-cell>
          <table:table-cell table:formula="of:=AVERAGE([.E356:.F356])" office:value-type="float" office:value="57" calcext:value-type="float">
            <text:p>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96</text:p>
          </table:table-cell>
          <table:table-cell table:formula="of:=AVERAGE([.G357:.H357])" office:value-type="float" office:value="35" calcext:value-type="float">
            <text:p>35</text:p>
          </table:table-cell>
          <table:table-cell table:formula="of:=AVERAGE([.E357:.F357])" office:value-type="float" office:value="21.5" calcext:value-type="float">
            <text:p>21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table:formula="of:=AVERAGE([.G358:.H358])" office:value-type="float" office:value="36.5" calcext:value-type="float">
            <text:p>36.5</text:p>
          </table:table-cell>
          <table:table-cell table:formula="of:=AVERAGE([.E358:.F358])" office:value-type="float" office:value="43" calcext:value-type="float">
            <text:p>4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61</text:p>
          </table:table-cell>
          <table:table-cell table:formula="of:=AVERAGE([.G359:.H359])" office:value-type="float" office:value="34" calcext:value-type="float">
            <text:p>34</text:p>
          </table:table-cell>
          <table:table-cell table:formula="of:=AVERAGE([.E359:.F359])" office:value-type="float" office:value="23" calcext:value-type="float">
            <text:p>2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27</text:p>
          </table:table-cell>
          <table:table-cell table:formula="of:=AVERAGE([.G360:.H360])" office:value-type="float" office:value="34" calcext:value-type="float">
            <text:p>34</text:p>
          </table:table-cell>
          <table:table-cell table:formula="of:=AVERAGE([.E360:.F360])" office:value-type="float" office:value="22.5" calcext:value-type="float">
            <text:p>22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468</text:p>
          </table:table-cell>
          <table:table-cell table:formula="of:=AVERAGE([.G361:.H361])" office:value-type="float" office:value="39.5" calcext:value-type="float">
            <text:p>39.5</text:p>
          </table:table-cell>
          <table:table-cell table:formula="of:=AVERAGE([.E361:.F361])" office:value-type="float" office:value="24.5" calcext:value-type="float">
            <text:p>24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748</text:p>
          </table:table-cell>
          <table:table-cell table:formula="of:=AVERAGE([.G362:.H362])" office:value-type="float" office:value="24.5" calcext:value-type="float">
            <text:p>24.5</text:p>
          </table:table-cell>
          <table:table-cell table:formula="of:=AVERAGE([.E362:.F362])" office:value-type="float" office:value="20.5" calcext:value-type="float">
            <text:p>20.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46</text:p>
          </table:table-cell>
          <table:table-cell table:formula="of:=AVERAGE([.G363:.H363])" office:value-type="float" office:value="32.5" calcext:value-type="float">
            <text:p>32.5</text:p>
          </table:table-cell>
          <table:table-cell table:formula="of:=AVERAGE([.E363:.F363])" office:value-type="float" office:value="21" calcext:value-type="float">
            <text:p>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310</text:p>
          </table:table-cell>
          <table:table-cell table:formula="of:=AVERAGE([.G364:.H364])" office:value-type="float" office:value="26" calcext:value-type="float">
            <text:p>26</text:p>
          </table:table-cell>
          <table:table-cell table:formula="of:=AVERAGE([.E364:.F364])" office:value-type="float" office:value="25.5" calcext:value-type="float">
            <text:p>25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683</text:p>
          </table:table-cell>
          <table:table-cell table:formula="of:=AVERAGE([.G365:.H365])" office:value-type="float" office:value="22" calcext:value-type="float">
            <text:p>22</text:p>
          </table:table-cell>
          <table:table-cell table:formula="of:=AVERAGE([.E365:.F365])"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91</text:p>
          </table:table-cell>
          <table:table-cell table:formula="of:=AVERAGE([.G366:.H366])" office:value-type="float" office:value="39.5" calcext:value-type="float">
            <text:p>39.5</text:p>
          </table:table-cell>
          <table:table-cell table:formula="of:=AVERAGE([.E366:.F366])" office:value-type="float" office:value="24.5" calcext:value-type="float">
            <text:p>24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194</text:p>
          </table:table-cell>
          <table:table-cell table:formula="of:=AVERAGE([.G367:.H367])" office:value-type="float" office:value="24.5" calcext:value-type="float">
            <text:p>24.5</text:p>
          </table:table-cell>
          <table:table-cell table:formula="of:=AVERAGE([.E367:.F367])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79</text:p>
          </table:table-cell>
          <table:table-cell table:formula="of:=AVERAGE([.G368:.H368])" office:value-type="float" office:value="34.5" calcext:value-type="float">
            <text:p>34.5</text:p>
          </table:table-cell>
          <table:table-cell table:formula="of:=AVERAGE([.E368:.F368])"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370</text:p>
          </table:table-cell>
          <table:table-cell table:formula="of:=AVERAGE([.G369:.H369])" office:value-type="float" office:value="23" calcext:value-type="float">
            <text:p>23</text:p>
          </table:table-cell>
          <table:table-cell table:formula="of:=AVERAGE([.E369:.F369])"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85</text:p>
          </table:table-cell>
          <table:table-cell table:formula="of:=AVERAGE([.G370:.H370])" office:value-type="float" office:value="28.5" calcext:value-type="float">
            <text:p>28.5</text:p>
          </table:table-cell>
          <table:table-cell table:formula="of:=AVERAGE([.E370:.F370])"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0920</text:p>
          </table:table-cell>
          <table:table-cell table:formula="of:=AVERAGE([.G371:.H371])" office:value-type="float" office:value="28.5" calcext:value-type="float">
            <text:p>28.5</text:p>
          </table:table-cell>
          <table:table-cell table:formula="of:=AVERAGE([.E371:.F371])" office:value-type="float" office:value="34.5" calcext:value-type="float">
            <text:p>34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93</text:p>
          </table:table-cell>
          <table:table-cell table:formula="of:=AVERAGE([.G372:.H372])" office:value-type="float" office:value="27" calcext:value-type="float">
            <text:p>27</text:p>
          </table:table-cell>
          <table:table-cell table:formula="of:=AVERAGE([.E372:.F372])" office:value-type="float" office:value="27.5" calcext:value-type="float">
            <text:p>27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514</text:p>
          </table:table-cell>
          <table:table-cell table:formula="of:=AVERAGE([.G373:.H373])" office:value-type="float" office:value="33" calcext:value-type="float">
            <text:p>33</text:p>
          </table:table-cell>
          <table:table-cell table:formula="of:=AVERAGE([.E373:.F373])" office:value-type="float" office:value="47.5" calcext:value-type="float">
            <text:p>47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192</text:p>
          </table:table-cell>
          <table:table-cell table:formula="of:=AVERAGE([.G374:.H374])" office:value-type="float" office:value="54.5" calcext:value-type="float">
            <text:p>54.5</text:p>
          </table:table-cell>
          <table:table-cell table:formula="of:=AVERAGE([.E374:.F374])" office:value-type="float" office:value="62.5" calcext:value-type="float">
            <text:p>62.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461</text:p>
          </table:table-cell>
          <table:table-cell table:formula="of:=AVERAGE([.G375:.H375])" office:value-type="float" office:value="25.5" calcext:value-type="float">
            <text:p>25.5</text:p>
          </table:table-cell>
          <table:table-cell table:formula="of:=AVERAGE([.E375:.F375])"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2143</text:p>
          </table:table-cell>
          <table:table-cell table:formula="of:=AVERAGE([.G376:.H376])" office:value-type="float" office:value="19.5" calcext:value-type="float">
            <text:p>19.5</text:p>
          </table:table-cell>
          <table:table-cell table:formula="of:=AVERAGE([.E376:.F376])" office:value-type="float" office:value="23" calcext:value-type="float">
            <text:p>2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table:formula="of:=AVERAGE([.G377:.H377])" office:value-type="float" office:value="29.5" calcext:value-type="float">
            <text:p>29.5</text:p>
          </table:table-cell>
          <table:table-cell table:formula="of:=AVERAGE([.E377:.F377])"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436</text:p>
          </table:table-cell>
          <table:table-cell table:formula="of:=AVERAGE([.G378:.H378])" office:value-type="float" office:value="14" calcext:value-type="float">
            <text:p>14</text:p>
          </table:table-cell>
          <table:table-cell table:formula="of:=AVERAGE([.E378:.F378]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0206</text:p>
          </table:table-cell>
          <table:table-cell table:formula="of:=AVERAGE([.G379:.H379])" office:value-type="float" office:value="18" calcext:value-type="float">
            <text:p>18</text:p>
          </table:table-cell>
          <table:table-cell table:formula="of:=AVERAGE([.E379:.F379])" office:value-type="float" office:value="19.5" calcext:value-type="float">
            <text:p>19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373</text:p>
          </table:table-cell>
          <table:table-cell table:formula="of:=AVERAGE([.G380:.H380])" office:value-type="float" office:value="21.5" calcext:value-type="float">
            <text:p>21.5</text:p>
          </table:table-cell>
          <table:table-cell table:formula="of:=AVERAGE([.E380:.F380])" office:value-type="float" office:value="8.5" calcext:value-type="float">
            <text:p>8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68</text:p>
          </table:table-cell>
          <table:table-cell table:formula="of:=AVERAGE([.G381:.H381])" office:value-type="float" office:value="24" calcext:value-type="float">
            <text:p>24</text:p>
          </table:table-cell>
          <table:table-cell table:formula="of:=AVERAGE([.E381:.F381])" office:value-type="float" office:value="44.5" calcext:value-type="float">
            <text:p>44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705</text:p>
          </table:table-cell>
          <table:table-cell table:formula="of:=AVERAGE([.G382:.H382])" office:value-type="float" office:value="19" calcext:value-type="float">
            <text:p>19</text:p>
          </table:table-cell>
          <table:table-cell table:formula="of:=AVERAGE([.E382:.F382])"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06</text:p>
          </table:table-cell>
          <table:table-cell table:formula="of:=AVERAGE([.G383:.H383])" office:value-type="float" office:value="26" calcext:value-type="float">
            <text:p>26</text:p>
          </table:table-cell>
          <table:table-cell table:formula="of:=AVERAGE([.E383:.F383])"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89</text:p>
          </table:table-cell>
          <table:table-cell table:formula="of:=AVERAGE([.G384:.H384])" office:value-type="float" office:value="26" calcext:value-type="float">
            <text:p>26</text:p>
          </table:table-cell>
          <table:table-cell table:formula="of:=AVERAGE([.E384:.F384])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545</text:p>
          </table:table-cell>
          <table:table-cell table:formula="of:=AVERAGE([.G385:.H385])" office:value-type="float" office:value="25" calcext:value-type="float">
            <text:p>25</text:p>
          </table:table-cell>
          <table:table-cell table:formula="of:=AVERAGE([.E385:.F385])" office:value-type="float" office:value="11.5" calcext:value-type="float">
            <text:p>11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79</text:p>
          </table:table-cell>
          <table:table-cell table:formula="of:=AVERAGE([.G386:.H386])" office:value-type="float" office:value="35.5" calcext:value-type="float">
            <text:p>35.5</text:p>
          </table:table-cell>
          <table:table-cell table:formula="of:=AVERAGE([.E386:.F386])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45</text:p>
          </table:table-cell>
          <table:table-cell table:formula="of:=AVERAGE([.G387:.H387])" office:value-type="float" office:value="16.5" calcext:value-type="float">
            <text:p>16.5</text:p>
          </table:table-cell>
          <table:table-cell table:formula="of:=AVERAGE([.E387:.F387])" office:value-type="float" office:value="12.5" calcext:value-type="float">
            <text:p>12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91</text:p>
          </table:table-cell>
          <table:table-cell table:formula="of:=AVERAGE([.G388:.H388])" office:value-type="float" office:value="21.5" calcext:value-type="float">
            <text:p>21.5</text:p>
          </table:table-cell>
          <table:table-cell table:formula="of:=AVERAGE([.E388:.F388])"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05</text:p>
          </table:table-cell>
          <table:table-cell table:formula="of:=AVERAGE([.G389:.H389])" office:value-type="float" office:value="33" calcext:value-type="float">
            <text:p>33</text:p>
          </table:table-cell>
          <table:table-cell table:formula="of:=AVERAGE([.E389:.F389])" office:value-type="float" office:value="38.5" calcext:value-type="float">
            <text:p>38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71</text:p>
          </table:table-cell>
          <table:table-cell table:formula="of:=AVERAGE([.G390:.H390])" office:value-type="float" office:value="14" calcext:value-type="float">
            <text:p>14</text:p>
          </table:table-cell>
          <table:table-cell table:formula="of:=AVERAGE([.E390:.F390])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28</text:p>
          </table:table-cell>
          <table:table-cell table:formula="of:=AVERAGE([.G391:.H391])" office:value-type="float" office:value="41" calcext:value-type="float">
            <text:p>41</text:p>
          </table:table-cell>
          <table:table-cell table:formula="of:=AVERAGE([.E391:.F391])" office:value-type="float" office:value="25.5" calcext:value-type="float">
            <text:p>25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00</text:p>
          </table:table-cell>
          <table:table-cell table:formula="of:=AVERAGE([.G392:.H392])" office:value-type="float" office:value="22.5" calcext:value-type="float">
            <text:p>22.5</text:p>
          </table:table-cell>
          <table:table-cell table:formula="of:=AVERAGE([.E392:.F392])" office:value-type="float" office:value="14.5" calcext:value-type="float">
            <text:p>14.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32</text:p>
          </table:table-cell>
          <table:table-cell table:formula="of:=AVERAGE([.G393:.H393])" office:value-type="float" office:value="15.5" calcext:value-type="float">
            <text:p>15.5</text:p>
          </table:table-cell>
          <table:table-cell table:formula="of:=AVERAGE([.E393:.F393])" office:value-type="float" office:value="12.5" calcext:value-type="float">
            <text:p>12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52</text:p>
          </table:table-cell>
          <table:table-cell table:formula="of:=AVERAGE([.G394:.H394])" office:value-type="float" office:value="12.5" calcext:value-type="float">
            <text:p>12.5</text:p>
          </table:table-cell>
          <table:table-cell table:formula="of:=AVERAGE([.E394:.F394])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780</text:p>
          </table:table-cell>
          <table:table-cell table:formula="of:=AVERAGE([.G395:.H395])" office:value-type="float" office:value="19" calcext:value-type="float">
            <text:p>19</text:p>
          </table:table-cell>
          <table:table-cell table:formula="of:=AVERAGE([.E395:.F395])"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276</text:p>
          </table:table-cell>
          <table:table-cell table:formula="of:=AVERAGE([.G396:.H396])" office:value-type="float" office:value="19.5" calcext:value-type="float">
            <text:p>19.5</text:p>
          </table:table-cell>
          <table:table-cell table:formula="of:=AVERAGE([.E396:.F396])"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67</text:p>
          </table:table-cell>
          <table:table-cell table:formula="of:=AVERAGE([.G397:.H397])" office:value-type="float" office:value="9.5" calcext:value-type="float">
            <text:p>9.5</text:p>
          </table:table-cell>
          <table:table-cell table:formula="of:=AVERAGE([.E397:.F397])" office:value-type="float" office:value="9.5" calcext:value-type="float">
            <text:p>9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227</text:p>
          </table:table-cell>
          <table:table-cell table:formula="of:=AVERAGE([.G398:.H398])" office:value-type="float" office:value="10.5" calcext:value-type="float">
            <text:p>10.5</text:p>
          </table:table-cell>
          <table:table-cell table:formula="of:=AVERAGE([.E398:.F398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95</text:p>
          </table:table-cell>
          <table:table-cell table:formula="of:=AVERAGE([.G399:.H399])" office:value-type="float" office:value="16" calcext:value-type="float">
            <text:p>16</text:p>
          </table:table-cell>
          <table:table-cell table:formula="of:=AVERAGE([.E399:.F399])" office:value-type="float" office:value="17.5" calcext:value-type="float">
            <text:p>17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712</text:p>
          </table:table-cell>
          <table:table-cell table:formula="of:=AVERAGE([.G400:.H400])" office:value-type="float" office:value="15" calcext:value-type="float">
            <text:p>15</text:p>
          </table:table-cell>
          <table:table-cell table:formula="of:=AVERAGE([.E400:.F400])" office:value-type="float" office:value="10.5" calcext:value-type="float">
            <text:p>10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42</text:p>
          </table:table-cell>
          <table:table-cell table:formula="of:=AVERAGE([.G401:.H401])" office:value-type="float" office:value="17.5" calcext:value-type="float">
            <text:p>17.5</text:p>
          </table:table-cell>
          <table:table-cell table:formula="of:=AVERAGE([.E401:.F401])" office:value-type="float" office:value="23" calcext:value-type="float">
            <text:p>2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71</text:p>
          </table:table-cell>
          <table:table-cell table:formula="of:=AVERAGE([.G402:.H402])" office:value-type="float" office:value="12" calcext:value-type="float">
            <text:p>12</text:p>
          </table:table-cell>
          <table:table-cell table:formula="of:=AVERAGE([.E402:.F402])" office:value-type="float" office:value="11.5" calcext:value-type="float">
            <text:p>11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416</text:p>
          </table:table-cell>
          <table:table-cell table:formula="of:=AVERAGE([.G403:.H403])" office:value-type="float" office:value="12.5" calcext:value-type="float">
            <text:p>12.5</text:p>
          </table:table-cell>
          <table:table-cell table:formula="of:=AVERAGE([.E403:.F403])" office:value-type="float" office:value="8.5" calcext:value-type="float">
            <text:p>8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775</text:p>
          </table:table-cell>
          <table:table-cell table:formula="of:=AVERAGE([.G404:.H404])" office:value-type="float" office:value="16" calcext:value-type="float">
            <text:p>16</text:p>
          </table:table-cell>
          <table:table-cell table:formula="of:=AVERAGE([.E404:.F404])" office:value-type="float" office:value="25.5" calcext:value-type="float">
            <text:p>25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29</text:p>
          </table:table-cell>
          <table:table-cell table:formula="of:=AVERAGE([.G405:.H405])" office:value-type="float" office:value="23" calcext:value-type="float">
            <text:p>23</text:p>
          </table:table-cell>
          <table:table-cell table:formula="of:=AVERAGE([.E405:.F405])" office:value-type="float" office:value="31.5" calcext:value-type="float">
            <text:p>31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0909</text:p>
          </table:table-cell>
          <table:table-cell table:formula="of:=AVERAGE([.G406:.H406])" office:value-type="float" office:value="9" calcext:value-type="float">
            <text:p>9</text:p>
          </table:table-cell>
          <table:table-cell table:formula="of:=AVERAGE([.E406:.F406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151</text:p>
          </table:table-cell>
          <table:table-cell table:formula="of:=AVERAGE([.G407:.H407])" office:value-type="float" office:value="14.5" calcext:value-type="float">
            <text:p>14.5</text:p>
          </table:table-cell>
          <table:table-cell table:formula="of:=AVERAGE([.E407:.F407])" office:value-type="float" office:value="7.5" calcext:value-type="float">
            <text:p>7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35</text:p>
          </table:table-cell>
          <table:table-cell table:formula="of:=AVERAGE([.G408:.H408])" office:value-type="float" office:value="12" calcext:value-type="float">
            <text:p>12</text:p>
          </table:table-cell>
          <table:table-cell table:formula="of:=AVERAGE([.E408:.F408])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781</text:p>
          </table:table-cell>
          <table:table-cell table:formula="of:=AVERAGE([.G409:.H409])" office:value-type="float" office:value="24.5" calcext:value-type="float">
            <text:p>24.5</text:p>
          </table:table-cell>
          <table:table-cell table:formula="of:=AVERAGE([.E409:.F409])" office:value-type="float" office:value="15.5" calcext:value-type="float">
            <text:p>15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04</text:p>
          </table:table-cell>
          <table:table-cell table:formula="of:=AVERAGE([.G410:.H410])" office:value-type="float" office:value="23" calcext:value-type="float">
            <text:p>23</text:p>
          </table:table-cell>
          <table:table-cell table:formula="of:=AVERAGE([.E410:.F410])" office:value-type="float" office:value="28.5" calcext:value-type="float">
            <text:p>28.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260</text:p>
          </table:table-cell>
          <table:table-cell table:formula="of:=AVERAGE([.G411:.H411])" office:value-type="float" office:value="9.5" calcext:value-type="float">
            <text:p>9.5</text:p>
          </table:table-cell>
          <table:table-cell table:formula="of:=AVERAGE([.E411:.F411])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385</text:p>
          </table:table-cell>
          <table:table-cell table:formula="of:=AVERAGE([.G412:.H412])" office:value-type="float" office:value="12" calcext:value-type="float">
            <text:p>12</text:p>
          </table:table-cell>
          <table:table-cell table:formula="of:=AVERAGE([.E412:.F412])" office:value-type="float" office:value="16.5" calcext:value-type="float">
            <text:p>16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72</text:p>
          </table:table-cell>
          <table:table-cell table:formula="of:=AVERAGE([.G413:.H413])" office:value-type="float" office:value="24.5" calcext:value-type="float">
            <text:p>24.5</text:p>
          </table:table-cell>
          <table:table-cell table:formula="of:=AVERAGE([.E413:.F413])" office:value-type="float" office:value="12.5" calcext:value-type="float">
            <text:p>12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159</text:p>
          </table:table-cell>
          <table:table-cell table:formula="of:=AVERAGE([.G414:.H414])" office:value-type="float" office:value="13.5" calcext:value-type="float">
            <text:p>13.5</text:p>
          </table:table-cell>
          <table:table-cell table:formula="of:=AVERAGE([.E414:.F414])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32</text:p>
          </table:table-cell>
          <table:table-cell table:formula="of:=AVERAGE([.G415:.H415])" office:value-type="float" office:value="8.5" calcext:value-type="float">
            <text:p>8.5</text:p>
          </table:table-cell>
          <table:table-cell table:formula="of:=AVERAGE([.E415:.F415])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03</text:p>
          </table:table-cell>
          <table:table-cell table:formula="of:=AVERAGE([.G416:.H416])" office:value-type="float" office:value="9" calcext:value-type="float">
            <text:p>9</text:p>
          </table:table-cell>
          <table:table-cell table:formula="of:=AVERAGE([.E416:.F416])"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125</text:p>
          </table:table-cell>
          <table:table-cell table:formula="of:=AVERAGE([.G417:.H417])" office:value-type="float" office:value="11" calcext:value-type="float">
            <text:p>11</text:p>
          </table:table-cell>
          <table:table-cell table:formula="of:=AVERAGE([.E417:.F417])" office:value-type="float" office:value="9.5" calcext:value-type="float">
            <text:p>9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82</text:p>
          </table:table-cell>
          <table:table-cell table:formula="of:=AVERAGE([.G418:.H418])" office:value-type="float" office:value="16" calcext:value-type="float">
            <text:p>16</text:p>
          </table:table-cell>
          <table:table-cell table:formula="of:=AVERAGE([.E418:.F418])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555</text:p>
          </table:table-cell>
          <table:table-cell table:formula="of:=AVERAGE([.G419:.H419])" office:value-type="float" office:value="6" calcext:value-type="float">
            <text:p>6</text:p>
          </table:table-cell>
          <table:table-cell table:formula="of:=AVERAGE([.E419:.F419])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999</text:p>
          </table:table-cell>
          <table:table-cell table:formula="of:=AVERAGE([.G420:.H420])" office:value-type="float" office:value="7.5" calcext:value-type="float">
            <text:p>7.5</text:p>
          </table:table-cell>
          <table:table-cell table:formula="of:=AVERAGE([.E420:.F420])" office:value-type="float" office:value="5.5" calcext:value-type="float">
            <text:p>5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00</text:p>
          </table:table-cell>
          <table:table-cell table:formula="of:=AVERAGE([.G421:.H421])" office:value-type="float" office:value="5.5" calcext:value-type="float">
            <text:p>5.5</text:p>
          </table:table-cell>
          <table:table-cell table:formula="of:=AVERAGE([.E421:.F421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229</text:p>
          </table:table-cell>
          <table:table-cell table:formula="of:=AVERAGE([.G422:.H422])" office:value-type="float" office:value="11.5" calcext:value-type="float">
            <text:p>11.5</text:p>
          </table:table-cell>
          <table:table-cell table:formula="of:=AVERAGE([.E422:.F422])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248</text:p>
          </table:table-cell>
          <table:table-cell table:formula="of:=AVERAGE([.G423:.H423])" office:value-type="float" office:value="9.5" calcext:value-type="float">
            <text:p>9.5</text:p>
          </table:table-cell>
          <table:table-cell table:formula="of:=AVERAGE([.E423:.F423])" office:value-type="float" office:value="23.5" calcext:value-type="float">
            <text:p>23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772</text:p>
          </table:table-cell>
          <table:table-cell table:formula="of:=AVERAGE([.G424:.H424])" office:value-type="float" office:value="4.5" calcext:value-type="float">
            <text:p>4.5</text:p>
          </table:table-cell>
          <table:table-cell table:formula="of:=AVERAGE([.E424:.F424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84</text:p>
          </table:table-cell>
          <table:table-cell table:formula="of:=AVERAGE([.G425:.H425])" office:value-type="float" office:value="9.5" calcext:value-type="float">
            <text:p>9.5</text:p>
          </table:table-cell>
          <table:table-cell table:formula="of:=AVERAGE([.E425:.F425])"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488</text:p>
          </table:table-cell>
          <table:table-cell table:formula="of:=AVERAGE([.G426:.H426])" office:value-type="float" office:value="7.5" calcext:value-type="float">
            <text:p>7.5</text:p>
          </table:table-cell>
          <table:table-cell table:formula="of:=AVERAGE([.E426:.F426])"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767</text:p>
          </table:table-cell>
          <table:table-cell table:formula="of:=AVERAGE([.G427:.H427])" office:value-type="float" office:value="4.5" calcext:value-type="float">
            <text:p>4.5</text:p>
          </table:table-cell>
          <table:table-cell table:formula="of:=AVERAGE([.E427:.F42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61136</text:p>
          </table:table-cell>
          <table:table-cell table:formula="of:=AVERAGE([.G428:.H428])" office:value-type="float" office:value="14.5" calcext:value-type="float">
            <text:p>14.5</text:p>
          </table:table-cell>
          <table:table-cell table:formula="of:=AVERAGE([.E428:.F428])" office:value-type="float" office:value="19.5" calcext:value-type="float">
            <text:p>19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908</text:p>
          </table:table-cell>
          <table:table-cell table:formula="of:=AVERAGE([.G429:.H429])" office:value-type="float" office:value="9" calcext:value-type="float">
            <text:p>9</text:p>
          </table:table-cell>
          <table:table-cell table:formula="of:=AVERAGE([.E429:.F429])" office:value-type="float" office:value="14.5" calcext:value-type="float">
            <text:p>14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966</text:p>
          </table:table-cell>
          <table:table-cell table:formula="of:=AVERAGE([.G430:.H430])" office:value-type="float" office:value="6" calcext:value-type="float">
            <text:p>6</text:p>
          </table:table-cell>
          <table:table-cell table:formula="of:=AVERAGE([.E430:.F430])" office:value-type="float" office:value="4.5" calcext:value-type="float">
            <text:p>4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666</text:p>
          </table:table-cell>
          <table:table-cell table:formula="of:=AVERAGE([.G431:.H431])" office:value-type="float" office:value="5.5" calcext:value-type="float">
            <text:p>5.5</text:p>
          </table:table-cell>
          <table:table-cell table:formula="of:=AVERAGE([.E431:.F431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558</text:p>
          </table:table-cell>
          <table:table-cell table:formula="of:=AVERAGE([.G432:.H432])" office:value-type="float" office:value="6.5" calcext:value-type="float">
            <text:p>6.5</text:p>
          </table:table-cell>
          <table:table-cell table:formula="of:=AVERAGE([.E432:.F432])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97</text:p>
          </table:table-cell>
          <table:table-cell table:formula="of:=AVERAGE([.G433:.H433])" office:value-type="float" office:value="9" calcext:value-type="float">
            <text:p>9</text:p>
          </table:table-cell>
          <table:table-cell table:formula="of:=AVERAGE([.E433:.F433])" office:value-type="float" office:value="13.5" calcext:value-type="float">
            <text:p>13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69</text:p>
          </table:table-cell>
          <table:table-cell table:formula="of:=AVERAGE([.G434:.H434])" office:value-type="float" office:value="9.5" calcext:value-type="float">
            <text:p>9.5</text:p>
          </table:table-cell>
          <table:table-cell table:formula="of:=AVERAGE([.E434:.F434])"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221</text:p>
          </table:table-cell>
          <table:table-cell table:formula="of:=AVERAGE([.G435:.H435])" office:value-type="float" office:value="6" calcext:value-type="float">
            <text:p>6</text:p>
          </table:table-cell>
          <table:table-cell table:formula="of:=AVERAGE([.E435:.F435])" office:value-type="float" office:value="6.5" calcext:value-type="float">
            <text:p>6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table:formula="of:=AVERAGE([.G436:.H436])" office:value-type="float" office:value="6" calcext:value-type="float">
            <text:p>6</text:p>
          </table:table-cell>
          <table:table-cell table:formula="of:=AVERAGE([.E436:.F436])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87</text:p>
          </table:table-cell>
          <table:table-cell table:formula="of:=AVERAGE([.G437:.H437])" office:value-type="float" office:value="6.5" calcext:value-type="float">
            <text:p>6.5</text:p>
          </table:table-cell>
          <table:table-cell table:formula="of:=AVERAGE([.E437:.F437])" office:value-type="float" office:value="5.5" calcext:value-type="float">
            <text:p>5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413</text:p>
          </table:table-cell>
          <table:table-cell table:formula="of:=AVERAGE([.G438:.H438])" office:value-type="float" office:value="14" calcext:value-type="float">
            <text:p>14</text:p>
          </table:table-cell>
          <table:table-cell table:formula="of:=AVERAGE([.E438:.F438]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700</text:p>
          </table:table-cell>
          <table:table-cell table:formula="of:=AVERAGE([.G439:.H439])" office:value-type="float" office:value="5" calcext:value-type="float">
            <text:p>5</text:p>
          </table:table-cell>
          <table:table-cell table:formula="of:=AVERAGE([.E439:.F439])"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916</text:p>
          </table:table-cell>
          <table:table-cell table:formula="of:=AVERAGE([.G440:.H440])" office:value-type="float" office:value="5" calcext:value-type="float">
            <text:p>5</text:p>
          </table:table-cell>
          <table:table-cell table:formula="of:=AVERAGE([.E440:.F440])"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782</text:p>
          </table:table-cell>
          <table:table-cell table:formula="of:=AVERAGE([.G441:.H441])" office:value-type="float" office:value="5.5" calcext:value-type="float">
            <text:p>5.5</text:p>
          </table:table-cell>
          <table:table-cell table:formula="of:=AVERAGE([.E441:.F441])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276</text:p>
          </table:table-cell>
          <table:table-cell table:formula="of:=AVERAGE([.G442:.H442])" office:value-type="float" office:value="4.5" calcext:value-type="float">
            <text:p>4.5</text:p>
          </table:table-cell>
          <table:table-cell table:formula="of:=AVERAGE([.E442:.F442])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244</text:p>
          </table:table-cell>
          <table:table-cell table:formula="of:=AVERAGE([.G443:.H443])" office:value-type="float" office:value="10" calcext:value-type="float">
            <text:p>10</text:p>
          </table:table-cell>
          <table:table-cell table:formula="of:=AVERAGE([.E443:.F443])"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742</text:p>
          </table:table-cell>
          <table:table-cell table:formula="of:=AVERAGE([.G444:.H444])" office:value-type="float" office:value="2.5" calcext:value-type="float">
            <text:p>2.5</text:p>
          </table:table-cell>
          <table:table-cell table:formula="of:=AVERAGE([.E444:.F444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0475</text:p>
          </table:table-cell>
          <table:table-cell table:formula="of:=AVERAGE([.G445:.H445])" office:value-type="float" office:value="4.5" calcext:value-type="float">
            <text:p>4.5</text:p>
          </table:table-cell>
          <table:table-cell table:formula="of:=AVERAGE([.E445:.F445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88</text:p>
          </table:table-cell>
          <table:table-cell table:formula="of:=AVERAGE([.G446:.H446])" office:value-type="float" office:value="7" calcext:value-type="float">
            <text:p>7</text:p>
          </table:table-cell>
          <table:table-cell table:formula="of:=AVERAGE([.E446:.F446])" office:value-type="float" office:value="4.5" calcext:value-type="float">
            <text:p>4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08</text:p>
          </table:table-cell>
          <table:table-cell table:formula="of:=AVERAGE([.G447:.H447])" office:value-type="float" office:value="2.5" calcext:value-type="float">
            <text:p>2.5</text:p>
          </table:table-cell>
          <table:table-cell table:formula="of:=AVERAGE([.E447:.F447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55</text:p>
          </table:table-cell>
          <table:table-cell table:formula="of:=AVERAGE([.G448:.H448])" office:value-type="float" office:value="5.5" calcext:value-type="float">
            <text:p>5.5</text:p>
          </table:table-cell>
          <table:table-cell table:formula="of:=AVERAGE([.E448:.F448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746</text:p>
          </table:table-cell>
          <table:table-cell table:formula="of:=AVERAGE([.G449:.H449])" office:value-type="float" office:value="6" calcext:value-type="float">
            <text:p>6</text:p>
          </table:table-cell>
          <table:table-cell table:formula="of:=AVERAGE([.E449:.F449])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52</text:p>
          </table:table-cell>
          <table:table-cell table:formula="of:=AVERAGE([.G450:.H450])" office:value-type="float" office:value="4.5" calcext:value-type="float">
            <text:p>4.5</text:p>
          </table:table-cell>
          <table:table-cell table:formula="of:=AVERAGE([.E450:.F450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607</text:p>
          </table:table-cell>
          <table:table-cell table:formula="of:=AVERAGE([.G451:.H451])" office:value-type="float" office:value="7" calcext:value-type="float">
            <text:p>7</text:p>
          </table:table-cell>
          <table:table-cell table:formula="of:=AVERAGE([.E451:.F451])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153</text:p>
          </table:table-cell>
          <table:table-cell table:formula="of:=AVERAGE([.G452:.H452])" office:value-type="float" office:value="2.5" calcext:value-type="float">
            <text:p>2.5</text:p>
          </table:table-cell>
          <table:table-cell table:formula="of:=AVERAGE([.E452:.F452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39</text:p>
          </table:table-cell>
          <table:table-cell table:formula="of:=AVERAGE([.G453:.H453])" office:value-type="float" office:value="3.5" calcext:value-type="float">
            <text:p>3.5</text:p>
          </table:table-cell>
          <table:table-cell table:formula="of:=AVERAGE([.E453:.F453])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972</text:p>
          </table:table-cell>
          <table:table-cell table:formula="of:=AVERAGE([.G454:.H454])" office:value-type="float" office:value="3" calcext:value-type="float">
            <text:p>3</text:p>
          </table:table-cell>
          <table:table-cell table:formula="of:=AVERAGE([.E454:.F454])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21</text:p>
          </table:table-cell>
          <table:table-cell table:formula="of:=AVERAGE([.G455:.H455])" office:value-type="float" office:value="2" calcext:value-type="float">
            <text:p>2</text:p>
          </table:table-cell>
          <table:table-cell table:formula="of:=AVERAGE([.E455:.F455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47</text:p>
          </table:table-cell>
          <table:table-cell table:formula="of:=AVERAGE([.G456:.H456])" office:value-type="float" office:value="7.5" calcext:value-type="float">
            <text:p>7.5</text:p>
          </table:table-cell>
          <table:table-cell table:formula="of:=AVERAGE([.E456:.F456]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245</text:p>
          </table:table-cell>
          <table:table-cell table:formula="of:=AVERAGE([.G457:.H457])" office:value-type="float" office:value="6.5" calcext:value-type="float">
            <text:p>6.5</text:p>
          </table:table-cell>
          <table:table-cell table:formula="of:=AVERAGE([.E457:.F457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51</text:p>
          </table:table-cell>
          <table:table-cell table:formula="of:=AVERAGE([.G458:.H458])" office:value-type="float" office:value="5.5" calcext:value-type="float">
            <text:p>5.5</text:p>
          </table:table-cell>
          <table:table-cell table:formula="of:=AVERAGE([.E458:.F458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95</text:p>
          </table:table-cell>
          <table:table-cell table:formula="of:=AVERAGE([.G459:.H459])" office:value-type="float" office:value="12.5" calcext:value-type="float">
            <text:p>12.5</text:p>
          </table:table-cell>
          <table:table-cell table:formula="of:=AVERAGE([.E459:.F459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34</text:p>
          </table:table-cell>
          <table:table-cell table:formula="of:=AVERAGE([.G460:.H460])" office:value-type="float" office:value="11" calcext:value-type="float">
            <text:p>11</text:p>
          </table:table-cell>
          <table:table-cell table:formula="of:=AVERAGE([.E460:.F460])" office:value-type="float" office:value="13.5" calcext:value-type="float">
            <text:p>13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98</text:p>
          </table:table-cell>
          <table:table-cell table:formula="of:=AVERAGE([.G461:.H461])" office:value-type="float" office:value="4.5" calcext:value-type="float">
            <text:p>4.5</text:p>
          </table:table-cell>
          <table:table-cell table:formula="of:=AVERAGE([.E461:.F461])" office:value-type="float" office:value="7.5" calcext:value-type="float">
            <text:p>7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056</text:p>
          </table:table-cell>
          <table:table-cell table:formula="of:=AVERAGE([.G462:.H462])" office:value-type="float" office:value="2" calcext:value-type="float">
            <text:p>2</text:p>
          </table:table-cell>
          <table:table-cell table:formula="of:=AVERAGE([.E462:.F462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5023</text:p>
          </table:table-cell>
          <table:table-cell table:formula="of:=AVERAGE([.G463:.H463])" office:value-type="float" office:value="5" calcext:value-type="float">
            <text:p>5</text:p>
          </table:table-cell>
          <table:table-cell table:formula="of:=AVERAGE([.E463:.F463]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402</text:p>
          </table:table-cell>
          <table:table-cell table:formula="of:=AVERAGE([.G464:.H464])" office:value-type="float" office:value="4" calcext:value-type="float">
            <text:p>4</text:p>
          </table:table-cell>
          <table:table-cell table:formula="of:=AVERAGE([.E464:.F464])" office:value-type="float" office:value="4.5" calcext:value-type="float">
            <text:p>4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79</text:p>
          </table:table-cell>
          <table:table-cell table:formula="of:=AVERAGE([.G465:.H465])" office:value-type="float" office:value="2" calcext:value-type="float">
            <text:p>2</text:p>
          </table:table-cell>
          <table:table-cell table:formula="of:=AVERAGE([.E465:.F465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17</text:p>
          </table:table-cell>
          <table:table-cell table:formula="of:=AVERAGE([.G466:.H466])" office:value-type="float" office:value="1.5" calcext:value-type="float">
            <text:p>1.5</text:p>
          </table:table-cell>
          <table:table-cell table:formula="of:=AVERAGE([.E466:.F466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75</text:p>
          </table:table-cell>
          <table:table-cell table:formula="of:=AVERAGE([.G467:.H467])" office:value-type="float" office:value="1.5" calcext:value-type="float">
            <text:p>1.5</text:p>
          </table:table-cell>
          <table:table-cell table:formula="of:=AVERAGE([.E467:.F46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510</text:p>
          </table:table-cell>
          <table:table-cell table:formula="of:=AVERAGE([.G468:.H468])" office:value-type="float" office:value="3" calcext:value-type="float">
            <text:p>3</text:p>
          </table:table-cell>
          <table:table-cell table:formula="of:=AVERAGE([.E468:.F468])" office:value-type="float" office:value="6.5" calcext:value-type="float">
            <text:p>6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52</text:p>
          </table:table-cell>
          <table:table-cell table:formula="of:=AVERAGE([.G469:.H469])" office:value-type="float" office:value="3" calcext:value-type="float">
            <text:p>3</text:p>
          </table:table-cell>
          <table:table-cell table:formula="of:=AVERAGE([.E469:.F469])" office:value-type="float" office:value="6.5" calcext:value-type="float">
            <text:p>6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955</text:p>
          </table:table-cell>
          <table:table-cell table:formula="of:=AVERAGE([.G470:.H470])" office:value-type="float" office:value="4.5" calcext:value-type="float">
            <text:p>4.5</text:p>
          </table:table-cell>
          <table:table-cell table:formula="of:=AVERAGE([.E470:.F470])"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98</text:p>
          </table:table-cell>
          <table:table-cell table:formula="of:=AVERAGE([.G471:.H471])" office:value-type="float" office:value="5" calcext:value-type="float">
            <text:p>5</text:p>
          </table:table-cell>
          <table:table-cell table:formula="of:=AVERAGE([.E471:.F471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82</text:p>
          </table:table-cell>
          <table:table-cell table:formula="of:=AVERAGE([.G472:.H472])" office:value-type="float" office:value="1.5" calcext:value-type="float">
            <text:p>1.5</text:p>
          </table:table-cell>
          <table:table-cell table:formula="of:=AVERAGE([.E472:.F472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58</text:p>
          </table:table-cell>
          <table:table-cell table:formula="of:=AVERAGE([.G473:.H473])" office:value-type="float" office:value="1.5" calcext:value-type="float">
            <text:p>1.5</text:p>
          </table:table-cell>
          <table:table-cell table:formula="of:=AVERAGE([.E473:.F473])"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11</text:p>
          </table:table-cell>
          <table:table-cell table:formula="of:=AVERAGE([.G474:.H474])" office:value-type="float" office:value="2.5" calcext:value-type="float">
            <text:p>2.5</text:p>
          </table:table-cell>
          <table:table-cell table:formula="of:=AVERAGE([.E474:.F474])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605</text:p>
          </table:table-cell>
          <table:table-cell table:formula="of:=AVERAGE([.G475:.H475])" office:value-type="float" office:value="1" calcext:value-type="float">
            <text:p>1</text:p>
          </table:table-cell>
          <table:table-cell table:formula="of:=AVERAGE([.E475:.F475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69</text:p>
          </table:table-cell>
          <table:table-cell table:formula="of:=AVERAGE([.G476:.H476])" office:value-type="float" office:value="4.5" calcext:value-type="float">
            <text:p>4.5</text:p>
          </table:table-cell>
          <table:table-cell table:formula="of:=AVERAGE([.E476:.F476])"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157</text:p>
          </table:table-cell>
          <table:table-cell table:formula="of:=AVERAGE([.G477:.H477])" office:value-type="float" office:value="3.5" calcext:value-type="float">
            <text:p>3.5</text:p>
          </table:table-cell>
          <table:table-cell table:formula="of:=AVERAGE([.E477:.F477])"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11</text:p>
          </table:table-cell>
          <table:table-cell table:formula="of:=AVERAGE([.G478:.H478])" office:value-type="float" office:value="1" calcext:value-type="float">
            <text:p>1</text:p>
          </table:table-cell>
          <table:table-cell table:formula="of:=AVERAGE([.E478:.F478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24</text:p>
          </table:table-cell>
          <table:table-cell table:formula="of:=AVERAGE([.G479:.H479])" office:value-type="float" office:value="2.5" calcext:value-type="float">
            <text:p>2.5</text:p>
          </table:table-cell>
          <table:table-cell table:formula="of:=AVERAGE([.E479:.F479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571</text:p>
          </table:table-cell>
          <table:table-cell table:formula="of:=AVERAGE([.G480:.H480])" office:value-type="float" office:value="1" calcext:value-type="float">
            <text:p>1</text:p>
          </table:table-cell>
          <table:table-cell table:formula="of:=AVERAGE([.E480:.F480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205</text:p>
          </table:table-cell>
          <table:table-cell table:formula="of:=AVERAGE([.G481:.H481])" office:value-type="float" office:value="2" calcext:value-type="float">
            <text:p>2</text:p>
          </table:table-cell>
          <table:table-cell table:formula="of:=AVERAGE([.E481:.F481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40</text:p>
          </table:table-cell>
          <table:table-cell table:formula="of:=AVERAGE([.G482:.H482])" office:value-type="float" office:value="2" calcext:value-type="float">
            <text:p>2</text:p>
          </table:table-cell>
          <table:table-cell table:formula="of:=AVERAGE([.E482:.F482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88</text:p>
          </table:table-cell>
          <table:table-cell table:formula="of:=AVERAGE([.G483:.H483])" office:value-type="float" office:value="3" calcext:value-type="float">
            <text:p>3</text:p>
          </table:table-cell>
          <table:table-cell table:formula="of:=AVERAGE([.E483:.F483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921</text:p>
          </table:table-cell>
          <table:table-cell table:formula="of:=AVERAGE([.G484:.H484])" office:value-type="float" office:value="1" calcext:value-type="float">
            <text:p>1</text:p>
          </table:table-cell>
          <table:table-cell table:formula="of:=AVERAGE([.E484:.F484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1902209</text:p>
          </table:table-cell>
          <table:table-cell table:formula="of:=AVERAGE([.G485:.H485])" office:value-type="float" office:value="3.5" calcext:value-type="float">
            <text:p>3.5</text:p>
          </table:table-cell>
          <table:table-cell table:formula="of:=AVERAGE([.E485:.F485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table:formula="of:=AVERAGE([.G486:.H486])" office:value-type="float" office:value="1" calcext:value-type="float">
            <text:p>1</text:p>
          </table:table-cell>
          <table:table-cell table:formula="of:=AVERAGE([.E486:.F486])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016</text:p>
          </table:table-cell>
          <table:table-cell table:formula="of:=AVERAGE([.G487:.H487])" office:value-type="float" office:value="1" calcext:value-type="float">
            <text:p>1</text:p>
          </table:table-cell>
          <table:table-cell table:formula="of:=AVERAGE([.E487:.F487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83</text:p>
          </table:table-cell>
          <table:table-cell table:formula="of:=AVERAGE([.G488:.H488])" office:value-type="float" office:value="1" calcext:value-type="float">
            <text:p>1</text:p>
          </table:table-cell>
          <table:table-cell table:formula="of:=AVERAGE([.E488:.F488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06</text:p>
          </table:table-cell>
          <table:table-cell table:formula="of:=AVERAGE([.G489:.H489])" office:value-type="float" office:value="5.5" calcext:value-type="float">
            <text:p>5.5</text:p>
          </table:table-cell>
          <table:table-cell table:formula="of:=AVERAGE([.E489:.F489])" office:value-type="float" office:value="7.5" calcext:value-type="float">
            <text:p>7.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80</text:p>
          </table:table-cell>
          <table:table-cell table:formula="of:=AVERAGE([.G490:.H490])" office:value-type="float" office:value="2" calcext:value-type="float">
            <text:p>2</text:p>
          </table:table-cell>
          <table:table-cell table:formula="of:=AVERAGE([.E490:.F49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71</text:p>
          </table:table-cell>
          <table:table-cell table:formula="of:=AVERAGE([.G491:.H491])" office:value-type="float" office:value="1" calcext:value-type="float">
            <text:p>1</text:p>
          </table:table-cell>
          <table:table-cell table:formula="of:=AVERAGE([.E491:.F491])"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490</text:p>
          </table:table-cell>
          <table:table-cell table:formula="of:=AVERAGE([.G492:.H492])" office:value-type="float" office:value="1.5" calcext:value-type="float">
            <text:p>1.5</text:p>
          </table:table-cell>
          <table:table-cell table:formula="of:=AVERAGE([.E492:.F492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16</text:p>
          </table:table-cell>
          <table:table-cell table:formula="of:=AVERAGE([.G493:.H493])" office:value-type="float" office:value="2.5" calcext:value-type="float">
            <text:p>2.5</text:p>
          </table:table-cell>
          <table:table-cell table:formula="of:=AVERAGE([.E493:.F493])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938</text:p>
          </table:table-cell>
          <table:table-cell table:formula="of:=AVERAGE([.G494:.H494])" office:value-type="float" office:value="3" calcext:value-type="float">
            <text:p>3</text:p>
          </table:table-cell>
          <table:table-cell table:formula="of:=AVERAGE([.E494:.F494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0821</text:p>
          </table:table-cell>
          <table:table-cell table:formula="of:=AVERAGE([.G495:.H495])" office:value-type="float" office:value="1" calcext:value-type="float">
            <text:p>1</text:p>
          </table:table-cell>
          <table:table-cell table:formula="of:=AVERAGE([.E495:.F495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398</text:p>
          </table:table-cell>
          <table:table-cell table:formula="of:=AVERAGE([.G496:.H496])" office:value-type="float" office:value="4.5" calcext:value-type="float">
            <text:p>4.5</text:p>
          </table:table-cell>
          <table:table-cell table:formula="of:=AVERAGE([.E496:.F496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012</text:p>
          </table:table-cell>
          <table:table-cell table:formula="of:=AVERAGE([.G497:.H497])" office:value-type="float" office:value="2" calcext:value-type="float">
            <text:p>2</text:p>
          </table:table-cell>
          <table:table-cell table:formula="of:=AVERAGE([.E497:.F49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26</text:p>
          </table:table-cell>
          <table:table-cell table:formula="of:=AVERAGE([.G498:.H498])" office:value-type="float" office:value="1.5" calcext:value-type="float">
            <text:p>1.5</text:p>
          </table:table-cell>
          <table:table-cell table:formula="of:=AVERAGE([.E498:.F498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90063</text:p>
          </table:table-cell>
          <table:table-cell table:formula="of:=AVERAGE([.G499:.H499])" office:value-type="float" office:value="1.5" calcext:value-type="float">
            <text:p>1.5</text:p>
          </table:table-cell>
          <table:table-cell table:formula="of:=AVERAGE([.E499:.F499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040</text:p>
          </table:table-cell>
          <table:table-cell table:formula="of:=AVERAGE([.G500:.H500])" office:value-type="float" office:value="3.5" calcext:value-type="float">
            <text:p>3.5</text:p>
          </table:table-cell>
          <table:table-cell table:formula="of:=AVERAGE([.E500:.F500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255</text:p>
          </table:table-cell>
          <table:table-cell table:formula="of:=AVERAGE([.G501:.H501])" office:value-type="float" office:value="3.5" calcext:value-type="float">
            <text:p>3.5</text:p>
          </table:table-cell>
          <table:table-cell table:formula="of:=AVERAGE([.E501:.F501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147</text:p>
          </table:table-cell>
          <table:table-cell table:formula="of:=AVERAGE([.G502:.H502])" office:value-type="float" office:value="2" calcext:value-type="float">
            <text:p>2</text:p>
          </table:table-cell>
          <table:table-cell table:formula="of:=AVERAGE([.E502:.F502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549</text:p>
          </table:table-cell>
          <table:table-cell table:formula="of:=AVERAGE([.G503:.H503])" office:value-type="float" office:value="1.5" calcext:value-type="float">
            <text:p>1.5</text:p>
          </table:table-cell>
          <table:table-cell table:formula="of:=AVERAGE([.E503:.F503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14</text:p>
          </table:table-cell>
          <table:table-cell table:formula="of:=AVERAGE([.G504:.H504])" office:value-type="float" office:value="1.5" calcext:value-type="float">
            <text:p>1.5</text:p>
          </table:table-cell>
          <table:table-cell table:formula="of:=AVERAGE([.E504:.F504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041</text:p>
          </table:table-cell>
          <table:table-cell table:formula="of:=AVERAGE([.G505:.H505])" office:value-type="float" office:value="0.5" calcext:value-type="float">
            <text:p>0.5</text:p>
          </table:table-cell>
          <table:table-cell table:formula="of:=AVERAGE([.E505:.F505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314</text:p>
          </table:table-cell>
          <table:table-cell table:formula="of:=AVERAGE([.G506:.H506])" office:value-type="float" office:value="0.5" calcext:value-type="float">
            <text:p>0.5</text:p>
          </table:table-cell>
          <table:table-cell table:formula="of:=AVERAGE([.E506:.F506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685</text:p>
          </table:table-cell>
          <table:table-cell table:formula="of:=AVERAGE([.G507:.H507])" office:value-type="float" office:value="2" calcext:value-type="float">
            <text:p>2</text:p>
          </table:table-cell>
          <table:table-cell table:formula="of:=AVERAGE([.E507:.F50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65</text:p>
          </table:table-cell>
          <table:table-cell table:formula="of:=AVERAGE([.G508:.H508])" office:value-type="float" office:value="0.5" calcext:value-type="float">
            <text:p>0.5</text:p>
          </table:table-cell>
          <table:table-cell table:formula="of:=AVERAGE([.E508:.F508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722</text:p>
          </table:table-cell>
          <table:table-cell table:formula="of:=AVERAGE([.G509:.H509])" office:value-type="float" office:value="0.5" calcext:value-type="float">
            <text:p>0.5</text:p>
          </table:table-cell>
          <table:table-cell table:formula="of:=AVERAGE([.E509:.F509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66</text:p>
          </table:table-cell>
          <table:table-cell table:formula="of:=AVERAGE([.G510:.H510])" office:value-type="float" office:value="1" calcext:value-type="float">
            <text:p>1</text:p>
          </table:table-cell>
          <table:table-cell table:formula="of:=AVERAGE([.E510:.F51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0708</text:p>
          </table:table-cell>
          <table:table-cell table:formula="of:=AVERAGE([.G511:.H511])" office:value-type="float" office:value="0.5" calcext:value-type="float">
            <text:p>0.5</text:p>
          </table:table-cell>
          <table:table-cell table:formula="of:=AVERAGE([.E511:.F511])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996</text:p>
          </table:table-cell>
          <table:table-cell table:formula="of:=AVERAGE([.G512:.H512])" office:value-type="float" office:value="0.5" calcext:value-type="float">
            <text:p>0.5</text:p>
          </table:table-cell>
          <table:table-cell table:formula="of:=AVERAGE([.E512:.F512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124</text:p>
          </table:table-cell>
          <table:table-cell table:formula="of:=AVERAGE([.G513:.H513])" office:value-type="float" office:value="0.5" calcext:value-type="float">
            <text:p>0.5</text:p>
          </table:table-cell>
          <table:table-cell table:formula="of:=AVERAGE([.E513:.F51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009</text:p>
          </table:table-cell>
          <table:table-cell table:formula="of:=AVERAGE([.G514:.H514])" office:value-type="float" office:value="0.5" calcext:value-type="float">
            <text:p>0.5</text:p>
          </table:table-cell>
          <table:table-cell table:formula="of:=AVERAGE([.E514:.F51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table:formula="of:=AVERAGE([.G515:.H515])" office:value-type="float" office:value="0.5" calcext:value-type="float">
            <text:p>0.5</text:p>
          </table:table-cell>
          <table:table-cell table:formula="of:=AVERAGE([.E515:.F515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35</text:p>
          </table:table-cell>
          <table:table-cell table:formula="of:=AVERAGE([.G516:.H516])" office:value-type="float" office:value="0.5" calcext:value-type="float">
            <text:p>0.5</text:p>
          </table:table-cell>
          <table:table-cell table:formula="of:=AVERAGE([.E516:.F516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table:formula="of:=AVERAGE([.G517:.H517])" office:value-type="float" office:value="2" calcext:value-type="float">
            <text:p>2</text:p>
          </table:table-cell>
          <table:table-cell table:formula="of:=AVERAGE([.E517:.F517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893</text:p>
          </table:table-cell>
          <table:table-cell table:formula="of:=AVERAGE([.G518:.H518])" office:value-type="float" office:value="4.5" calcext:value-type="float">
            <text:p>4.5</text:p>
          </table:table-cell>
          <table:table-cell table:formula="of:=AVERAGE([.E518:.F51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1902208</text:p>
          </table:table-cell>
          <table:table-cell table:formula="of:=AVERAGE([.G519:.H519])" office:value-type="float" office:value="3" calcext:value-type="float">
            <text:p>3</text:p>
          </table:table-cell>
          <table:table-cell table:formula="of:=AVERAGE([.E519:.F519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973</text:p>
          </table:table-cell>
          <table:table-cell table:formula="of:=AVERAGE([.G520:.H520])" office:value-type="float" office:value="0.5" calcext:value-type="float">
            <text:p>0.5</text:p>
          </table:table-cell>
          <table:table-cell table:formula="of:=AVERAGE([.E520:.F52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493</text:p>
          </table:table-cell>
          <table:table-cell table:formula="of:=AVERAGE([.G521:.H521])" office:value-type="float" office:value="3.5" calcext:value-type="float">
            <text:p>3.5</text:p>
          </table:table-cell>
          <table:table-cell table:formula="of:=AVERAGE([.E521:.F521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758</text:p>
          </table:table-cell>
          <table:table-cell table:formula="of:=AVERAGE([.G522:.H522])" office:value-type="float" office:value="1.5" calcext:value-type="float">
            <text:p>1.5</text:p>
          </table:table-cell>
          <table:table-cell table:formula="of:=AVERAGE([.E522:.F522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46</text:p>
          </table:table-cell>
          <table:table-cell table:formula="of:=AVERAGE([.G523:.H523])" office:value-type="float" office:value="1" calcext:value-type="float">
            <text:p>1</text:p>
          </table:table-cell>
          <table:table-cell table:formula="of:=AVERAGE([.E523:.F523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6065</text:p>
          </table:table-cell>
          <table:table-cell table:formula="of:=AVERAGE([.G524:.H524])" office:value-type="float" office:value="1" calcext:value-type="float">
            <text:p>1</text:p>
          </table:table-cell>
          <table:table-cell table:formula="of:=AVERAGE([.E524:.F524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788</text:p>
          </table:table-cell>
          <table:table-cell table:formula="of:=AVERAGE([.G525:.H525])" office:value-type="float" office:value="1" calcext:value-type="float">
            <text:p>1</text:p>
          </table:table-cell>
          <table:table-cell table:formula="of:=AVERAGE([.E525:.F525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04</text:p>
          </table:table-cell>
          <table:table-cell table:formula="of:=AVERAGE([.G526:.H526])" office:value-type="float" office:value="1" calcext:value-type="float">
            <text:p>1</text:p>
          </table:table-cell>
          <table:table-cell table:formula="of:=AVERAGE([.E526:.F526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957</text:p>
          </table:table-cell>
          <table:table-cell table:formula="of:=AVERAGE([.G527:.H527])" office:value-type="float" office:value="1" calcext:value-type="float">
            <text:p>1</text:p>
          </table:table-cell>
          <table:table-cell table:formula="of:=AVERAGE([.E527:.F52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90</text:p>
          </table:table-cell>
          <table:table-cell table:formula="of:=AVERAGE([.G528:.H528])" office:value-type="float" office:value="0.5" calcext:value-type="float">
            <text:p>0.5</text:p>
          </table:table-cell>
          <table:table-cell table:formula="of:=AVERAGE([.E528:.F528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511</text:p>
          </table:table-cell>
          <table:table-cell table:formula="of:=AVERAGE([.G529:.H529])" office:value-type="float" office:value="1" calcext:value-type="float">
            <text:p>1</text:p>
          </table:table-cell>
          <table:table-cell table:formula="of:=AVERAGE([.E529:.F529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262</text:p>
          </table:table-cell>
          <table:table-cell table:formula="of:=AVERAGE([.G530:.H530])" office:value-type="float" office:value="0.5" calcext:value-type="float">
            <text:p>0.5</text:p>
          </table:table-cell>
          <table:table-cell table:formula="of:=AVERAGE([.E530:.F53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57</text:p>
          </table:table-cell>
          <table:table-cell table:formula="of:=AVERAGE([.G531:.H531])" office:value-type="float" office:value="1" calcext:value-type="float">
            <text:p>1</text:p>
          </table:table-cell>
          <table:table-cell table:formula="of:=AVERAGE([.E531:.F531])"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693</text:p>
          </table:table-cell>
          <table:table-cell table:formula="of:=AVERAGE([.G532:.H532])" office:value-type="float" office:value="0.5" calcext:value-type="float">
            <text:p>0.5</text:p>
          </table:table-cell>
          <table:table-cell table:formula="of:=AVERAGE([.E532:.F532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302</text:p>
          </table:table-cell>
          <table:table-cell table:formula="of:=AVERAGE([.G533:.H533])" office:value-type="float" office:value="2" calcext:value-type="float">
            <text:p>2</text:p>
          </table:table-cell>
          <table:table-cell table:formula="of:=AVERAGE([.E533:.F53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50</text:p>
          </table:table-cell>
          <table:table-cell table:formula="of:=AVERAGE([.G534:.H534])" office:value-type="float" office:value="0.5" calcext:value-type="float">
            <text:p>0.5</text:p>
          </table:table-cell>
          <table:table-cell table:formula="of:=AVERAGE([.E534:.F534])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70</text:p>
          </table:table-cell>
          <table:table-cell table:formula="of:=AVERAGE([.G535:.H535])" office:value-type="float" office:value="1.5" calcext:value-type="float">
            <text:p>1.5</text:p>
          </table:table-cell>
          <table:table-cell table:formula="of:=AVERAGE([.E535:.F535])" office:value-type="float" office:value="5.5" calcext:value-type="float">
            <text:p>5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97</text:p>
          </table:table-cell>
          <table:table-cell table:formula="of:=AVERAGE([.G536:.H536])" office:value-type="float" office:value="3" calcext:value-type="float">
            <text:p>3</text:p>
          </table:table-cell>
          <table:table-cell table:formula="of:=AVERAGE([.E536:.F536])" office:value-type="float" office:value="11.5" calcext:value-type="float">
            <text:p>11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59</text:p>
          </table:table-cell>
          <table:table-cell table:formula="of:=AVERAGE([.G537:.H537])" office:value-type="float" office:value="0.5" calcext:value-type="float">
            <text:p>0.5</text:p>
          </table:table-cell>
          <table:table-cell table:formula="of:=AVERAGE([.E537:.F537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261</text:p>
          </table:table-cell>
          <table:table-cell table:formula="of:=AVERAGE([.G538:.H538])" office:value-type="float" office:value="1.5" calcext:value-type="float">
            <text:p>1.5</text:p>
          </table:table-cell>
          <table:table-cell table:formula="of:=AVERAGE([.E538:.F538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34</text:p>
          </table:table-cell>
          <table:table-cell table:formula="of:=AVERAGE([.G539:.H539])" office:value-type="float" office:value="1.5" calcext:value-type="float">
            <text:p>1.5</text:p>
          </table:table-cell>
          <table:table-cell table:formula="of:=AVERAGE([.E539:.F539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107</text:p>
          </table:table-cell>
          <table:table-cell table:formula="of:=AVERAGE([.G540:.H540])" office:value-type="float" office:value="1" calcext:value-type="float">
            <text:p>1</text:p>
          </table:table-cell>
          <table:table-cell table:formula="of:=AVERAGE([.E540:.F540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160</text:p>
          </table:table-cell>
          <table:table-cell table:formula="of:=AVERAGE([.G541:.H541])" office:value-type="float" office:value="1" calcext:value-type="float">
            <text:p>1</text:p>
          </table:table-cell>
          <table:table-cell table:formula="of:=AVERAGE([.E541:.F541])"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12</text:p>
          </table:table-cell>
          <table:table-cell table:formula="of:=AVERAGE([.G542:.H542])" office:value-type="float" office:value="1.5" calcext:value-type="float">
            <text:p>1.5</text:p>
          </table:table-cell>
          <table:table-cell table:formula="of:=AVERAGE([.E542:.F542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877</text:p>
          </table:table-cell>
          <table:table-cell table:formula="of:=AVERAGE([.G543:.H543])" office:value-type="float" office:value="1.5" calcext:value-type="float">
            <text:p>1.5</text:p>
          </table:table-cell>
          <table:table-cell table:formula="of:=AVERAGE([.E543:.F543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09</text:p>
          </table:table-cell>
          <table:table-cell table:formula="of:=AVERAGE([.G544:.H544])" office:value-type="float" office:value="0.5" calcext:value-type="float">
            <text:p>0.5</text:p>
          </table:table-cell>
          <table:table-cell table:formula="of:=AVERAGE([.E544:.F54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43</text:p>
          </table:table-cell>
          <table:table-cell table:formula="of:=AVERAGE([.G545:.H545])" office:value-type="float" office:value="1" calcext:value-type="float">
            <text:p>1</text:p>
          </table:table-cell>
          <table:table-cell table:formula="of:=AVERAGE([.E545:.F545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60</text:p>
          </table:table-cell>
          <table:table-cell table:formula="of:=AVERAGE([.G546:.H546])" office:value-type="float" office:value="0.5" calcext:value-type="float">
            <text:p>0.5</text:p>
          </table:table-cell>
          <table:table-cell table:formula="of:=AVERAGE([.E546:.F546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31</text:p>
          </table:table-cell>
          <table:table-cell table:formula="of:=AVERAGE([.G547:.H547])" office:value-type="float" office:value="0.5" calcext:value-type="float">
            <text:p>0.5</text:p>
          </table:table-cell>
          <table:table-cell table:formula="of:=AVERAGE([.E547:.F547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59</text:p>
          </table:table-cell>
          <table:table-cell table:formula="of:=AVERAGE([.G548:.H548])" office:value-type="float" office:value="0.5" calcext:value-type="float">
            <text:p>0.5</text:p>
          </table:table-cell>
          <table:table-cell table:formula="of:=AVERAGE([.E548:.F548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328</text:p>
          </table:table-cell>
          <table:table-cell table:formula="of:=AVERAGE([.G549:.H549])" office:value-type="float" office:value="1" calcext:value-type="float">
            <text:p>1</text:p>
          </table:table-cell>
          <table:table-cell table:formula="of:=AVERAGE([.E549:.F549])"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380</text:p>
          </table:table-cell>
          <table:table-cell table:formula="of:=AVERAGE([.G550:.H550])" office:value-type="float" office:value="0.5" calcext:value-type="float">
            <text:p>0.5</text:p>
          </table:table-cell>
          <table:table-cell table:formula="of:=AVERAGE([.E550:.F55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77</text:p>
          </table:table-cell>
          <table:table-cell table:formula="of:=AVERAGE([.G551:.H551])" office:value-type="float" office:value="0.5" calcext:value-type="float">
            <text:p>0.5</text:p>
          </table:table-cell>
          <table:table-cell table:formula="of:=AVERAGE([.E551:.F551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87</text:p>
          </table:table-cell>
          <table:table-cell table:formula="of:=AVERAGE([.G552:.H552])" office:value-type="float" office:value="2" calcext:value-type="float">
            <text:p>2</text:p>
          </table:table-cell>
          <table:table-cell table:formula="of:=AVERAGE([.E552:.F552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176</text:p>
          </table:table-cell>
          <table:table-cell table:formula="of:=AVERAGE([.G553:.H553])" office:value-type="float" office:value="0.5" calcext:value-type="float">
            <text:p>0.5</text:p>
          </table:table-cell>
          <table:table-cell table:formula="of:=AVERAGE([.E553:.F553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74</text:p>
          </table:table-cell>
          <table:table-cell table:formula="of:=AVERAGE([.G554:.H554])" office:value-type="float" office:value="0.5" calcext:value-type="float">
            <text:p>0.5</text:p>
          </table:table-cell>
          <table:table-cell table:formula="of:=AVERAGE([.E554:.F554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0588</text:p>
          </table:table-cell>
          <table:table-cell table:formula="of:=AVERAGE([.G555:.H555])" office:value-type="float" office:value="0.5" calcext:value-type="float">
            <text:p>0.5</text:p>
          </table:table-cell>
          <table:table-cell table:formula="of:=AVERAGE([.E555:.F555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90</text:p>
          </table:table-cell>
          <table:table-cell table:formula="of:=AVERAGE([.G556:.H556])" office:value-type="float" office:value="0.5" calcext:value-type="float">
            <text:p>0.5</text:p>
          </table:table-cell>
          <table:table-cell table:formula="of:=AVERAGE([.E556:.F556])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87</text:p>
          </table:table-cell>
          <table:table-cell table:formula="of:=AVERAGE([.G557:.H557])" office:value-type="float" office:value="2" calcext:value-type="float">
            <text:p>2</text:p>
          </table:table-cell>
          <table:table-cell table:formula="of:=AVERAGE([.E557:.F557])" office:value-type="float" office:value="11.5" calcext:value-type="float">
            <text:p>11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297</text:p>
          </table:table-cell>
          <table:table-cell table:formula="of:=AVERAGE([.G558:.H558])" office:value-type="float" office:value="0.5" calcext:value-type="float">
            <text:p>0.5</text:p>
          </table:table-cell>
          <table:table-cell table:formula="of:=AVERAGE([.E558:.F558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297</text:p>
          </table:table-cell>
          <table:table-cell table:formula="of:=AVERAGE([.G559:.H559])" office:value-type="float" office:value="0.5" calcext:value-type="float">
            <text:p>0.5</text:p>
          </table:table-cell>
          <table:table-cell table:formula="of:=AVERAGE([.E559:.F559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227</text:p>
          </table:table-cell>
          <table:table-cell table:formula="of:=AVERAGE([.G560:.H560])" office:value-type="float" office:value="0.5" calcext:value-type="float">
            <text:p>0.5</text:p>
          </table:table-cell>
          <table:table-cell table:formula="of:=AVERAGE([.E560:.F560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782</text:p>
          </table:table-cell>
          <table:table-cell table:formula="of:=AVERAGE([.G561:.H561])" office:value-type="float" office:value="2" calcext:value-type="float">
            <text:p>2</text:p>
          </table:table-cell>
          <table:table-cell table:formula="of:=AVERAGE([.E561:.F561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70</text:p>
          </table:table-cell>
          <table:table-cell table:formula="of:=AVERAGE([.G562:.H562])" office:value-type="float" office:value="0.5" calcext:value-type="float">
            <text:p>0.5</text:p>
          </table:table-cell>
          <table:table-cell table:formula="of:=AVERAGE([.E562:.F562])"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544</text:p>
          </table:table-cell>
          <table:table-cell table:formula="of:=AVERAGE([.G563:.H563])" office:value-type="float" office:value="0.5" calcext:value-type="float">
            <text:p>0.5</text:p>
          </table:table-cell>
          <table:table-cell table:formula="of:=AVERAGE([.E563:.F56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58</text:p>
          </table:table-cell>
          <table:table-cell table:formula="of:=AVERAGE([.G564:.H564])" office:value-type="float" office:value="2" calcext:value-type="float">
            <text:p>2</text:p>
          </table:table-cell>
          <table:table-cell table:formula="of:=AVERAGE([.E564:.F564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06</text:p>
          </table:table-cell>
          <table:table-cell table:formula="of:=AVERAGE([.G565:.H565])" office:value-type="float" office:value="1" calcext:value-type="float">
            <text:p>1</text:p>
          </table:table-cell>
          <table:table-cell table:formula="of:=AVERAGE([.E565:.F565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547</text:p>
          </table:table-cell>
          <table:table-cell table:formula="of:=AVERAGE([.G566:.H566])" office:value-type="float" office:value="0.5" calcext:value-type="float">
            <text:p>0.5</text:p>
          </table:table-cell>
          <table:table-cell table:formula="of:=AVERAGE([.E566:.F566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918</text:p>
          </table:table-cell>
          <table:table-cell table:formula="of:=AVERAGE([.G567:.H567])" office:value-type="float" office:value="2" calcext:value-type="float">
            <text:p>2</text:p>
          </table:table-cell>
          <table:table-cell table:formula="of:=AVERAGE([.E567:.F567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10</text:p>
          </table:table-cell>
          <table:table-cell table:formula="of:=AVERAGE([.G568:.H568])" office:value-type="float" office:value="0.5" calcext:value-type="float">
            <text:p>0.5</text:p>
          </table:table-cell>
          <table:table-cell table:formula="of:=AVERAGE([.E568:.F568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275</text:p>
          </table:table-cell>
          <table:table-cell table:formula="of:=AVERAGE([.G569:.H569])" office:value-type="float" office:value="1" calcext:value-type="float">
            <text:p>1</text:p>
          </table:table-cell>
          <table:table-cell table:formula="of:=AVERAGE([.E569:.F569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055</text:p>
          </table:table-cell>
          <table:table-cell table:formula="of:=AVERAGE([.G570:.H570])" office:value-type="float" office:value="1" calcext:value-type="float">
            <text:p>1</text:p>
          </table:table-cell>
          <table:table-cell table:formula="of:=AVERAGE([.E570:.F570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8189</text:p>
          </table:table-cell>
          <table:table-cell table:formula="of:=AVERAGE([.G571:.H571])" office:value-type="float" office:value="4" calcext:value-type="float">
            <text:p>4</text:p>
          </table:table-cell>
          <table:table-cell table:formula="of:=AVERAGE([.E571:.F571])"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401</text:p>
          </table:table-cell>
          <table:table-cell table:formula="of:=AVERAGE([.G572:.H572])" office:value-type="float" office:value="1.5" calcext:value-type="float">
            <text:p>1.5</text:p>
          </table:table-cell>
          <table:table-cell table:formula="of:=AVERAGE([.E572:.F572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05</text:p>
          </table:table-cell>
          <table:table-cell table:formula="of:=AVERAGE([.G573:.H573])" office:value-type="float" office:value="1" calcext:value-type="float">
            <text:p>1</text:p>
          </table:table-cell>
          <table:table-cell table:formula="of:=AVERAGE([.E573:.F573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1901031</text:p>
          </table:table-cell>
          <table:table-cell table:formula="of:=AVERAGE([.G574:.H574])" office:value-type="float" office:value="1" calcext:value-type="float">
            <text:p>1</text:p>
          </table:table-cell>
          <table:table-cell table:formula="of:=AVERAGE([.E574:.F574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38</text:p>
          </table:table-cell>
          <table:table-cell table:formula="of:=AVERAGE([.G575:.H575])" office:value-type="float" office:value="1" calcext:value-type="float">
            <text:p>1</text:p>
          </table:table-cell>
          <table:table-cell table:formula="of:=AVERAGE([.E575:.F575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0007</text:p>
          </table:table-cell>
          <table:table-cell table:formula="of:=AVERAGE([.G576:.H576])" office:value-type="float" office:value="1" calcext:value-type="float">
            <text:p>1</text:p>
          </table:table-cell>
          <table:table-cell table:formula="of:=AVERAGE([.E576:.F576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546</text:p>
          </table:table-cell>
          <table:table-cell table:formula="of:=AVERAGE([.G577:.H577])" office:value-type="float" office:value="1" calcext:value-type="float">
            <text:p>1</text:p>
          </table:table-cell>
          <table:table-cell table:formula="of:=AVERAGE([.E577:.F577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711</text:p>
          </table:table-cell>
          <table:table-cell table:formula="of:=AVERAGE([.G578:.H578])" office:value-type="float" office:value="0.5" calcext:value-type="float">
            <text:p>0.5</text:p>
          </table:table-cell>
          <table:table-cell table:formula="of:=AVERAGE([.E578:.F578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83</text:p>
          </table:table-cell>
          <table:table-cell table:formula="of:=AVERAGE([.G579:.H579])" office:value-type="float" office:value="0.5" calcext:value-type="float">
            <text:p>0.5</text:p>
          </table:table-cell>
          <table:table-cell table:formula="of:=AVERAGE([.E579:.F579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071</text:p>
          </table:table-cell>
          <table:table-cell table:formula="of:=AVERAGE([.G580:.H580])" office:value-type="float" office:value="0.5" calcext:value-type="float">
            <text:p>0.5</text:p>
          </table:table-cell>
          <table:table-cell table:formula="of:=AVERAGE([.E580:.F58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5435</text:p>
          </table:table-cell>
          <table:table-cell table:formula="of:=AVERAGE([.G581:.H581])" office:value-type="float" office:value="0.5" calcext:value-type="float">
            <text:p>0.5</text:p>
          </table:table-cell>
          <table:table-cell table:formula="of:=AVERAGE([.E581:.F581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8279</text:p>
          </table:table-cell>
          <table:table-cell table:formula="of:=AVERAGE([.G582:.H582])" office:value-type="float" office:value="0.5" calcext:value-type="float">
            <text:p>0.5</text:p>
          </table:table-cell>
          <table:table-cell table:formula="of:=AVERAGE([.E582:.F582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981</text:p>
          </table:table-cell>
          <table:table-cell table:formula="of:=AVERAGE([.G583:.H583])" office:value-type="float" office:value="0.5" calcext:value-type="float">
            <text:p>0.5</text:p>
          </table:table-cell>
          <table:table-cell table:formula="of:=AVERAGE([.E583:.F583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415</text:p>
          </table:table-cell>
          <table:table-cell table:formula="of:=AVERAGE([.G584:.H584])" office:value-type="float" office:value="0.5" calcext:value-type="float">
            <text:p>0.5</text:p>
          </table:table-cell>
          <table:table-cell table:formula="of:=AVERAGE([.E584:.F584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747</text:p>
          </table:table-cell>
          <table:table-cell table:formula="of:=AVERAGE([.G585:.H585])" office:value-type="float" office:value="0.5" calcext:value-type="float">
            <text:p>0.5</text:p>
          </table:table-cell>
          <table:table-cell table:formula="of:=AVERAGE([.E585:.F585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217</text:p>
          </table:table-cell>
          <table:table-cell table:formula="of:=AVERAGE([.G586:.H586])" office:value-type="float" office:value="0.5" calcext:value-type="float">
            <text:p>0.5</text:p>
          </table:table-cell>
          <table:table-cell table:formula="of:=AVERAGE([.E586:.F586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453</text:p>
          </table:table-cell>
          <table:table-cell table:formula="of:=AVERAGE([.G587:.H587])" office:value-type="float" office:value="0.5" calcext:value-type="float">
            <text:p>0.5</text:p>
          </table:table-cell>
          <table:table-cell table:formula="of:=AVERAGE([.E587:.F587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870</text:p>
          </table:table-cell>
          <table:table-cell table:formula="of:=AVERAGE([.G588:.H588])" office:value-type="float" office:value="0.5" calcext:value-type="float">
            <text:p>0.5</text:p>
          </table:table-cell>
          <table:table-cell table:formula="of:=AVERAGE([.E588:.F588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847</text:p>
          </table:table-cell>
          <table:table-cell table:formula="of:=AVERAGE([.G589:.H589])" office:value-type="float" office:value="0.5" calcext:value-type="float">
            <text:p>0.5</text:p>
          </table:table-cell>
          <table:table-cell table:formula="of:=AVERAGE([.E589:.F589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836</text:p>
          </table:table-cell>
          <table:table-cell table:formula="of:=AVERAGE([.G590:.H590])" office:value-type="float" office:value="0.5" calcext:value-type="float">
            <text:p>0.5</text:p>
          </table:table-cell>
          <table:table-cell table:formula="of:=AVERAGE([.E590:.F590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255</text:p>
          </table:table-cell>
          <table:table-cell table:formula="of:=AVERAGE([.G591:.H591])" office:value-type="float" office:value="0.5" calcext:value-type="float">
            <text:p>0.5</text:p>
          </table:table-cell>
          <table:table-cell table:formula="of:=AVERAGE([.E591:.F591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193</text:p>
          </table:table-cell>
          <table:table-cell table:formula="of:=AVERAGE([.G592:.H592])" office:value-type="float" office:value="0.5" calcext:value-type="float">
            <text:p>0.5</text:p>
          </table:table-cell>
          <table:table-cell table:formula="of:=AVERAGE([.E592:.F592])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76</text:p>
          </table:table-cell>
          <table:table-cell table:formula="of:=AVERAGE([.G593:.H593])" office:value-type="float" office:value="0.5" calcext:value-type="float">
            <text:p>0.5</text:p>
          </table:table-cell>
          <table:table-cell table:formula="of:=AVERAGE([.E593:.F593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72</text:p>
          </table:table-cell>
          <table:table-cell table:formula="of:=AVERAGE([.G594:.H594])" office:value-type="float" office:value="1" calcext:value-type="float">
            <text:p>1</text:p>
          </table:table-cell>
          <table:table-cell table:formula="of:=AVERAGE([.E594:.F594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94</text:p>
          </table:table-cell>
          <table:table-cell table:formula="of:=AVERAGE([.G595:.H595])" office:value-type="float" office:value="0.5" calcext:value-type="float">
            <text:p>0.5</text:p>
          </table:table-cell>
          <table:table-cell table:formula="of:=AVERAGE([.E595:.F595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7148</text:p>
          </table:table-cell>
          <table:table-cell table:formula="of:=AVERAGE([.G596:.H596])" office:value-type="float" office:value="0.5" calcext:value-type="float">
            <text:p>0.5</text:p>
          </table:table-cell>
          <table:table-cell table:formula="of:=AVERAGE([.E596:.F596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710</text:p>
          </table:table-cell>
          <table:table-cell table:formula="of:=AVERAGE([.G597:.H597])" office:value-type="float" office:value="0.5" calcext:value-type="float">
            <text:p>0.5</text:p>
          </table:table-cell>
          <table:table-cell table:formula="of:=AVERAGE([.E597:.F597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73</text:p>
          </table:table-cell>
          <table:table-cell table:formula="of:=AVERAGE([.G598:.H598])" office:value-type="float" office:value="0.5" calcext:value-type="float">
            <text:p>0.5</text:p>
          </table:table-cell>
          <table:table-cell table:formula="of:=AVERAGE([.E598:.F598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67</text:p>
          </table:table-cell>
          <table:table-cell table:formula="of:=AVERAGE([.G599:.H599])" office:value-type="float" office:value="0.5" calcext:value-type="float">
            <text:p>0.5</text:p>
          </table:table-cell>
          <table:table-cell table:formula="of:=AVERAGE([.E599:.F599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283</text:p>
          </table:table-cell>
          <table:table-cell table:formula="of:=AVERAGE([.G600:.H600])" office:value-type="float" office:value="0.5" calcext:value-type="float">
            <text:p>0.5</text:p>
          </table:table-cell>
          <table:table-cell table:formula="of:=AVERAGE([.E600:.F60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395</text:p>
          </table:table-cell>
          <table:table-cell table:formula="of:=AVERAGE([.G601:.H601])" office:value-type="float" office:value="0.5" calcext:value-type="float">
            <text:p>0.5</text:p>
          </table:table-cell>
          <table:table-cell table:formula="of:=AVERAGE([.E601:.F601])" office:value-type="float" office:value="5.5" calcext:value-type="float">
            <text:p>5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968</text:p>
          </table:table-cell>
          <table:table-cell table:formula="of:=AVERAGE([.G602:.H602])" office:value-type="float" office:value="0.5" calcext:value-type="float">
            <text:p>0.5</text:p>
          </table:table-cell>
          <table:table-cell table:formula="of:=AVERAGE([.E602:.F602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207</text:p>
          </table:table-cell>
          <table:table-cell table:formula="of:=AVERAGE([.G603:.H603])" office:value-type="float" office:value="0.5" calcext:value-type="float">
            <text:p>0.5</text:p>
          </table:table-cell>
          <table:table-cell table:formula="of:=AVERAGE([.E603:.F603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59</text:p>
          </table:table-cell>
          <table:table-cell table:formula="of:=AVERAGE([.G604:.H604])" office:value-type="float" office:value="0.5" calcext:value-type="float">
            <text:p>0.5</text:p>
          </table:table-cell>
          <table:table-cell table:formula="of:=AVERAGE([.E604:.F604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907</text:p>
          </table:table-cell>
          <table:table-cell table:formula="of:=AVERAGE([.G605:.H605])" office:value-type="float" office:value="0.5" calcext:value-type="float">
            <text:p>0.5</text:p>
          </table:table-cell>
          <table:table-cell table:formula="of:=AVERAGE([.E605:.F605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90305</text:p>
          </table:table-cell>
          <table:table-cell table:formula="of:=AVERAGE([.G606:.H606])" office:value-type="float" office:value="0.5" calcext:value-type="float">
            <text:p>0.5</text:p>
          </table:table-cell>
          <table:table-cell table:formula="of:=AVERAGE([.E606:.F606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59</text:p>
          </table:table-cell>
          <table:table-cell table:formula="of:=AVERAGE([.G607:.H607])" office:value-type="float" office:value="0.5" calcext:value-type="float">
            <text:p>0.5</text:p>
          </table:table-cell>
          <table:table-cell table:formula="of:=AVERAGE([.E607:.F60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2001256</text:p>
          </table:table-cell>
          <table:table-cell table:formula="of:=AVERAGE([.G608:.H608])" office:value-type="float" office:value="0.5" calcext:value-type="float">
            <text:p>0.5</text:p>
          </table:table-cell>
          <table:table-cell table:formula="of:=AVERAGE([.E608:.F608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21</text:p>
          </table:table-cell>
          <table:table-cell table:formula="of:=AVERAGE([.G609:.H609])" office:value-type="float" office:value="0.5" calcext:value-type="float">
            <text:p>0.5</text:p>
          </table:table-cell>
          <table:table-cell table:formula="of:=AVERAGE([.E609:.F609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67</text:p>
          </table:table-cell>
          <table:table-cell table:formula="of:=AVERAGE([.G610:.H610])" office:value-type="float" office:value="0.5" calcext:value-type="float">
            <text:p>0.5</text:p>
          </table:table-cell>
          <table:table-cell table:formula="of:=AVERAGE([.E610:.F610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888</text:p>
          </table:table-cell>
          <table:table-cell table:formula="of:=AVERAGE([.G611:.H611])" office:value-type="float" office:value="0.5" calcext:value-type="float">
            <text:p>0.5</text:p>
          </table:table-cell>
          <table:table-cell table:formula="of:=AVERAGE([.E611:.F611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278</text:p>
          </table:table-cell>
          <table:table-cell table:formula="of:=AVERAGE([.G612:.H612])" office:value-type="float" office:value="0" calcext:value-type="float">
            <text:p>0</text:p>
          </table:table-cell>
          <table:table-cell table:formula="of:=AVERAGE([.E612:.F612])" office:value-type="float" office:value="8.5" calcext:value-type="float">
            <text:p>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623</text:p>
          </table:table-cell>
          <table:table-cell table:formula="of:=AVERAGE([.G613:.H613])" office:value-type="float" office:value="0" calcext:value-type="float">
            <text:p>0</text:p>
          </table:table-cell>
          <table:table-cell table:formula="of:=AVERAGE([.E613:.F613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988</text:p>
          </table:table-cell>
          <table:table-cell table:formula="of:=AVERAGE([.G614:.H614])" office:value-type="float" office:value="0" calcext:value-type="float">
            <text:p>0</text:p>
          </table:table-cell>
          <table:table-cell table:formula="of:=AVERAGE([.E614:.F614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036</text:p>
          </table:table-cell>
          <table:table-cell table:formula="of:=AVERAGE([.G615:.H615])" office:value-type="float" office:value="0" calcext:value-type="float">
            <text:p>0</text:p>
          </table:table-cell>
          <table:table-cell table:formula="of:=AVERAGE([.E615:.F615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97</text:p>
          </table:table-cell>
          <table:table-cell table:formula="of:=AVERAGE([.G616:.H616])" office:value-type="float" office:value="0" calcext:value-type="float">
            <text:p>0</text:p>
          </table:table-cell>
          <table:table-cell table:formula="of:=AVERAGE([.E616:.F61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15</text:p>
          </table:table-cell>
          <table:table-cell table:formula="of:=AVERAGE([.G617:.H617])" office:value-type="float" office:value="0" calcext:value-type="float">
            <text:p>0</text:p>
          </table:table-cell>
          <table:table-cell table:formula="of:=AVERAGE([.E617:.F617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065</text:p>
          </table:table-cell>
          <table:table-cell table:formula="of:=AVERAGE([.G618:.H618])" office:value-type="float" office:value="0" calcext:value-type="float">
            <text:p>0</text:p>
          </table:table-cell>
          <table:table-cell table:formula="of:=AVERAGE([.E618:.F618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833</text:p>
          </table:table-cell>
          <table:table-cell table:formula="of:=AVERAGE([.G619:.H619])" office:value-type="float" office:value="0" calcext:value-type="float">
            <text:p>0</text:p>
          </table:table-cell>
          <table:table-cell table:formula="of:=AVERAGE([.E619:.F619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8342</text:p>
          </table:table-cell>
          <table:table-cell table:formula="of:=AVERAGE([.G620:.H620])" office:value-type="float" office:value="0" calcext:value-type="float">
            <text:p>0</text:p>
          </table:table-cell>
          <table:table-cell table:formula="of:=AVERAGE([.E620:.F620])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2098</text:p>
          </table:table-cell>
          <table:table-cell table:formula="of:=AVERAGE([.G621:.H621])" office:value-type="float" office:value="0" calcext:value-type="float">
            <text:p>0</text:p>
          </table:table-cell>
          <table:table-cell table:formula="of:=AVERAGE([.E621:.F621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227</text:p>
          </table:table-cell>
          <table:table-cell table:formula="of:=AVERAGE([.G622:.H622])" office:value-type="float" office:value="0" calcext:value-type="float">
            <text:p>0</text:p>
          </table:table-cell>
          <table:table-cell table:formula="of:=AVERAGE([.E622:.F622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190</text:p>
          </table:table-cell>
          <table:table-cell table:formula="of:=AVERAGE([.G623:.H623])" office:value-type="float" office:value="0" calcext:value-type="float">
            <text:p>0</text:p>
          </table:table-cell>
          <table:table-cell table:formula="of:=AVERAGE([.E623:.F623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02</text:p>
          </table:table-cell>
          <table:table-cell table:formula="of:=AVERAGE([.G624:.H624])" office:value-type="float" office:value="0" calcext:value-type="float">
            <text:p>0</text:p>
          </table:table-cell>
          <table:table-cell table:formula="of:=AVERAGE([.E624:.F624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68</text:p>
          </table:table-cell>
          <table:table-cell table:formula="of:=AVERAGE([.G625:.H625])" office:value-type="float" office:value="0" calcext:value-type="float">
            <text:p>0</text:p>
          </table:table-cell>
          <table:table-cell table:formula="of:=AVERAGE([.E625:.F625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570</text:p>
          </table:table-cell>
          <table:table-cell table:formula="of:=AVERAGE([.G626:.H626])" office:value-type="float" office:value="0" calcext:value-type="float">
            <text:p>0</text:p>
          </table:table-cell>
          <table:table-cell table:formula="of:=AVERAGE([.E626:.F626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631</text:p>
          </table:table-cell>
          <table:table-cell table:formula="of:=AVERAGE([.G627:.H627])" office:value-type="float" office:value="0" calcext:value-type="float">
            <text:p>0</text:p>
          </table:table-cell>
          <table:table-cell table:formula="of:=AVERAGE([.E627:.F627])"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66</text:p>
          </table:table-cell>
          <table:table-cell table:formula="of:=AVERAGE([.G628:.H628])" office:value-type="float" office:value="0" calcext:value-type="float">
            <text:p>0</text:p>
          </table:table-cell>
          <table:table-cell table:formula="of:=AVERAGE([.E628:.F628])"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66</text:p>
          </table:table-cell>
          <table:table-cell table:formula="of:=AVERAGE([.G629:.H629])" office:value-type="float" office:value="0" calcext:value-type="float">
            <text:p>0</text:p>
          </table:table-cell>
          <table:table-cell table:formula="of:=AVERAGE([.E629:.F629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4508</text:p>
          </table:table-cell>
          <table:table-cell table:formula="of:=AVERAGE([.G630:.H630])" office:value-type="float" office:value="0" calcext:value-type="float">
            <text:p>0</text:p>
          </table:table-cell>
          <table:table-cell table:formula="of:=AVERAGE([.E630:.F630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31</text:p>
          </table:table-cell>
          <table:table-cell table:formula="of:=AVERAGE([.G631:.H631])" office:value-type="float" office:value="0" calcext:value-type="float">
            <text:p>0</text:p>
          </table:table-cell>
          <table:table-cell table:formula="of:=AVERAGE([.E631:.F631])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76</text:p>
          </table:table-cell>
          <table:table-cell table:formula="of:=AVERAGE([.G632:.H632])" office:value-type="float" office:value="0" calcext:value-type="float">
            <text:p>0</text:p>
          </table:table-cell>
          <table:table-cell table:formula="of:=AVERAGE([.E632:.F632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8608</text:p>
          </table:table-cell>
          <table:table-cell table:formula="of:=AVERAGE([.G633:.H633])" office:value-type="float" office:value="0" calcext:value-type="float">
            <text:p>0</text:p>
          </table:table-cell>
          <table:table-cell table:formula="of:=AVERAGE([.E633:.F633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338</text:p>
          </table:table-cell>
          <table:table-cell table:formula="of:=AVERAGE([.G634:.H634])" office:value-type="float" office:value="0" calcext:value-type="float">
            <text:p>0</text:p>
          </table:table-cell>
          <table:table-cell table:formula="of:=AVERAGE([.E634:.F634])"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01</text:p>
          </table:table-cell>
          <table:table-cell table:formula="of:=AVERAGE([.G635:.H635])" office:value-type="float" office:value="0" calcext:value-type="float">
            <text:p>0</text:p>
          </table:table-cell>
          <table:table-cell table:formula="of:=AVERAGE([.E635:.F635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2968</text:p>
          </table:table-cell>
          <table:table-cell table:formula="of:=AVERAGE([.G636:.H636])" office:value-type="float" office:value="0" calcext:value-type="float">
            <text:p>0</text:p>
          </table:table-cell>
          <table:table-cell table:formula="of:=AVERAGE([.E636:.F636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5993</text:p>
          </table:table-cell>
          <table:table-cell table:formula="of:=AVERAGE([.G637:.H637])" office:value-type="float" office:value="0" calcext:value-type="float">
            <text:p>0</text:p>
          </table:table-cell>
          <table:table-cell table:formula="of:=AVERAGE([.E637:.F637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106</text:p>
          </table:table-cell>
          <table:table-cell table:formula="of:=AVERAGE([.G638:.H638])" office:value-type="float" office:value="0" calcext:value-type="float">
            <text:p>0</text:p>
          </table:table-cell>
          <table:table-cell table:formula="of:=AVERAGE([.E638:.F638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047</text:p>
          </table:table-cell>
          <table:table-cell table:formula="of:=AVERAGE([.G639:.H639])" office:value-type="float" office:value="0" calcext:value-type="float">
            <text:p>0</text:p>
          </table:table-cell>
          <table:table-cell table:formula="of:=AVERAGE([.E639:.F639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79</text:p>
          </table:table-cell>
          <table:table-cell table:formula="of:=AVERAGE([.G640:.H640])" office:value-type="float" office:value="0" calcext:value-type="float">
            <text:p>0</text:p>
          </table:table-cell>
          <table:table-cell table:formula="of:=AVERAGE([.E640:.F64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33</text:p>
          </table:table-cell>
          <table:table-cell table:formula="of:=AVERAGE([.G641:.H641])" office:value-type="float" office:value="0" calcext:value-type="float">
            <text:p>0</text:p>
          </table:table-cell>
          <table:table-cell table:formula="of:=AVERAGE([.E641:.F641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733</text:p>
          </table:table-cell>
          <table:table-cell table:formula="of:=AVERAGE([.G642:.H642])" office:value-type="float" office:value="0" calcext:value-type="float">
            <text:p>0</text:p>
          </table:table-cell>
          <table:table-cell table:formula="of:=AVERAGE([.E642:.F642])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91</text:p>
          </table:table-cell>
          <table:table-cell table:formula="of:=AVERAGE([.G643:.H643])" office:value-type="float" office:value="0" calcext:value-type="float">
            <text:p>0</text:p>
          </table:table-cell>
          <table:table-cell table:formula="of:=AVERAGE([.E643:.F643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table:formula="of:=AVERAGE([.G644:.H644])" office:value-type="float" office:value="0" calcext:value-type="float">
            <text:p>0</text:p>
          </table:table-cell>
          <table:table-cell table:formula="of:=AVERAGE([.E644:.F64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382</text:p>
          </table:table-cell>
          <table:table-cell table:formula="of:=AVERAGE([.G645:.H645])" office:value-type="float" office:value="0" calcext:value-type="float">
            <text:p>0</text:p>
          </table:table-cell>
          <table:table-cell table:formula="of:=AVERAGE([.E645:.F64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816</text:p>
          </table:table-cell>
          <table:table-cell table:formula="of:=AVERAGE([.G646:.H646])" office:value-type="float" office:value="0" calcext:value-type="float">
            <text:p>0</text:p>
          </table:table-cell>
          <table:table-cell table:formula="of:=AVERAGE([.E646:.F646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290</text:p>
          </table:table-cell>
          <table:table-cell table:formula="of:=AVERAGE([.G647:.H647])" office:value-type="float" office:value="0" calcext:value-type="float">
            <text:p>0</text:p>
          </table:table-cell>
          <table:table-cell table:formula="of:=AVERAGE([.E647:.F64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85</text:p>
          </table:table-cell>
          <table:table-cell table:formula="of:=AVERAGE([.G648:.H648])" office:value-type="float" office:value="0" calcext:value-type="float">
            <text:p>0</text:p>
          </table:table-cell>
          <table:table-cell table:formula="of:=AVERAGE([.E648:.F648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636</text:p>
          </table:table-cell>
          <table:table-cell table:formula="of:=AVERAGE([.G649:.H649])" office:value-type="float" office:value="0" calcext:value-type="float">
            <text:p>0</text:p>
          </table:table-cell>
          <table:table-cell table:formula="of:=AVERAGE([.E649:.F649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013</text:p>
          </table:table-cell>
          <table:table-cell table:formula="of:=AVERAGE([.G650:.H650])" office:value-type="float" office:value="0" calcext:value-type="float">
            <text:p>0</text:p>
          </table:table-cell>
          <table:table-cell table:formula="of:=AVERAGE([.E650:.F65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219</text:p>
          </table:table-cell>
          <table:table-cell table:formula="of:=AVERAGE([.G651:.H651])" office:value-type="float" office:value="0" calcext:value-type="float">
            <text:p>0</text:p>
          </table:table-cell>
          <table:table-cell table:formula="of:=AVERAGE([.E651:.F651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423</text:p>
          </table:table-cell>
          <table:table-cell table:formula="of:=AVERAGE([.G652:.H652])" office:value-type="float" office:value="0" calcext:value-type="float">
            <text:p>0</text:p>
          </table:table-cell>
          <table:table-cell table:formula="of:=AVERAGE([.E652:.F652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3066</text:p>
          </table:table-cell>
          <table:table-cell table:formula="of:=AVERAGE([.G653:.H653])" office:value-type="float" office:value="0" calcext:value-type="float">
            <text:p>0</text:p>
          </table:table-cell>
          <table:table-cell table:formula="of:=AVERAGE([.E653:.F65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024</text:p>
          </table:table-cell>
          <table:table-cell table:formula="of:=AVERAGE([.G654:.H654])" office:value-type="float" office:value="0" calcext:value-type="float">
            <text:p>0</text:p>
          </table:table-cell>
          <table:table-cell table:formula="of:=AVERAGE([.E654:.F65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547</text:p>
          </table:table-cell>
          <table:table-cell table:formula="of:=AVERAGE([.G655:.H655])" office:value-type="float" office:value="0" calcext:value-type="float">
            <text:p>0</text:p>
          </table:table-cell>
          <table:table-cell table:formula="of:=AVERAGE([.E655:.F655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4179</text:p>
          </table:table-cell>
          <table:table-cell table:formula="of:=AVERAGE([.G656:.H656])" office:value-type="float" office:value="0" calcext:value-type="float">
            <text:p>0</text:p>
          </table:table-cell>
          <table:table-cell table:formula="of:=AVERAGE([.E656:.F656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7009</text:p>
          </table:table-cell>
          <table:table-cell table:formula="of:=AVERAGE([.G657:.H657])" office:value-type="float" office:value="0" calcext:value-type="float">
            <text:p>0</text:p>
          </table:table-cell>
          <table:table-cell table:formula="of:=AVERAGE([.E657:.F65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6411</text:p>
          </table:table-cell>
          <table:table-cell table:formula="of:=AVERAGE([.G658:.H658])" office:value-type="float" office:value="0" calcext:value-type="float">
            <text:p>0</text:p>
          </table:table-cell>
          <table:table-cell table:formula="of:=AVERAGE([.E658:.F658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480</text:p>
          </table:table-cell>
          <table:table-cell table:formula="of:=AVERAGE([.G659:.H659])" office:value-type="float" office:value="0" calcext:value-type="float">
            <text:p>0</text:p>
          </table:table-cell>
          <table:table-cell table:formula="of:=AVERAGE([.E659:.F659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02</text:p>
          </table:table-cell>
          <table:table-cell table:formula="of:=AVERAGE([.G660:.H660])" office:value-type="float" office:value="0" calcext:value-type="float">
            <text:p>0</text:p>
          </table:table-cell>
          <table:table-cell table:formula="of:=AVERAGE([.E660:.F660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390</text:p>
          </table:table-cell>
          <table:table-cell table:formula="of:=AVERAGE([.G661:.H661])" office:value-type="float" office:value="0" calcext:value-type="float">
            <text:p>0</text:p>
          </table:table-cell>
          <table:table-cell table:formula="of:=AVERAGE([.E661:.F661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726</text:p>
          </table:table-cell>
          <table:table-cell table:formula="of:=AVERAGE([.G662:.H662])" office:value-type="float" office:value="0" calcext:value-type="float">
            <text:p>0</text:p>
          </table:table-cell>
          <table:table-cell table:formula="of:=AVERAGE([.E662:.F662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83</text:p>
          </table:table-cell>
          <table:table-cell table:formula="of:=AVERAGE([.G663:.H663])" office:value-type="float" office:value="0" calcext:value-type="float">
            <text:p>0</text:p>
          </table:table-cell>
          <table:table-cell table:formula="of:=AVERAGE([.E663:.F66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953</text:p>
          </table:table-cell>
          <table:table-cell table:formula="of:=AVERAGE([.G664:.H664])" office:value-type="float" office:value="0" calcext:value-type="float">
            <text:p>0</text:p>
          </table:table-cell>
          <table:table-cell table:formula="of:=AVERAGE([.E664:.F66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915</text:p>
          </table:table-cell>
          <table:table-cell table:formula="of:=AVERAGE([.G665:.H665])" office:value-type="float" office:value="0" calcext:value-type="float">
            <text:p>0</text:p>
          </table:table-cell>
          <table:table-cell table:formula="of:=AVERAGE([.E665:.F665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204</text:p>
          </table:table-cell>
          <table:table-cell table:formula="of:=AVERAGE([.G666:.H666])" office:value-type="float" office:value="0" calcext:value-type="float">
            <text:p>0</text:p>
          </table:table-cell>
          <table:table-cell table:formula="of:=AVERAGE([.E666:.F666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5132</text:p>
          </table:table-cell>
          <table:table-cell table:formula="of:=AVERAGE([.G667:.H667])" office:value-type="float" office:value="0" calcext:value-type="float">
            <text:p>0</text:p>
          </table:table-cell>
          <table:table-cell table:formula="of:=AVERAGE([.E667:.F667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465</text:p>
          </table:table-cell>
          <table:table-cell table:formula="of:=AVERAGE([.G668:.H668])" office:value-type="float" office:value="0" calcext:value-type="float">
            <text:p>0</text:p>
          </table:table-cell>
          <table:table-cell table:formula="of:=AVERAGE([.E668:.F668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321</text:p>
          </table:table-cell>
          <table:table-cell table:formula="of:=AVERAGE([.G669:.H669])" office:value-type="float" office:value="0" calcext:value-type="float">
            <text:p>0</text:p>
          </table:table-cell>
          <table:table-cell table:formula="of:=AVERAGE([.E669:.F669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51090</text:p>
          </table:table-cell>
          <table:table-cell table:formula="of:=AVERAGE([.G670:.H670])" office:value-type="float" office:value="0" calcext:value-type="float">
            <text:p>0</text:p>
          </table:table-cell>
          <table:table-cell table:formula="of:=AVERAGE([.E670:.F670]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833</text:p>
          </table:table-cell>
          <table:table-cell table:formula="of:=AVERAGE([.G671:.H671])" office:value-type="float" office:value="0" calcext:value-type="float">
            <text:p>0</text:p>
          </table:table-cell>
          <table:table-cell table:formula="of:=AVERAGE([.E671:.F671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820</text:p>
          </table:table-cell>
          <table:table-cell table:formula="of:=AVERAGE([.G672:.H672])" office:value-type="float" office:value="0" calcext:value-type="float">
            <text:p>0</text:p>
          </table:table-cell>
          <table:table-cell table:formula="of:=AVERAGE([.E672:.F672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650</text:p>
          </table:table-cell>
          <table:table-cell table:formula="of:=AVERAGE([.G673:.H673])" office:value-type="float" office:value="0" calcext:value-type="float">
            <text:p>0</text:p>
          </table:table-cell>
          <table:table-cell table:formula="of:=AVERAGE([.E673:.F673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0072</text:p>
          </table:table-cell>
          <table:table-cell table:formula="of:=AVERAGE([.G674:.H674])" office:value-type="float" office:value="0" calcext:value-type="float">
            <text:p>0</text:p>
          </table:table-cell>
          <table:table-cell table:formula="of:=AVERAGE([.E674:.F674])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71766</text:p>
          </table:table-cell>
          <table:table-cell table:formula="of:=AVERAGE([.G675:.H675])" office:value-type="float" office:value="0" calcext:value-type="float">
            <text:p>0</text:p>
          </table:table-cell>
          <table:table-cell table:formula="of:=AVERAGE([.E675:.F675])"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8280</text:p>
          </table:table-cell>
          <table:table-cell table:formula="of:=AVERAGE([.G676:.H676])" office:value-type="float" office:value="0" calcext:value-type="float">
            <text:p>0</text:p>
          </table:table-cell>
          <table:table-cell table:formula="of:=AVERAGE([.E676:.F676])"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1145</text:p>
          </table:table-cell>
          <table:table-cell table:formula="of:=AVERAGE([.G677:.H677])" office:value-type="float" office:value="0" calcext:value-type="float">
            <text:p>0</text:p>
          </table:table-cell>
          <table:table-cell table:formula="of:=AVERAGE([.E677:.F677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6485</text:p>
          </table:table-cell>
          <table:table-cell table:formula="of:=AVERAGE([.G678:.H678])" office:value-type="float" office:value="0" calcext:value-type="float">
            <text:p>0</text:p>
          </table:table-cell>
          <table:table-cell table:formula="of:=AVERAGE([.E678:.F678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0508</text:p>
          </table:table-cell>
          <table:table-cell table:formula="of:=AVERAGE([.G679:.H679])" office:value-type="float" office:value="0" calcext:value-type="float">
            <text:p>0</text:p>
          </table:table-cell>
          <table:table-cell table:formula="of:=AVERAGE([.E679:.F679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030</text:p>
          </table:table-cell>
          <table:table-cell table:formula="of:=AVERAGE([.G680:.H680])" office:value-type="float" office:value="0" calcext:value-type="float">
            <text:p>0</text:p>
          </table:table-cell>
          <table:table-cell table:formula="of:=AVERAGE([.E680:.F68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5012</text:p>
          </table:table-cell>
          <table:table-cell table:formula="of:=AVERAGE([.G681:.H681])" office:value-type="float" office:value="0" calcext:value-type="float">
            <text:p>0</text:p>
          </table:table-cell>
          <table:table-cell table:formula="of:=AVERAGE([.E681:.F681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042</text:p>
          </table:table-cell>
          <table:table-cell table:formula="of:=AVERAGE([.G682:.H682])" office:value-type="float" office:value="0" calcext:value-type="float">
            <text:p>0</text:p>
          </table:table-cell>
          <table:table-cell table:formula="of:=AVERAGE([.E682:.F682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9064</text:p>
          </table:table-cell>
          <table:table-cell table:formula="of:=AVERAGE([.G683:.H683])" office:value-type="float" office:value="0" calcext:value-type="float">
            <text:p>0</text:p>
          </table:table-cell>
          <table:table-cell table:formula="of:=AVERAGE([.E683:.F683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0122</text:p>
          </table:table-cell>
          <table:table-cell table:formula="of:=AVERAGE([.G684:.H684])" office:value-type="float" office:value="0" calcext:value-type="float">
            <text:p>0</text:p>
          </table:table-cell>
          <table:table-cell table:formula="of:=AVERAGE([.E684:.F684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0418</text:p>
          </table:table-cell>
          <table:table-cell table:formula="of:=AVERAGE([.G685:.H685])" office:value-type="float" office:value="0" calcext:value-type="float">
            <text:p>0</text:p>
          </table:table-cell>
          <table:table-cell table:formula="of:=AVERAGE([.E685:.F685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42246</text:p>
          </table:table-cell>
          <table:table-cell table:formula="of:=AVERAGE([.G686:.H686])" office:value-type="float" office:value="0" calcext:value-type="float">
            <text:p>0</text:p>
          </table:table-cell>
          <table:table-cell table:formula="of:=AVERAGE([.E686:.F686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6378</text:p>
          </table:table-cell>
          <table:table-cell table:formula="of:=AVERAGE([.G687:.H687])" office:value-type="float" office:value="0" calcext:value-type="float">
            <text:p>0</text:p>
          </table:table-cell>
          <table:table-cell table:formula="of:=AVERAGE([.E687:.F687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3198</text:p>
          </table:table-cell>
          <table:table-cell table:formula="of:=AVERAGE([.G688:.H688])" office:value-type="float" office:value="0" calcext:value-type="float">
            <text:p>0</text:p>
          </table:table-cell>
          <table:table-cell table:formula="of:=AVERAGE([.E688:.F688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98655</text:p>
          </table:table-cell>
          <table:table-cell table:formula="of:=AVERAGE([.G689:.H689])" office:value-type="float" office:value="0" calcext:value-type="float">
            <text:p>0</text:p>
          </table:table-cell>
          <table:table-cell table:formula="of:=AVERAGE([.E689:.F689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1682</text:p>
          </table:table-cell>
          <table:table-cell table:formula="of:=AVERAGE([.G690:.H690])" office:value-type="float" office:value="0" calcext:value-type="float">
            <text:p>0</text:p>
          </table:table-cell>
          <table:table-cell table:formula="of:=AVERAGE([.E690:.F690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09611</text:p>
          </table:table-cell>
          <table:table-cell table:formula="of:=AVERAGE([.G691:.H691])" office:value-type="float" office:value="0" calcext:value-type="float">
            <text:p>0</text:p>
          </table:table-cell>
          <table:table-cell table:formula="of:=AVERAGE([.E691:.F691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39694</text:p>
          </table:table-cell>
          <table:table-cell table:formula="of:=AVERAGE([.G692:.H692])" office:value-type="float" office:value="0" calcext:value-type="float">
            <text:p>0</text:p>
          </table:table-cell>
          <table:table-cell table:formula="of:=AVERAGE([.E692:.F692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tp://purl.obolibrary.org/obo/GO_0018149</text:p>
          </table:table-cell>
          <table:table-cell table:formula="of:=AVERAGE([.G693:.H693])" office:value-type="float" office:value="0" calcext:value-type="float">
            <text:p>0</text:p>
          </table:table-cell>
          <table:table-cell table:formula="of:=AVERAGE([.E693:.F693])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5:07:58.68024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0:52:34.788347955</meta:creation-date>
    <dc:date>2018-02-11T17:13:55.501881226</dc:date>
    <meta:editing-duration>PT1H4M41S</meta:editing-duration>
    <meta:editing-cycles>4</meta:editing-cycles>
    <meta:generator>LibreOffice/5.1.6.2$Linux_X86_64 LibreOffice_project/10m0$Build-2</meta:generator>
    <meta:document-statistic meta:table-count="1" meta:cell-count="4851" meta:object-count="0"/>
  </office:meta>
</office:document-meta>
</file>